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1.1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eltaT</text:p>
          </table:table-cell>
          <table:table-cell office:value-type="string" calcext:value-type="string">
            <text:p>change in delta T</text:p>
          </table:table-cell>
          <table:table-cell office:value-type="string" calcext:value-type="string">
            <text:p>seconds per year</text:p>
          </table:table-cell>
          <table:table-cell office:value-type="string" calcext:value-type="string">
            <text:p>Delta TAI</text:p>
          </table:table-cell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formula="of:=12.8*60*60" office:value-type="float" office:value="46080" calcext:value-type="float">
            <text:p>46080</text:p>
          </table:table-cell>
          <table:table-cell table:number-columns-repeated="2"/>
          <table:table-cell table:formula="of:=[.B2]-[.B$225]" office:value-type="float" office:value="46047.97" calcext:value-type="float">
            <text:p>46047.97</text:p>
          </table:table-cell>
        </table:table-row>
        <table:table-row table:style-name="ro1">
          <table:table-cell office:value-type="float" office:value="-1900" calcext:value-type="float">
            <text:p>-1900</text:p>
          </table:table-cell>
          <table:table-cell table:formula="of:=12.1*60*60" office:value-type="float" office:value="43560" calcext:value-type="float">
            <text:p>43560</text:p>
          </table:table-cell>
          <table:table-cell table:formula="of:=[.B3]-[.B2]" office:value-type="float" office:value="-2520" calcext:value-type="float">
            <text:p>-2520</text:p>
          </table:table-cell>
          <table:table-cell table:formula="of:=[.C3]/([.A3]-[.A2])" office:value-type="float" office:value="-25.2" calcext:value-type="float">
            <text:p>-25.20</text:p>
          </table:table-cell>
          <table:table-cell table:formula="of:=[.B3]-[.B$225]" office:value-type="float" office:value="43527.97" calcext:value-type="float">
            <text:p>43527.97</text:p>
          </table:table-cell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formula="of:=11.4*60*60" office:value-type="float" office:value="41040" calcext:value-type="float">
            <text:p>41040</text:p>
          </table:table-cell>
          <table:table-cell table:formula="of:=[.B4]-[.B3]" office:value-type="float" office:value="-2520" calcext:value-type="float">
            <text:p>-2520</text:p>
          </table:table-cell>
          <table:table-cell table:formula="of:=[.C4]/([.A4]-[.A3])" office:value-type="float" office:value="-25.2" calcext:value-type="float">
            <text:p>-25.20</text:p>
          </table:table-cell>
          <table:table-cell table:formula="of:=[.B4]-[.B$225]" office:value-type="float" office:value="41007.97" calcext:value-type="float">
            <text:p>41007.97</text:p>
          </table:table-cell>
        </table:table-row>
        <table:table-row table:style-name="ro1">
          <table:table-cell office:value-type="float" office:value="-1700" calcext:value-type="float">
            <text:p>-1700</text:p>
          </table:table-cell>
          <table:table-cell table:formula="of:=10.8*60*60" office:value-type="float" office:value="38880" calcext:value-type="float">
            <text:p>38880</text:p>
          </table:table-cell>
          <table:table-cell table:formula="of:=[.B5]-[.B4]" office:value-type="float" office:value="-2160" calcext:value-type="float">
            <text:p>-2160</text:p>
          </table:table-cell>
          <table:table-cell table:formula="of:=[.C5]/([.A5]-[.A4])" office:value-type="float" office:value="-21.6" calcext:value-type="float">
            <text:p>-21.60</text:p>
          </table:table-cell>
          <table:table-cell table:formula="of:=[.B5]-[.B$225]" office:value-type="float" office:value="38847.97" calcext:value-type="float">
            <text:p>38847.97</text:p>
          </table:table-cell>
        </table:table-row>
        <table:table-row table:style-name="ro1">
          <table:table-cell office:value-type="float" office:value="-1600" calcext:value-type="float">
            <text:p>-1600</text:p>
          </table:table-cell>
          <table:table-cell table:formula="of:=10.2*60*60" office:value-type="float" office:value="36720" calcext:value-type="float">
            <text:p>36720</text:p>
          </table:table-cell>
          <table:table-cell table:formula="of:=[.B6]-[.B5]" office:value-type="float" office:value="-2160" calcext:value-type="float">
            <text:p>-2160</text:p>
          </table:table-cell>
          <table:table-cell table:formula="of:=[.C6]/([.A6]-[.A5])" office:value-type="float" office:value="-21.6" calcext:value-type="float">
            <text:p>-21.60</text:p>
          </table:table-cell>
          <table:table-cell table:formula="of:=[.B6]-[.B$225]" office:value-type="float" office:value="36687.97" calcext:value-type="float">
            <text:p>36687.97</text:p>
          </table:table-cell>
        </table:table-row>
        <table:table-row table:style-name="ro1">
          <table:table-cell office:value-type="float" office:value="-1500" calcext:value-type="float">
            <text:p>-1500</text:p>
          </table:table-cell>
          <table:table-cell table:formula="of:=9.7*60*60" office:value-type="float" office:value="34920" calcext:value-type="float">
            <text:p>34920</text:p>
          </table:table-cell>
          <table:table-cell table:formula="of:=[.B7]-[.B6]" office:value-type="float" office:value="-1800" calcext:value-type="float">
            <text:p>-1800</text:p>
          </table:table-cell>
          <table:table-cell table:formula="of:=[.C7]/([.A7]-[.A6])" office:value-type="float" office:value="-18" calcext:value-type="float">
            <text:p>-18.00</text:p>
          </table:table-cell>
          <table:table-cell table:formula="of:=[.B7]-[.B$225]" office:value-type="float" office:value="34887.97" calcext:value-type="float">
            <text:p>34887.97</text:p>
          </table:table-cell>
        </table:table-row>
        <table:table-row table:style-name="ro1">
          <table:table-cell office:value-type="float" office:value="-1400" calcext:value-type="float">
            <text:p>-1400</text:p>
          </table:table-cell>
          <table:table-cell table:formula="of:=9.1*60*60" office:value-type="float" office:value="32760" calcext:value-type="float">
            <text:p>32760</text:p>
          </table:table-cell>
          <table:table-cell table:formula="of:=[.B8]-[.B7]" office:value-type="float" office:value="-2160" calcext:value-type="float">
            <text:p>-2160</text:p>
          </table:table-cell>
          <table:table-cell table:formula="of:=[.C8]/([.A8]-[.A7])" office:value-type="float" office:value="-21.6" calcext:value-type="float">
            <text:p>-21.60</text:p>
          </table:table-cell>
          <table:table-cell table:formula="of:=[.B8]-[.B$225]" office:value-type="float" office:value="32727.97" calcext:value-type="float">
            <text:p>32727.97</text:p>
          </table:table-cell>
        </table:table-row>
        <table:table-row table:style-name="ro1">
          <table:table-cell office:value-type="float" office:value="-1300" calcext:value-type="float">
            <text:p>-1300</text:p>
          </table:table-cell>
          <table:table-cell table:formula="of:=8.6*60*60" office:value-type="float" office:value="30960" calcext:value-type="float">
            <text:p>30960</text:p>
          </table:table-cell>
          <table:table-cell table:formula="of:=[.B9]-[.B8]" office:value-type="float" office:value="-1800" calcext:value-type="float">
            <text:p>-1800</text:p>
          </table:table-cell>
          <table:table-cell table:formula="of:=[.C9]/([.A9]-[.A8])" office:value-type="float" office:value="-18" calcext:value-type="float">
            <text:p>-18.00</text:p>
          </table:table-cell>
          <table:table-cell table:formula="of:=[.B9]-[.B$225]" office:value-type="float" office:value="30927.97" calcext:value-type="float">
            <text:p>30927.97</text:p>
          </table:table-cell>
        </table:table-row>
        <table:table-row table:style-name="ro1">
          <table:table-cell office:value-type="float" office:value="-1200" calcext:value-type="float">
            <text:p>-1200</text:p>
          </table:table-cell>
          <table:table-cell table:formula="of:=8.1*60*60" office:value-type="float" office:value="29160" calcext:value-type="float">
            <text:p>29160</text:p>
          </table:table-cell>
          <table:table-cell table:formula="of:=[.B10]-[.B9]" office:value-type="float" office:value="-1800" calcext:value-type="float">
            <text:p>-1800</text:p>
          </table:table-cell>
          <table:table-cell table:formula="of:=[.C10]/([.A10]-[.A9])" office:value-type="float" office:value="-18" calcext:value-type="float">
            <text:p>-18.00</text:p>
          </table:table-cell>
          <table:table-cell table:formula="of:=[.B10]-[.B$225]" office:value-type="float" office:value="29127.97" calcext:value-type="float">
            <text:p>29127.97</text:p>
          </table:table-cell>
        </table:table-row>
        <table:table-row table:style-name="ro1">
          <table:table-cell office:value-type="float" office:value="-1100" calcext:value-type="float">
            <text:p>-1100</text:p>
          </table:table-cell>
          <table:table-cell table:formula="of:=7.6*60*60" office:value-type="float" office:value="27360" calcext:value-type="float">
            <text:p>27360</text:p>
          </table:table-cell>
          <table:table-cell table:formula="of:=[.B11]-[.B10]" office:value-type="float" office:value="-1800" calcext:value-type="float">
            <text:p>-1800</text:p>
          </table:table-cell>
          <table:table-cell table:formula="of:=[.C11]/([.A11]-[.A10])" office:value-type="float" office:value="-18" calcext:value-type="float">
            <text:p>-18.00</text:p>
          </table:table-cell>
          <table:table-cell table:formula="of:=[.B11]-[.B$225]" office:value-type="float" office:value="27327.97" calcext:value-type="float">
            <text:p>27327.97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formula="of:=7.1*60*60" office:value-type="float" office:value="25560" calcext:value-type="float">
            <text:p>25560</text:p>
          </table:table-cell>
          <table:table-cell table:formula="of:=[.B12]-[.B11]" office:value-type="float" office:value="-1800" calcext:value-type="float">
            <text:p>-1800</text:p>
          </table:table-cell>
          <table:table-cell table:formula="of:=[.C12]/([.A12]-[.A11])" office:value-type="float" office:value="-18" calcext:value-type="float">
            <text:p>-18.00</text:p>
          </table:table-cell>
          <table:table-cell table:formula="of:=[.B12]-[.B$225]" office:value-type="float" office:value="25527.97" calcext:value-type="float">
            <text:p>25527.97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table:formula="of:=6.6*60*60" office:value-type="float" office:value="23760" calcext:value-type="float">
            <text:p>23760</text:p>
          </table:table-cell>
          <table:table-cell table:formula="of:=[.B13]-[.B12]" office:value-type="float" office:value="-1800" calcext:value-type="float">
            <text:p>-1800</text:p>
          </table:table-cell>
          <table:table-cell table:formula="of:=[.C13]/([.A13]-[.A12])" office:value-type="float" office:value="-18" calcext:value-type="float">
            <text:p>-18.00</text:p>
          </table:table-cell>
          <table:table-cell table:formula="of:=[.B13]-[.B$225]" office:value-type="float" office:value="23727.97" calcext:value-type="float">
            <text:p>23727.97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table:formula="of:=6.1*60*60" office:value-type="float" office:value="21960" calcext:value-type="float">
            <text:p>21960</text:p>
          </table:table-cell>
          <table:table-cell table:formula="of:=[.B14]-[.B13]" office:value-type="float" office:value="-1800" calcext:value-type="float">
            <text:p>-1800</text:p>
          </table:table-cell>
          <table:table-cell table:formula="of:=[.C14]/([.A14]-[.A13])" office:value-type="float" office:value="-18" calcext:value-type="float">
            <text:p>-18.00</text:p>
          </table:table-cell>
          <table:table-cell table:formula="of:=[.B14]-[.B$225]" office:value-type="float" office:value="21927.97" calcext:value-type="float">
            <text:p>21927.97</text:p>
          </table:table-cell>
        </table:table-row>
        <table:table-row table:style-name="ro1">
          <table:table-cell office:value-type="float" office:value="-720" calcext:value-type="float">
            <text:p>-720</text:p>
          </table:table-cell>
          <table:table-cell office:value-type="float" office:value="20370" calcext:value-type="float">
            <text:p>20370</text:p>
          </table:table-cell>
          <table:table-cell table:formula="of:=[.B15]-[.B14]" office:value-type="float" office:value="-1590" calcext:value-type="float">
            <text:p>-1590</text:p>
          </table:table-cell>
          <table:table-cell table:formula="of:=[.C15]/([.A15]-[.A14])" office:value-type="float" office:value="-19.875" calcext:value-type="float">
            <text:p>-19.88</text:p>
          </table:table-cell>
          <table:table-cell table:formula="of:=[.B15]-[.B$225]" office:value-type="float" office:value="20337.97" calcext:value-type="float">
            <text:p>20337.97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20050" calcext:value-type="float">
            <text:p>20050</text:p>
          </table:table-cell>
          <table:table-cell table:formula="of:=[.B16]-[.B15]" office:value-type="float" office:value="-320" calcext:value-type="float">
            <text:p>-320</text:p>
          </table:table-cell>
          <table:table-cell table:formula="of:=[.C16]/([.A16]-[.A15])" office:value-type="float" office:value="-16" calcext:value-type="float">
            <text:p>-16.00</text:p>
          </table:table-cell>
          <table:table-cell table:formula="of:=[.B16]-[.B$225]" office:value-type="float" office:value="20017.97" calcext:value-type="float">
            <text:p>20017.97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18470" calcext:value-type="float">
            <text:p>18470</text:p>
          </table:table-cell>
          <table:table-cell table:formula="of:=[.B17]-[.B16]" office:value-type="float" office:value="-1580" calcext:value-type="float">
            <text:p>-1580</text:p>
          </table:table-cell>
          <table:table-cell table:formula="of:=[.C17]/([.A17]-[.A16])" office:value-type="float" office:value="-15.8" calcext:value-type="float">
            <text:p>-15.80</text:p>
          </table:table-cell>
          <table:table-cell table:formula="of:=[.B17]-[.B$225]" office:value-type="float" office:value="18437.97" calcext:value-type="float">
            <text:p>18437.97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16940" calcext:value-type="float">
            <text:p>16940</text:p>
          </table:table-cell>
          <table:table-cell table:formula="of:=[.B18]-[.B17]" office:value-type="float" office:value="-1530" calcext:value-type="float">
            <text:p>-1530</text:p>
          </table:table-cell>
          <table:table-cell table:formula="of:=[.C18]/([.A18]-[.A17])" office:value-type="float" office:value="-15.3" calcext:value-type="float">
            <text:p>-15.30</text:p>
          </table:table-cell>
          <table:table-cell table:formula="of:=[.B18]-[.B$225]" office:value-type="float" office:value="16907.97" calcext:value-type="float">
            <text:p>16907.97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5470" calcext:value-type="float">
            <text:p>15470</text:p>
          </table:table-cell>
          <table:table-cell table:formula="of:=[.B19]-[.B18]" office:value-type="float" office:value="-1470" calcext:value-type="float">
            <text:p>-1470</text:p>
          </table:table-cell>
          <table:table-cell table:formula="of:=[.C19]/([.A19]-[.A18])" office:value-type="float" office:value="-14.7" calcext:value-type="float">
            <text:p>-14.70</text:p>
          </table:table-cell>
          <table:table-cell table:formula="of:=[.B19]-[.B$225]" office:value-type="float" office:value="15437.97" calcext:value-type="float">
            <text:p>15437.97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4080" calcext:value-type="float">
            <text:p>14080</text:p>
          </table:table-cell>
          <table:table-cell table:formula="of:=[.B20]-[.B19]" office:value-type="float" office:value="-1390" calcext:value-type="float">
            <text:p>-1390</text:p>
          </table:table-cell>
          <table:table-cell table:formula="of:=[.C20]/([.A20]-[.A19])" office:value-type="float" office:value="-13.9" calcext:value-type="float">
            <text:p>-13.90</text:p>
          </table:table-cell>
          <table:table-cell table:formula="of:=[.B20]-[.B$225]" office:value-type="float" office:value="14047.97" calcext:value-type="float">
            <text:p>14047.97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2770" calcext:value-type="float">
            <text:p>12770</text:p>
          </table:table-cell>
          <table:table-cell table:formula="of:=[.B21]-[.B20]" office:value-type="float" office:value="-1310" calcext:value-type="float">
            <text:p>-1310</text:p>
          </table:table-cell>
          <table:table-cell table:formula="of:=[.C21]/([.A21]-[.A20])" office:value-type="float" office:value="-13.1" calcext:value-type="float">
            <text:p>-13.10</text:p>
          </table:table-cell>
          <table:table-cell table:formula="of:=[.B21]-[.B$225]" office:value-type="float" office:value="12737.97" calcext:value-type="float">
            <text:p>12737.97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1560" calcext:value-type="float">
            <text:p>11560</text:p>
          </table:table-cell>
          <table:table-cell table:formula="of:=[.B22]-[.B21]" office:value-type="float" office:value="-1210" calcext:value-type="float">
            <text:p>-1210</text:p>
          </table:table-cell>
          <table:table-cell table:formula="of:=[.C22]/([.A22]-[.A21])" office:value-type="float" office:value="-12.1" calcext:value-type="float">
            <text:p>-12.10</text:p>
          </table:table-cell>
          <table:table-cell table:formula="of:=[.B22]-[.B$225]" office:value-type="float" office:value="11527.97" calcext:value-type="float">
            <text:p>11527.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0" calcext:value-type="float">
            <text:p>10440</text:p>
          </table:table-cell>
          <table:table-cell table:formula="of:=[.B23]-[.B22]" office:value-type="float" office:value="-1120" calcext:value-type="float">
            <text:p>-1120</text:p>
          </table:table-cell>
          <table:table-cell table:formula="of:=[.C23]/([.A23]-[.A22])" office:value-type="float" office:value="-11.2" calcext:value-type="float">
            <text:p>-11.20</text:p>
          </table:table-cell>
          <table:table-cell table:formula="of:=[.B23]-[.B$225]" office:value-type="float" office:value="10407.97" calcext:value-type="float">
            <text:p>10407.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10" calcext:value-type="float">
            <text:p>9410</text:p>
          </table:table-cell>
          <table:table-cell table:formula="of:=[.B24]-[.B23]" office:value-type="float" office:value="-1030" calcext:value-type="float">
            <text:p>-1030</text:p>
          </table:table-cell>
          <table:table-cell table:formula="of:=[.C24]/([.A24]-[.A23])" office:value-type="float" office:value="-10.3" calcext:value-type="float">
            <text:p>-10.30</text:p>
          </table:table-cell>
          <table:table-cell table:formula="of:=[.B24]-[.B$225]" office:value-type="float" office:value="9377.97" calcext:value-type="float">
            <text:p>9377.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20" calcext:value-type="float">
            <text:p>8420</text:p>
          </table:table-cell>
          <table:table-cell table:formula="of:=[.B25]-[.B24]" office:value-type="float" office:value="-990" calcext:value-type="float">
            <text:p>-990</text:p>
          </table:table-cell>
          <table:table-cell table:formula="of:=[.C25]/([.A25]-[.A24])" office:value-type="float" office:value="-9.9" calcext:value-type="float">
            <text:p>-9.90</text:p>
          </table:table-cell>
          <table:table-cell table:formula="of:=[.B25]-[.B$225]" office:value-type="float" office:value="8387.97" calcext:value-type="float">
            <text:p>8387.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480" calcext:value-type="float">
            <text:p>7480</text:p>
          </table:table-cell>
          <table:table-cell table:formula="of:=[.B26]-[.B25]" office:value-type="float" office:value="-940" calcext:value-type="float">
            <text:p>-940</text:p>
          </table:table-cell>
          <table:table-cell table:formula="of:=[.C26]/([.A26]-[.A25])" office:value-type="float" office:value="-9.4" calcext:value-type="float">
            <text:p>-9.40</text:p>
          </table:table-cell>
          <table:table-cell table:formula="of:=[.B26]-[.B$225]" office:value-type="float" office:value="7447.97" calcext:value-type="float">
            <text:p>7447.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40" calcext:value-type="float">
            <text:p>6540</text:p>
          </table:table-cell>
          <table:table-cell table:formula="of:=[.B27]-[.B26]" office:value-type="float" office:value="-940" calcext:value-type="float">
            <text:p>-940</text:p>
          </table:table-cell>
          <table:table-cell table:formula="of:=[.C27]/([.A27]-[.A26])" office:value-type="float" office:value="-9.4" calcext:value-type="float">
            <text:p>-9.40</text:p>
          </table:table-cell>
          <table:table-cell table:formula="of:=[.B27]-[.B$225]" office:value-type="float" office:value="6507.97" calcext:value-type="float">
            <text:p>6507.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90" calcext:value-type="float">
            <text:p>5590</text:p>
          </table:table-cell>
          <table:table-cell table:formula="of:=[.B28]-[.B27]" office:value-type="float" office:value="-950" calcext:value-type="float">
            <text:p>-950</text:p>
          </table:table-cell>
          <table:table-cell table:formula="of:=[.C28]/([.A28]-[.A27])" office:value-type="float" office:value="-9.5" calcext:value-type="float">
            <text:p>-9.50</text:p>
          </table:table-cell>
          <table:table-cell table:formula="of:=[.B28]-[.B$225]" office:value-type="float" office:value="5557.97" calcext:value-type="float">
            <text:p>5557.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650" calcext:value-type="float">
            <text:p>4650</text:p>
          </table:table-cell>
          <table:table-cell table:formula="of:=[.B29]-[.B28]" office:value-type="float" office:value="-940" calcext:value-type="float">
            <text:p>-940</text:p>
          </table:table-cell>
          <table:table-cell table:formula="of:=[.C29]/([.A29]-[.A28])" office:value-type="float" office:value="-9.4" calcext:value-type="float">
            <text:p>-9.40</text:p>
          </table:table-cell>
          <table:table-cell table:formula="of:=[.B29]-[.B$225]" office:value-type="float" office:value="4617.97" calcext:value-type="float">
            <text:p>4617.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60" calcext:value-type="float">
            <text:p>3760</text:p>
          </table:table-cell>
          <table:table-cell table:formula="of:=[.B30]-[.B29]" office:value-type="float" office:value="-890" calcext:value-type="float">
            <text:p>-890</text:p>
          </table:table-cell>
          <table:table-cell table:formula="of:=[.C30]/([.A30]-[.A29])" office:value-type="float" office:value="-8.9" calcext:value-type="float">
            <text:p>-8.90</text:p>
          </table:table-cell>
          <table:table-cell table:formula="of:=[.B30]-[.B$225]" office:value-type="float" office:value="3727.97" calcext:value-type="float">
            <text:p>3727.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40" calcext:value-type="float">
            <text:p>2940</text:p>
          </table:table-cell>
          <table:table-cell table:formula="of:=[.B31]-[.B30]" office:value-type="float" office:value="-820" calcext:value-type="float">
            <text:p>-820</text:p>
          </table:table-cell>
          <table:table-cell table:formula="of:=[.C31]/([.A31]-[.A30])" office:value-type="float" office:value="-8.2" calcext:value-type="float">
            <text:p>-8.20</text:p>
          </table:table-cell>
          <table:table-cell table:formula="of:=[.B31]-[.B$225]" office:value-type="float" office:value="2907.97" calcext:value-type="float">
            <text:p>2907.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30" calcext:value-type="float">
            <text:p>2230</text:p>
          </table:table-cell>
          <table:table-cell table:formula="of:=[.B32]-[.B31]" office:value-type="float" office:value="-710" calcext:value-type="float">
            <text:p>-710</text:p>
          </table:table-cell>
          <table:table-cell table:formula="of:=[.C32]/([.A32]-[.A31])" office:value-type="float" office:value="-7.1" calcext:value-type="float">
            <text:p>-7.10</text:p>
          </table:table-cell>
          <table:table-cell table:formula="of:=[.B32]-[.B$225]" office:value-type="float" office:value="2197.97" calcext:value-type="float">
            <text:p>2197.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50" calcext:value-type="float">
            <text:p>1650</text:p>
          </table:table-cell>
          <table:table-cell table:formula="of:=[.B33]-[.B32]" office:value-type="float" office:value="-580" calcext:value-type="float">
            <text:p>-580</text:p>
          </table:table-cell>
          <table:table-cell table:formula="of:=[.C33]/([.A33]-[.A32])" office:value-type="float" office:value="-5.8" calcext:value-type="float">
            <text:p>-5.80</text:p>
          </table:table-cell>
          <table:table-cell table:formula="of:=[.B33]-[.B$225]" office:value-type="float" office:value="1617.97" calcext:value-type="float">
            <text:p>1617.9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20" calcext:value-type="float">
            <text:p>1220</text:p>
          </table:table-cell>
          <table:table-cell table:formula="of:=[.B34]-[.B33]" office:value-type="float" office:value="-430" calcext:value-type="float">
            <text:p>-430</text:p>
          </table:table-cell>
          <table:table-cell table:formula="of:=[.C34]/([.A34]-[.A33])" office:value-type="float" office:value="-4.3" calcext:value-type="float">
            <text:p>-4.30</text:p>
          </table:table-cell>
          <table:table-cell table:formula="of:=[.B34]-[.B$225]" office:value-type="float" office:value="1187.97" calcext:value-type="float">
            <text:p>1187.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10" calcext:value-type="float">
            <text:p>910</text:p>
          </table:table-cell>
          <table:table-cell table:formula="of:=[.B35]-[.B34]" office:value-type="float" office:value="-310" calcext:value-type="float">
            <text:p>-310</text:p>
          </table:table-cell>
          <table:table-cell table:formula="of:=[.C35]/([.A35]-[.A34])" office:value-type="float" office:value="-3.1" calcext:value-type="float">
            <text:p>-3.10</text:p>
          </table:table-cell>
          <table:table-cell table:formula="of:=[.B35]-[.B$225]" office:value-type="float" office:value="877.97" calcext:value-type="float">
            <text:p>877.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80" calcext:value-type="float">
            <text:p>680</text:p>
          </table:table-cell>
          <table:table-cell table:formula="of:=[.B36]-[.B35]" office:value-type="float" office:value="-230" calcext:value-type="float">
            <text:p>-230</text:p>
          </table:table-cell>
          <table:table-cell table:formula="of:=[.C36]/([.A36]-[.A35])" office:value-type="float" office:value="-2.3" calcext:value-type="float">
            <text:p>-2.30</text:p>
          </table:table-cell>
          <table:table-cell table:formula="of:=[.B36]-[.B$225]" office:value-type="float" office:value="647.97" calcext:value-type="float">
            <text:p>647.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80" calcext:value-type="float">
            <text:p>480</text:p>
          </table:table-cell>
          <table:table-cell table:formula="of:=[.B37]-[.B36]" office:value-type="float" office:value="-200" calcext:value-type="float">
            <text:p>-200</text:p>
          </table:table-cell>
          <table:table-cell table:formula="of:=[.C37]/([.A37]-[.A36])" office:value-type="float" office:value="-2" calcext:value-type="float">
            <text:p>-2.00</text:p>
          </table:table-cell>
          <table:table-cell table:formula="of:=[.B37]-[.B$225]" office:value-type="float" office:value="447.97" calcext:value-type="float">
            <text:p>447.9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0" calcext:value-type="float">
            <text:p>290</text:p>
          </table:table-cell>
          <table:table-cell table:formula="of:=[.B38]-[.B37]" office:value-type="float" office:value="-190" calcext:value-type="float">
            <text:p>-190</text:p>
          </table:table-cell>
          <table:table-cell table:formula="of:=[.C38]/([.A38]-[.A37])" office:value-type="float" office:value="-1.9" calcext:value-type="float">
            <text:p>-1.90</text:p>
          </table:table-cell>
          <table:table-cell table:formula="of:=[.B38]-[.B$225]" office:value-type="float" office:value="257.97" calcext:value-type="float">
            <text:p>257.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110+109)/2" office:value-type="float" office:value="109.5" calcext:value-type="float">
            <text:p>109.5</text:p>
          </table:table-cell>
          <table:table-cell table:formula="of:=[.B39]-[.B38]" office:value-type="float" office:value="-180.5" calcext:value-type="float">
            <text:p>-180.5</text:p>
          </table:table-cell>
          <table:table-cell table:formula="of:=[.C39]/([.A39]-[.A38])" office:value-type="float" office:value="-1.805" calcext:value-type="float">
            <text:p>-1.81</text:p>
          </table:table-cell>
          <table:table-cell table:formula="of:=[.B39]-[.B$225]" office:value-type="float" office:value="77.47" calcext:value-type="float">
            <text:p>77.4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94" calcext:value-type="float">
            <text:p>94</text:p>
          </table:table-cell>
          <table:table-cell table:formula="of:=[.B40]-[.B39]" office:value-type="float" office:value="-15.5" calcext:value-type="float">
            <text:p>-15.5</text:p>
          </table:table-cell>
          <table:table-cell table:formula="of:=[.C40]/([.A40]-[.A39])" office:value-type="float" office:value="-1.55" calcext:value-type="float">
            <text:p>-1.55</text:p>
          </table:table-cell>
          <table:table-cell table:formula="of:=[.B40]-[.B$225]" office:value-type="float" office:value="61.97" calcext:value-type="float">
            <text:p>61.9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0" calcext:value-type="float">
            <text:p>80</text:p>
          </table:table-cell>
          <table:table-cell table:formula="of:=[.B41]-[.B40]" office:value-type="float" office:value="-14" calcext:value-type="float">
            <text:p>-14</text:p>
          </table:table-cell>
          <table:table-cell table:formula="of:=[.C41]/([.A41]-[.A40])" office:value-type="float" office:value="-1.4" calcext:value-type="float">
            <text:p>-1.40</text:p>
          </table:table-cell>
          <table:table-cell table:formula="of:=[.B41]-[.B$225]" office:value-type="float" office:value="47.97" calcext:value-type="float">
            <text:p>47.9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6" calcext:value-type="float">
            <text:p>66</text:p>
          </table:table-cell>
          <table:table-cell table:formula="of:=[.B42]-[.B41]" office:value-type="float" office:value="-14" calcext:value-type="float">
            <text:p>-14</text:p>
          </table:table-cell>
          <table:table-cell table:formula="of:=[.C42]/([.A42]-[.A41])" office:value-type="float" office:value="-1.4" calcext:value-type="float">
            <text:p>-1.40</text:p>
          </table:table-cell>
          <table:table-cell table:formula="of:=[.B42]-[.B$225]" office:value-type="float" office:value="33.97" calcext:value-type="float">
            <text:p>33.9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54" calcext:value-type="float">
            <text:p>54</text:p>
          </table:table-cell>
          <table:table-cell table:formula="of:=[.B43]-[.B42]" office:value-type="float" office:value="-12" calcext:value-type="float">
            <text:p>-12</text:p>
          </table:table-cell>
          <table:table-cell table:formula="of:=[.C43]/([.A43]-[.A42])" office:value-type="float" office:value="-1.2" calcext:value-type="float">
            <text:p>-1.20</text:p>
          </table:table-cell>
          <table:table-cell table:formula="of:=[.B43]-[.B$225]"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4" calcext:value-type="float">
            <text:p>44</text:p>
          </table:table-cell>
          <table:table-cell table:formula="of:=[.B44]-[.B43]" office:value-type="float" office:value="-10" calcext:value-type="float">
            <text:p>-10</text:p>
          </table:table-cell>
          <table:table-cell table:formula="of:=[.C44]/([.A44]-[.A43])" office:value-type="float" office:value="-1" calcext:value-type="float">
            <text:p>-1.00</text:p>
          </table:table-cell>
          <table:table-cell table:formula="of:=[.B44]-[.B$225]"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5" calcext:value-type="float">
            <text:p>35</text:p>
          </table:table-cell>
          <table:table-cell table:formula="of:=[.B45]-[.B44]" office:value-type="float" office:value="-9" calcext:value-type="float">
            <text:p>-9</text:p>
          </table:table-cell>
          <table:table-cell table:formula="of:=[.C45]/([.A45]-[.A44])" office:value-type="float" office:value="-0.9" calcext:value-type="float">
            <text:p>-0.90</text:p>
          </table:table-cell>
          <table:table-cell table:formula="of:=[.B45]-[.B$225]"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8" calcext:value-type="float">
            <text:p>28</text:p>
          </table:table-cell>
          <table:table-cell table:formula="of:=[.B46]-[.B45]" office:value-type="float" office:value="-7" calcext:value-type="float">
            <text:p>-7</text:p>
          </table:table-cell>
          <table:table-cell table:formula="of:=[.C46]/([.A46]-[.A45])" office:value-type="float" office:value="-0.7" calcext:value-type="float">
            <text:p>-0.70</text:p>
          </table:table-cell>
          <table:table-cell table:formula="of:=[.B46]-[.B$225]" office:value-type="float" office:value="-4.03" calcext:value-type="float">
            <text:p>-4.0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2" calcext:value-type="float">
            <text:p>22</text:p>
          </table:table-cell>
          <table:table-cell table:formula="of:=[.B47]-[.B46]" office:value-type="float" office:value="-6" calcext:value-type="float">
            <text:p>-6</text:p>
          </table:table-cell>
          <table:table-cell table:formula="of:=[.C47]/([.A47]-[.A46])" office:value-type="float" office:value="-0.6" calcext:value-type="float">
            <text:p>-0.60</text:p>
          </table:table-cell>
          <table:table-cell table:formula="of:=[.B47]-[.B$225]" office:value-type="float" office:value="-10.03" calcext:value-type="float">
            <text:p>-10.0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7" calcext:value-type="float">
            <text:p>17</text:p>
          </table:table-cell>
          <table:table-cell table:formula="of:=[.B48]-[.B47]" office:value-type="float" office:value="-5" calcext:value-type="float">
            <text:p>-5</text:p>
          </table:table-cell>
          <table:table-cell table:formula="of:=[.C48]/([.A48]-[.A47])" office:value-type="float" office:value="-0.5" calcext:value-type="float">
            <text:p>-0.50</text:p>
          </table:table-cell>
          <table:table-cell table:formula="of:=[.B48]-[.B$225]" office:value-type="float" office:value="-15.03" calcext:value-type="float">
            <text:p>-15.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" calcext:value-type="float">
            <text:p>14</text:p>
          </table:table-cell>
          <table:table-cell table:formula="of:=[.B49]-[.B48]" office:value-type="float" office:value="-3" calcext:value-type="float">
            <text:p>-3</text:p>
          </table:table-cell>
          <table:table-cell table:formula="of:=[.C49]/([.A49]-[.A48])" office:value-type="float" office:value="-0.3" calcext:value-type="float">
            <text:p>-0.30</text:p>
          </table:table-cell>
          <table:table-cell table:formula="of:=[.B49]-[.B$225]" office:value-type="float" office:value="-18.03" calcext:value-type="float">
            <text:p>-18.0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" calcext:value-type="float">
            <text:p>12</text:p>
          </table:table-cell>
          <table:table-cell table:formula="of:=[.B50]-[.B49]" office:value-type="float" office:value="-2" calcext:value-type="float">
            <text:p>-2</text:p>
          </table:table-cell>
          <table:table-cell table:formula="of:=[.C50]/([.A50]-[.A49])" office:value-type="float" office:value="-0.2" calcext:value-type="float">
            <text:p>-0.20</text:p>
          </table:table-cell>
          <table:table-cell table:formula="of:=[.B50]-[.B$225]" office:value-type="float" office:value="-20.03" calcext:value-type="float">
            <text:p>-20.0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" calcext:value-type="float">
            <text:p>12</text:p>
          </table:table-cell>
          <table:table-cell table:formula="of:=[.B51]-[.B50]" office:value-type="float" office:value="0" calcext:value-type="float">
            <text:p>0</text:p>
          </table:table-cell>
          <table:table-cell table:formula="of:=[.C51]/([.A51]-[.A50])" office:value-type="float" office:value="0" calcext:value-type="float">
            <text:p>0.00</text:p>
          </table:table-cell>
          <table:table-cell table:formula="of:=[.B51]-[.B$225]" office:value-type="float" office:value="-20.03" calcext:value-type="float">
            <text:p>-20.0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3" calcext:value-type="float">
            <text:p>13</text:p>
          </table:table-cell>
          <table:table-cell table:formula="of:=[.B52]-[.B51]" office:value-type="float" office:value="1" calcext:value-type="float">
            <text:p>1</text:p>
          </table:table-cell>
          <table:table-cell table:formula="of:=[.C52]/([.A52]-[.A51])" office:value-type="float" office:value="0.1" calcext:value-type="float">
            <text:p>0.10</text:p>
          </table:table-cell>
          <table:table-cell table:formula="of:=[.B52]-[.B$225]" office:value-type="float" office:value="-19.03" calcext:value-type="float">
            <text:p>-19.0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5" calcext:value-type="float">
            <text:p>15</text:p>
          </table:table-cell>
          <table:table-cell table:formula="of:=[.B53]-[.B52]" office:value-type="float" office:value="2" calcext:value-type="float">
            <text:p>2</text:p>
          </table:table-cell>
          <table:table-cell table:formula="of:=[.C53]/([.A53]-[.A52])" office:value-type="float" office:value="0.2" calcext:value-type="float">
            <text:p>0.20</text:p>
          </table:table-cell>
          <table:table-cell table:formula="of:=[.B53]-[.B$225]" office:value-type="float" office:value="-17.03" calcext:value-type="float">
            <text:p>-17.0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" calcext:value-type="float">
            <text:p>17</text:p>
          </table:table-cell>
          <table:table-cell table:formula="of:=[.B54]-[.B53]" office:value-type="float" office:value="2" calcext:value-type="float">
            <text:p>2</text:p>
          </table:table-cell>
          <table:table-cell table:formula="of:=[.C54]/([.A54]-[.A53])" office:value-type="float" office:value="0.2" calcext:value-type="float">
            <text:p>0.20</text:p>
          </table:table-cell>
          <table:table-cell table:formula="of:=[.B54]-[.B$225]" office:value-type="float" office:value="-15.03" calcext:value-type="float">
            <text:p>-15.0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9" calcext:value-type="float">
            <text:p>19</text:p>
          </table:table-cell>
          <table:table-cell table:formula="of:=[.B55]-[.B54]" office:value-type="float" office:value="2" calcext:value-type="float">
            <text:p>2</text:p>
          </table:table-cell>
          <table:table-cell table:formula="of:=[.C55]/([.A55]-[.A54])" office:value-type="float" office:value="0.2" calcext:value-type="float">
            <text:p>0.20</text:p>
          </table:table-cell>
          <table:table-cell table:formula="of:=[.B55]-[.B$225]" office:value-type="float" office:value="-13.03" calcext:value-type="float">
            <text:p>-13.0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1" calcext:value-type="float">
            <text:p>21</text:p>
          </table:table-cell>
          <table:table-cell table:formula="of:=[.B56]-[.B55]" office:value-type="float" office:value="2" calcext:value-type="float">
            <text:p>2</text:p>
          </table:table-cell>
          <table:table-cell table:formula="of:=[.C56]/([.A56]-[.A55])" office:value-type="float" office:value="0.2" calcext:value-type="float">
            <text:p>0.20</text:p>
          </table:table-cell>
          <table:table-cell table:formula="of:=[.B56]-[.B$225]" office:value-type="float" office:value="-11.03" calcext:value-type="float">
            <text:p>-11.0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1" calcext:value-type="float">
            <text:p>21</text:p>
          </table:table-cell>
          <table:table-cell table:formula="of:=[.B57]-[.B56]" office:value-type="float" office:value="0" calcext:value-type="float">
            <text:p>0</text:p>
          </table:table-cell>
          <table:table-cell table:formula="of:=[.C57]/([.A57]-[.A56])" office:value-type="float" office:value="0" calcext:value-type="float">
            <text:p>0.00</text:p>
          </table:table-cell>
          <table:table-cell table:formula="of:=[.B57]-[.B$225]" office:value-type="float" office:value="-11.03" calcext:value-type="float">
            <text:p>-11.0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1" calcext:value-type="float">
            <text:p>21</text:p>
          </table:table-cell>
          <table:table-cell table:formula="of:=[.B58]-[.B57]" office:value-type="float" office:value="0" calcext:value-type="float">
            <text:p>0</text:p>
          </table:table-cell>
          <table:table-cell table:formula="of:=[.C58]/([.A58]-[.A57])" office:value-type="float" office:value="0" calcext:value-type="float">
            <text:p>0.00</text:p>
          </table:table-cell>
          <table:table-cell table:formula="of:=[.B58]-[.B$225]" office:value-type="float" office:value="-11.03" calcext:value-type="float">
            <text:p>-11.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(18+18.4)/2" office:value-type="float" office:value="18.2" calcext:value-type="float">
            <text:p>18.2</text:p>
          </table:table-cell>
          <table:table-cell table:formula="of:=[.B59]-[.B58]" office:value-type="float" office:value="-2.8" calcext:value-type="float">
            <text:p>-2.8</text:p>
          </table:table-cell>
          <table:table-cell table:formula="of:=[.C59]/([.A59]-[.A58])" office:value-type="float" office:value="-0.28" calcext:value-type="float">
            <text:p>-0.28</text:p>
          </table:table-cell>
          <table:table-cell table:formula="of:=[.B59]-[.B$225]" office:value-type="float" office:value="-13.83" calcext:value-type="float">
            <text:p>-13.8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8" calcext:value-type="float">
            <text:p>18</text:p>
          </table:table-cell>
          <table:table-cell table:formula="of:=[.B60]-[.B59]" office:value-type="float" office:value="-0.199999999999999" calcext:value-type="float">
            <text:p>-0.199999999999999</text:p>
          </table:table-cell>
          <table:table-cell table:formula="of:=[.C60]/([.A60]-[.A59])" office:value-type="float" office:value="-0.199999999999999" calcext:value-type="float">
            <text:p>-0.20</text:p>
          </table:table-cell>
          <table:table-cell table:formula="of:=[.B60]-[.B$225]" office:value-type="float" office:value="-14.03" calcext:value-type="float">
            <text:p>-14.0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7.6" calcext:value-type="float">
            <text:p>17.6</text:p>
          </table:table-cell>
          <table:table-cell table:formula="of:=[.B61]-[.B60]" office:value-type="float" office:value="-0.399999999999999" calcext:value-type="float">
            <text:p>-0.399999999999999</text:p>
          </table:table-cell>
          <table:table-cell table:formula="of:=[.C61]/([.A61]-[.A60])" office:value-type="float" office:value="-0.399999999999999" calcext:value-type="float">
            <text:p>-0.40</text:p>
          </table:table-cell>
          <table:table-cell table:formula="of:=[.B61]-[.B$225]" office:value-type="float" office:value="-14.43" calcext:value-type="float">
            <text:p>-14.4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7.3" calcext:value-type="float">
            <text:p>17.3</text:p>
          </table:table-cell>
          <table:table-cell table:formula="of:=[.B62]-[.B61]" office:value-type="float" office:value="-0.300000000000001" calcext:value-type="float">
            <text:p>-0.300000000000001</text:p>
          </table:table-cell>
          <table:table-cell table:formula="of:=[.C62]/([.A62]-[.A61])" office:value-type="float" office:value="-0.300000000000001" calcext:value-type="float">
            <text:p>-0.30</text:p>
          </table:table-cell>
          <table:table-cell table:formula="of:=[.B62]-[.B$225]" office:value-type="float" office:value="-14.73" calcext:value-type="float">
            <text:p>-14.7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6.9" calcext:value-type="float">
            <text:p>16.9</text:p>
          </table:table-cell>
          <table:table-cell table:formula="of:=[.B63]-[.B62]" office:value-type="float" office:value="-0.400000000000002" calcext:value-type="float">
            <text:p>-0.400000000000002</text:p>
          </table:table-cell>
          <table:table-cell table:formula="of:=[.C63]/([.A63]-[.A62])" office:value-type="float" office:value="-0.400000000000002" calcext:value-type="float">
            <text:p>-0.40</text:p>
          </table:table-cell>
          <table:table-cell table:formula="of:=[.B63]-[.B$225]" office:value-type="float" office:value="-15.13" calcext:value-type="float">
            <text:p>-15.1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6.6" calcext:value-type="float">
            <text:p>16.6</text:p>
          </table:table-cell>
          <table:table-cell table:formula="of:=[.B64]-[.B63]" office:value-type="float" office:value="-0.299999999999997" calcext:value-type="float">
            <text:p>-0.299999999999997</text:p>
          </table:table-cell>
          <table:table-cell table:formula="of:=[.C64]/([.A64]-[.A63])" office:value-type="float" office:value="-0.299999999999997" calcext:value-type="float">
            <text:p>-0.30</text:p>
          </table:table-cell>
          <table:table-cell table:formula="of:=[.B64]-[.B$225]" office:value-type="float" office:value="-15.43" calcext:value-type="float">
            <text:p>-15.4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6.3" calcext:value-type="float">
            <text:p>16.3</text:p>
          </table:table-cell>
          <table:table-cell table:formula="of:=[.B65]-[.B64]" office:value-type="float" office:value="-0.300000000000001" calcext:value-type="float">
            <text:p>-0.300000000000001</text:p>
          </table:table-cell>
          <table:table-cell table:formula="of:=[.C65]/([.A65]-[.A64])" office:value-type="float" office:value="-0.300000000000001" calcext:value-type="float">
            <text:p>-0.30</text:p>
          </table:table-cell>
          <table:table-cell table:formula="of:=[.B65]-[.B$225]" office:value-type="float" office:value="-15.73" calcext:value-type="float">
            <text:p>-15.7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6" calcext:value-type="float">
            <text:p>16</text:p>
          </table:table-cell>
          <table:table-cell table:formula="of:=[.B66]-[.B65]" office:value-type="float" office:value="-0.300000000000001" calcext:value-type="float">
            <text:p>-0.300000000000001</text:p>
          </table:table-cell>
          <table:table-cell table:formula="of:=[.C66]/([.A66]-[.A65])" office:value-type="float" office:value="-0.300000000000001" calcext:value-type="float">
            <text:p>-0.30</text:p>
          </table:table-cell>
          <table:table-cell table:formula="of:=[.B66]-[.B$225]" office:value-type="float" office:value="-16.03" calcext:value-type="float">
            <text:p>-16.0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5.8" calcext:value-type="float">
            <text:p>15.8</text:p>
          </table:table-cell>
          <table:table-cell table:formula="of:=[.B67]-[.B66]" office:value-type="float" office:value="-0.199999999999999" calcext:value-type="float">
            <text:p>-0.199999999999999</text:p>
          </table:table-cell>
          <table:table-cell table:formula="of:=[.C67]/([.A67]-[.A66])" office:value-type="float" office:value="-0.199999999999999" calcext:value-type="float">
            <text:p>-0.20</text:p>
          </table:table-cell>
          <table:table-cell table:formula="of:=[.B67]-[.B$225]" office:value-type="float" office:value="-16.23" calcext:value-type="float">
            <text:p>-16.2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5.7" calcext:value-type="float">
            <text:p>15.7</text:p>
          </table:table-cell>
          <table:table-cell table:formula="of:=[.B68]-[.B67]" office:value-type="float" office:value="-0.100000000000001" calcext:value-type="float">
            <text:p>-0.100000000000001</text:p>
          </table:table-cell>
          <table:table-cell table:formula="of:=[.C68]/([.A68]-[.A67])" office:value-type="float" office:value="-0.100000000000001" calcext:value-type="float">
            <text:p>-0.10</text:p>
          </table:table-cell>
          <table:table-cell table:formula="of:=[.B68]-[.B$225]" office:value-type="float" office:value="-16.33" calcext:value-type="float">
            <text:p>-16.3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(16+15.7)/2" office:value-type="float" office:value="15.85" calcext:value-type="float">
            <text:p>15.85</text:p>
          </table:table-cell>
          <table:table-cell table:formula="of:=[.B69]-[.B68]" office:value-type="float" office:value="0.15" calcext:value-type="float">
            <text:p>0.15</text:p>
          </table:table-cell>
          <table:table-cell table:formula="of:=[.C69]/([.A69]-[.A68])" office:value-type="float" office:value="0.15" calcext:value-type="float">
            <text:p>0.15</text:p>
          </table:table-cell>
          <table:table-cell table:formula="of:=[.B69]-[.B$225]" office:value-type="float" office:value="-16.18" calcext:value-type="float">
            <text:p>-16.18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5.7" calcext:value-type="float">
            <text:p>15.7</text:p>
          </table:table-cell>
          <table:table-cell table:formula="of:=[.B70]-[.B69]" office:value-type="float" office:value="-0.15" calcext:value-type="float">
            <text:p>-0.15</text:p>
          </table:table-cell>
          <table:table-cell table:formula="of:=[.C70]/([.A70]-[.A69])" office:value-type="float" office:value="-0.15" calcext:value-type="float">
            <text:p>-0.15</text:p>
          </table:table-cell>
          <table:table-cell table:formula="of:=[.B70]-[.B$225]" office:value-type="float" office:value="-16.33" calcext:value-type="float">
            <text:p>-16.3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5.8" calcext:value-type="float">
            <text:p>15.8</text:p>
          </table:table-cell>
          <table:table-cell table:formula="of:=[.B71]-[.B70]" office:value-type="float" office:value="0.100000000000001" calcext:value-type="float">
            <text:p>0.100000000000001</text:p>
          </table:table-cell>
          <table:table-cell table:formula="of:=[.C71]/([.A71]-[.A70])" office:value-type="float" office:value="0.100000000000001" calcext:value-type="float">
            <text:p>0.10</text:p>
          </table:table-cell>
          <table:table-cell table:formula="of:=[.B71]-[.B$225]" office:value-type="float" office:value="-16.23" calcext:value-type="float">
            <text:p>-16.2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6" calcext:value-type="float">
            <text:p>16</text:p>
          </table:table-cell>
          <table:table-cell table:formula="of:=[.B72]-[.B71]" office:value-type="float" office:value="0.199999999999999" calcext:value-type="float">
            <text:p>0.199999999999999</text:p>
          </table:table-cell>
          <table:table-cell table:formula="of:=[.C72]/([.A72]-[.A71])" office:value-type="float" office:value="0.199999999999999" calcext:value-type="float">
            <text:p>0.20</text:p>
          </table:table-cell>
          <table:table-cell table:formula="of:=[.B72]-[.B$225]" office:value-type="float" office:value="-16.03" calcext:value-type="float">
            <text:p>-16.0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6.2" calcext:value-type="float">
            <text:p>16.2</text:p>
          </table:table-cell>
          <table:table-cell table:formula="of:=[.B73]-[.B72]" office:value-type="float" office:value="0.199999999999999" calcext:value-type="float">
            <text:p>0.199999999999999</text:p>
          </table:table-cell>
          <table:table-cell table:formula="of:=[.C73]/([.A73]-[.A72])" office:value-type="float" office:value="0.199999999999999" calcext:value-type="float">
            <text:p>0.20</text:p>
          </table:table-cell>
          <table:table-cell table:formula="of:=[.B73]-[.B$225]" office:value-type="float" office:value="-15.83" calcext:value-type="float">
            <text:p>-15.8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6.4" calcext:value-type="float">
            <text:p>16.4</text:p>
          </table:table-cell>
          <table:table-cell table:formula="of:=[.B74]-[.B73]" office:value-type="float" office:value="0.199999999999999" calcext:value-type="float">
            <text:p>0.199999999999999</text:p>
          </table:table-cell>
          <table:table-cell table:formula="of:=[.C74]/([.A74]-[.A73])" office:value-type="float" office:value="0.199999999999999" calcext:value-type="float">
            <text:p>0.20</text:p>
          </table:table-cell>
          <table:table-cell table:formula="of:=[.B74]-[.B$225]" office:value-type="float" office:value="-15.63" calcext:value-type="float">
            <text:p>-15.6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6.5" calcext:value-type="float">
            <text:p>16.5</text:p>
          </table:table-cell>
          <table:table-cell table:formula="of:=[.B75]-[.B74]" office:value-type="float" office:value="0.100000000000001" calcext:value-type="float">
            <text:p>0.100000000000001</text:p>
          </table:table-cell>
          <table:table-cell table:formula="of:=[.C75]/([.A75]-[.A74])" office:value-type="float" office:value="0.100000000000001" calcext:value-type="float">
            <text:p>0.10</text:p>
          </table:table-cell>
          <table:table-cell table:formula="of:=[.B75]-[.B$225]" office:value-type="float" office:value="-15.53" calcext:value-type="float">
            <text:p>-15.5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6.7" calcext:value-type="float">
            <text:p>16.7</text:p>
          </table:table-cell>
          <table:table-cell table:formula="of:=[.B76]-[.B75]" office:value-type="float" office:value="0.199999999999999" calcext:value-type="float">
            <text:p>0.199999999999999</text:p>
          </table:table-cell>
          <table:table-cell table:formula="of:=[.C76]/([.A76]-[.A75])" office:value-type="float" office:value="0.199999999999999" calcext:value-type="float">
            <text:p>0.20</text:p>
          </table:table-cell>
          <table:table-cell table:formula="of:=[.B76]-[.B$225]" office:value-type="float" office:value="-15.33" calcext:value-type="float">
            <text:p>-15.3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6.7" calcext:value-type="float">
            <text:p>16.7</text:p>
          </table:table-cell>
          <table:table-cell table:formula="of:=[.B77]-[.B76]" office:value-type="float" office:value="0" calcext:value-type="float">
            <text:p>0</text:p>
          </table:table-cell>
          <table:table-cell table:formula="of:=[.C77]/([.A77]-[.A76])" office:value-type="float" office:value="0" calcext:value-type="float">
            <text:p>0.00</text:p>
          </table:table-cell>
          <table:table-cell table:formula="of:=[.B77]-[.B$225]" office:value-type="float" office:value="-15.33" calcext:value-type="float">
            <text:p>-15.3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6.7" calcext:value-type="float">
            <text:p>16.7</text:p>
          </table:table-cell>
          <table:table-cell table:formula="of:=[.B78]-[.B77]" office:value-type="float" office:value="0" calcext:value-type="float">
            <text:p>0</text:p>
          </table:table-cell>
          <table:table-cell table:formula="of:=[.C78]/([.A78]-[.A77])" office:value-type="float" office:value="0" calcext:value-type="float">
            <text:p>0.00</text:p>
          </table:table-cell>
          <table:table-cell table:formula="of:=[.B78]-[.B$225]" office:value-type="float" office:value="-15.33" calcext:value-type="float">
            <text:p>-15.3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.5" calcext:value-type="float">
            <text:p>16.5</text:p>
          </table:table-cell>
          <table:table-cell table:formula="of:=[.B79]-[.B78]" office:value-type="float" office:value="-0.199999999999999" calcext:value-type="float">
            <text:p>-0.199999999999999</text:p>
          </table:table-cell>
          <table:table-cell table:formula="of:=[.C79]/([.A79]-[.A78])" office:value-type="float" office:value="-0.199999999999999" calcext:value-type="float">
            <text:p>-0.20</text:p>
          </table:table-cell>
          <table:table-cell table:formula="of:=[.B79]-[.B$225]" office:value-type="float" office:value="-15.53" calcext:value-type="float">
            <text:p>-15.5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6.2" calcext:value-type="float">
            <text:p>16.2</text:p>
          </table:table-cell>
          <table:table-cell table:formula="of:=[.B80]-[.B79]" office:value-type="float" office:value="-0.300000000000001" calcext:value-type="float">
            <text:p>-0.300000000000001</text:p>
          </table:table-cell>
          <table:table-cell table:formula="of:=[.C80]/([.A80]-[.A79])" office:value-type="float" office:value="-0.300000000000001" calcext:value-type="float">
            <text:p>-0.30</text:p>
          </table:table-cell>
          <table:table-cell table:formula="of:=[.B80]-[.B$225]" office:value-type="float" office:value="-15.83" calcext:value-type="float">
            <text:p>-15.8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5.8" calcext:value-type="float">
            <text:p>15.8</text:p>
          </table:table-cell>
          <table:table-cell table:formula="of:=[.B81]-[.B80]" office:value-type="float" office:value="-0.399999999999999" calcext:value-type="float">
            <text:p>-0.399999999999999</text:p>
          </table:table-cell>
          <table:table-cell table:formula="of:=[.C81]/([.A81]-[.A80])" office:value-type="float" office:value="-0.399999999999999" calcext:value-type="float">
            <text:p>-0.40</text:p>
          </table:table-cell>
          <table:table-cell table:formula="of:=[.B81]-[.B$225]" office:value-type="float" office:value="-16.23" calcext:value-type="float">
            <text:p>-16.2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5.3" calcext:value-type="float">
            <text:p>15.3</text:p>
          </table:table-cell>
          <table:table-cell table:formula="of:=[.B82]-[.B81]" office:value-type="float" office:value="-0.5" calcext:value-type="float">
            <text:p>-0.5</text:p>
          </table:table-cell>
          <table:table-cell table:formula="of:=[.C82]/([.A82]-[.A81])" office:value-type="float" office:value="-0.5" calcext:value-type="float">
            <text:p>-0.50</text:p>
          </table:table-cell>
          <table:table-cell table:formula="of:=[.B82]-[.B$225]" office:value-type="float" office:value="-16.73" calcext:value-type="float">
            <text:p>-16.7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4.8" calcext:value-type="float">
            <text:p>14.8</text:p>
          </table:table-cell>
          <table:table-cell table:formula="of:=[.B83]-[.B82]" office:value-type="float" office:value="-0.5" calcext:value-type="float">
            <text:p>-0.5</text:p>
          </table:table-cell>
          <table:table-cell table:formula="of:=[.C83]/([.A83]-[.A82])" office:value-type="float" office:value="-0.5" calcext:value-type="float">
            <text:p>-0.50</text:p>
          </table:table-cell>
          <table:table-cell table:formula="of:=[.B83]-[.B$225]" office:value-type="float" office:value="-17.23" calcext:value-type="float">
            <text:p>-17.2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4.1" calcext:value-type="float">
            <text:p>14.1</text:p>
          </table:table-cell>
          <table:table-cell table:formula="of:=[.B84]-[.B83]" office:value-type="float" office:value="-0.700000000000001" calcext:value-type="float">
            <text:p>-0.700000000000001</text:p>
          </table:table-cell>
          <table:table-cell table:formula="of:=[.C84]/([.A84]-[.A83])" office:value-type="float" office:value="-0.700000000000001" calcext:value-type="float">
            <text:p>-0.70</text:p>
          </table:table-cell>
          <table:table-cell table:formula="of:=[.B84]-[.B$225]" office:value-type="float" office:value="-17.93" calcext:value-type="float">
            <text:p>-17.9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3.5" calcext:value-type="float">
            <text:p>13.5</text:p>
          </table:table-cell>
          <table:table-cell table:formula="of:=[.B85]-[.B84]" office:value-type="float" office:value="-0.6" calcext:value-type="float">
            <text:p>-0.6</text:p>
          </table:table-cell>
          <table:table-cell table:formula="of:=[.C85]/([.A85]-[.A84])" office:value-type="float" office:value="-0.6" calcext:value-type="float">
            <text:p>-0.60</text:p>
          </table:table-cell>
          <table:table-cell table:formula="of:=[.B85]-[.B$225]" office:value-type="float" office:value="-18.53" calcext:value-type="float">
            <text:p>-18.5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2.8" calcext:value-type="float">
            <text:p>12.8</text:p>
          </table:table-cell>
          <table:table-cell table:formula="of:=[.B86]-[.B85]" office:value-type="float" office:value="-0.699999999999999" calcext:value-type="float">
            <text:p>-0.699999999999999</text:p>
          </table:table-cell>
          <table:table-cell table:formula="of:=[.C86]/([.A86]-[.A85])" office:value-type="float" office:value="-0.699999999999999" calcext:value-type="float">
            <text:p>-0.70</text:p>
          </table:table-cell>
          <table:table-cell table:formula="of:=[.B86]-[.B$225]" office:value-type="float" office:value="-19.23" calcext:value-type="float">
            <text:p>-19.2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2.1" calcext:value-type="float">
            <text:p>12.1</text:p>
          </table:table-cell>
          <table:table-cell table:formula="of:=[.B87]-[.B86]" office:value-type="float" office:value="-0.700000000000001" calcext:value-type="float">
            <text:p>-0.700000000000001</text:p>
          </table:table-cell>
          <table:table-cell table:formula="of:=[.C87]/([.A87]-[.A86])" office:value-type="float" office:value="-0.700000000000001" calcext:value-type="float">
            <text:p>-0.70</text:p>
          </table:table-cell>
          <table:table-cell table:formula="of:=[.B87]-[.B$225]" office:value-type="float" office:value="-19.93" calcext:value-type="float">
            <text:p>-19.9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1.4" calcext:value-type="float">
            <text:p>11.4</text:p>
          </table:table-cell>
          <table:table-cell table:formula="of:=[.B88]-[.B87]" office:value-type="float" office:value="-0.699999999999999" calcext:value-type="float">
            <text:p>-0.699999999999999</text:p>
          </table:table-cell>
          <table:table-cell table:formula="of:=[.C88]/([.A88]-[.A87])" office:value-type="float" office:value="-0.699999999999999" calcext:value-type="float">
            <text:p>-0.70</text:p>
          </table:table-cell>
          <table:table-cell table:formula="of:=[.B88]-[.B$225]" office:value-type="float" office:value="-20.63" calcext:value-type="float">
            <text:p>-20.6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.8" calcext:value-type="float">
            <text:p>10.8</text:p>
          </table:table-cell>
          <table:table-cell table:formula="of:=[.B89]-[.B88]" office:value-type="float" office:value="-0.6" calcext:value-type="float">
            <text:p>-0.6</text:p>
          </table:table-cell>
          <table:table-cell table:formula="of:=[.C89]/([.A89]-[.A88])" office:value-type="float" office:value="-0.6" calcext:value-type="float">
            <text:p>-0.60</text:p>
          </table:table-cell>
          <table:table-cell table:formula="of:=[.B89]-[.B$225]" office:value-type="float" office:value="-21.23" calcext:value-type="float">
            <text:p>-21.2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0.2" calcext:value-type="float">
            <text:p>10.2</text:p>
          </table:table-cell>
          <table:table-cell table:formula="of:=[.B90]-[.B89]" office:value-type="float" office:value="-0.600000000000001" calcext:value-type="float">
            <text:p>-0.600000000000001</text:p>
          </table:table-cell>
          <table:table-cell table:formula="of:=[.C90]/([.A90]-[.A89])" office:value-type="float" office:value="-0.600000000000001" calcext:value-type="float">
            <text:p>-0.60</text:p>
          </table:table-cell>
          <table:table-cell table:formula="of:=[.B90]-[.B$225]" office:value-type="float" office:value="-21.83" calcext:value-type="float">
            <text:p>-21.8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9.7" calcext:value-type="float">
            <text:p>9.7</text:p>
          </table:table-cell>
          <table:table-cell table:formula="of:=[.B91]-[.B90]" office:value-type="float" office:value="-0.5" calcext:value-type="float">
            <text:p>-0.5</text:p>
          </table:table-cell>
          <table:table-cell table:formula="of:=[.C91]/([.A91]-[.A90])" office:value-type="float" office:value="-0.5" calcext:value-type="float">
            <text:p>-0.50</text:p>
          </table:table-cell>
          <table:table-cell table:formula="of:=[.B91]-[.B$225]" office:value-type="float" office:value="-22.33" calcext:value-type="float">
            <text:p>-22.3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.3" calcext:value-type="float">
            <text:p>9.3</text:p>
          </table:table-cell>
          <table:table-cell table:formula="of:=[.B92]-[.B91]" office:value-type="float" office:value="-0.399999999999999" calcext:value-type="float">
            <text:p>-0.399999999999999</text:p>
          </table:table-cell>
          <table:table-cell table:formula="of:=[.C92]/([.A92]-[.A91])" office:value-type="float" office:value="-0.399999999999999" calcext:value-type="float">
            <text:p>-0.40</text:p>
          </table:table-cell>
          <table:table-cell table:formula="of:=[.B92]-[.B$225]" office:value-type="float" office:value="-22.73" calcext:value-type="float">
            <text:p>-22.7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8.9" calcext:value-type="float">
            <text:p>8.9</text:p>
          </table:table-cell>
          <table:table-cell table:formula="of:=[.B93]-[.B92]" office:value-type="float" office:value="-0.4" calcext:value-type="float">
            <text:p>-0.4</text:p>
          </table:table-cell>
          <table:table-cell table:formula="of:=[.C93]/([.A93]-[.A92])" office:value-type="float" office:value="-0.4" calcext:value-type="float">
            <text:p>-0.40</text:p>
          </table:table-cell>
          <table:table-cell table:formula="of:=[.B93]-[.B$225]" office:value-type="float" office:value="-23.13" calcext:value-type="float">
            <text:p>-23.1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8.5" calcext:value-type="float">
            <text:p>8.5</text:p>
          </table:table-cell>
          <table:table-cell table:formula="of:=[.B94]-[.B93]" office:value-type="float" office:value="-0.4" calcext:value-type="float">
            <text:p>-0.4</text:p>
          </table:table-cell>
          <table:table-cell table:formula="of:=[.C94]/([.A94]-[.A93])" office:value-type="float" office:value="-0.4" calcext:value-type="float">
            <text:p>-0.40</text:p>
          </table:table-cell>
          <table:table-cell table:formula="of:=[.B94]-[.B$225]" office:value-type="float" office:value="-23.53" calcext:value-type="float">
            <text:p>-23.5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8.2" calcext:value-type="float">
            <text:p>8.2</text:p>
          </table:table-cell>
          <table:table-cell table:formula="of:=[.B95]-[.B94]" office:value-type="float" office:value="-0.300000000000001" calcext:value-type="float">
            <text:p>-0.300000000000001</text:p>
          </table:table-cell>
          <table:table-cell table:formula="of:=[.C95]/([.A95]-[.A94])" office:value-type="float" office:value="-0.300000000000001" calcext:value-type="float">
            <text:p>-0.30</text:p>
          </table:table-cell>
          <table:table-cell table:formula="of:=[.B95]-[.B$225]" office:value-type="float" office:value="-23.83" calcext:value-type="float">
            <text:p>-23.8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" calcext:value-type="float">
            <text:p>8</text:p>
          </table:table-cell>
          <table:table-cell table:formula="of:=[.B96]-[.B95]" office:value-type="float" office:value="-0.199999999999999" calcext:value-type="float">
            <text:p>-0.199999999999999</text:p>
          </table:table-cell>
          <table:table-cell table:formula="of:=[.C96]/([.A96]-[.A95])" office:value-type="float" office:value="-0.199999999999999" calcext:value-type="float">
            <text:p>-0.20</text:p>
          </table:table-cell>
          <table:table-cell table:formula="of:=[.B96]-[.B$225]" office:value-type="float" office:value="-24.03" calcext:value-type="float">
            <text:p>-24.0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7.8" calcext:value-type="float">
            <text:p>7.8</text:p>
          </table:table-cell>
          <table:table-cell table:formula="of:=[.B97]-[.B96]" office:value-type="float" office:value="-0.2" calcext:value-type="float">
            <text:p>-0.2</text:p>
          </table:table-cell>
          <table:table-cell table:formula="of:=[.C97]/([.A97]-[.A96])" office:value-type="float" office:value="-0.2" calcext:value-type="float">
            <text:p>-0.20</text:p>
          </table:table-cell>
          <table:table-cell table:formula="of:=[.B97]-[.B$225]" office:value-type="float" office:value="-24.23" calcext:value-type="float">
            <text:p>-24.2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7.7" calcext:value-type="float">
            <text:p>7.7</text:p>
          </table:table-cell>
          <table:table-cell table:formula="of:=[.B98]-[.B97]" office:value-type="float" office:value="-0.0999999999999996" calcext:value-type="float">
            <text:p>-0.1</text:p>
          </table:table-cell>
          <table:table-cell table:formula="of:=[.C98]/([.A98]-[.A97])" office:value-type="float" office:value="-0.0999999999999996" calcext:value-type="float">
            <text:p>-0.10</text:p>
          </table:table-cell>
          <table:table-cell table:formula="of:=[.B98]-[.B$225]" office:value-type="float" office:value="-24.33" calcext:value-type="float">
            <text:p>-24.3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7.6" calcext:value-type="float">
            <text:p>7.6</text:p>
          </table:table-cell>
          <table:table-cell table:formula="of:=[.B99]-[.B98]" office:value-type="float" office:value="-0.100000000000001" calcext:value-type="float">
            <text:p>-0.100000000000001</text:p>
          </table:table-cell>
          <table:table-cell table:formula="of:=[.C99]/([.A99]-[.A98])" office:value-type="float" office:value="-0.100000000000001" calcext:value-type="float">
            <text:p>-0.10</text:p>
          </table:table-cell>
          <table:table-cell table:formula="of:=[.B99]-[.B$225]" office:value-type="float" office:value="-24.43" calcext:value-type="float">
            <text:p>-24.4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7.6" calcext:value-type="float">
            <text:p>7.6</text:p>
          </table:table-cell>
          <table:table-cell table:formula="of:=[.B100]-[.B99]" office:value-type="float" office:value="0" calcext:value-type="float">
            <text:p>0</text:p>
          </table:table-cell>
          <table:table-cell table:formula="of:=[.C100]/([.A100]-[.A99])" office:value-type="float" office:value="0" calcext:value-type="float">
            <text:p>0.00</text:p>
          </table:table-cell>
          <table:table-cell table:formula="of:=[.B100]-[.B$225]" office:value-type="float" office:value="-24.43" calcext:value-type="float">
            <text:p>-24.4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7.7" calcext:value-type="float">
            <text:p>7.7</text:p>
          </table:table-cell>
          <table:table-cell table:formula="of:=[.B101]-[.B100]" office:value-type="float" office:value="0.100000000000001" calcext:value-type="float">
            <text:p>0.100000000000001</text:p>
          </table:table-cell>
          <table:table-cell table:formula="of:=[.C101]/([.A101]-[.A100])" office:value-type="float" office:value="0.100000000000001" calcext:value-type="float">
            <text:p>0.10</text:p>
          </table:table-cell>
          <table:table-cell table:formula="of:=[.B101]-[.B$225]" office:value-type="float" office:value="-24.33" calcext:value-type="float">
            <text:p>-24.3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7.7" calcext:value-type="float">
            <text:p>7.7</text:p>
          </table:table-cell>
          <table:table-cell table:formula="of:=[.B102]-[.B101]" office:value-type="float" office:value="0" calcext:value-type="float">
            <text:p>0</text:p>
          </table:table-cell>
          <table:table-cell table:formula="of:=[.C102]/([.A102]-[.A101])" office:value-type="float" office:value="0" calcext:value-type="float">
            <text:p>0.00</text:p>
          </table:table-cell>
          <table:table-cell table:formula="of:=[.B102]-[.B$225]" office:value-type="float" office:value="-24.33" calcext:value-type="float">
            <text:p>-24.3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7.9" calcext:value-type="float">
            <text:p>7.9</text:p>
          </table:table-cell>
          <table:table-cell table:formula="of:=[.B103]-[.B102]" office:value-type="float" office:value="0.2" calcext:value-type="float">
            <text:p>0.2</text:p>
          </table:table-cell>
          <table:table-cell table:formula="of:=[.C103]/([.A103]-[.A102])" office:value-type="float" office:value="0.2" calcext:value-type="float">
            <text:p>0.20</text:p>
          </table:table-cell>
          <table:table-cell table:formula="of:=[.B103]-[.B$225]" office:value-type="float" office:value="-24.13" calcext:value-type="float">
            <text:p>-24.1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table:formula="of:=[.B104]-[.B103]" office:value-type="float" office:value="0.0999999999999996" calcext:value-type="float">
            <text:p>0.1</text:p>
          </table:table-cell>
          <table:table-cell table:formula="of:=[.C104]/([.A104]-[.A103])" office:value-type="float" office:value="0.0999999999999996" calcext:value-type="float">
            <text:p>0.10</text:p>
          </table:table-cell>
          <table:table-cell table:formula="of:=[.B104]-[.B$225]" office:value-type="float" office:value="-24.03" calcext:value-type="float">
            <text:p>-24.0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8.2" calcext:value-type="float">
            <text:p>8.2</text:p>
          </table:table-cell>
          <table:table-cell table:formula="of:=[.B105]-[.B104]" office:value-type="float" office:value="0.199999999999999" calcext:value-type="float">
            <text:p>0.199999999999999</text:p>
          </table:table-cell>
          <table:table-cell table:formula="of:=[.C105]/([.A105]-[.A104])" office:value-type="float" office:value="0.199999999999999" calcext:value-type="float">
            <text:p>0.20</text:p>
          </table:table-cell>
          <table:table-cell table:formula="of:=[.B105]-[.B$225]" office:value-type="float" office:value="-23.83" calcext:value-type="float">
            <text:p>-23.8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.5" calcext:value-type="float">
            <text:p>8.5</text:p>
          </table:table-cell>
          <table:table-cell table:formula="of:=[.B106]-[.B105]" office:value-type="float" office:value="0.300000000000001" calcext:value-type="float">
            <text:p>0.300000000000001</text:p>
          </table:table-cell>
          <table:table-cell table:formula="of:=[.C106]/([.A106]-[.A105])" office:value-type="float" office:value="0.300000000000001" calcext:value-type="float">
            <text:p>0.30</text:p>
          </table:table-cell>
          <table:table-cell table:formula="of:=[.B106]-[.B$225]" office:value-type="float" office:value="-23.53" calcext:value-type="float">
            <text:p>-23.5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.7" calcext:value-type="float">
            <text:p>8.7</text:p>
          </table:table-cell>
          <table:table-cell table:formula="of:=[.B107]-[.B106]" office:value-type="float" office:value="0.199999999999999" calcext:value-type="float">
            <text:p>0.199999999999999</text:p>
          </table:table-cell>
          <table:table-cell table:formula="of:=[.C107]/([.A107]-[.A106])" office:value-type="float" office:value="0.199999999999999" calcext:value-type="float">
            <text:p>0.20</text:p>
          </table:table-cell>
          <table:table-cell table:formula="of:=[.B107]-[.B$225]" office:value-type="float" office:value="-23.33" calcext:value-type="float">
            <text:p>-23.3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9" calcext:value-type="float">
            <text:p>9</text:p>
          </table:table-cell>
          <table:table-cell table:formula="of:=[.B108]-[.B107]" office:value-type="float" office:value="0.300000000000001" calcext:value-type="float">
            <text:p>0.300000000000001</text:p>
          </table:table-cell>
          <table:table-cell table:formula="of:=[.C108]/([.A108]-[.A107])" office:value-type="float" office:value="0.300000000000001" calcext:value-type="float">
            <text:p>0.30</text:p>
          </table:table-cell>
          <table:table-cell table:formula="of:=[.B108]-[.B$225]" office:value-type="float" office:value="-23.03" calcext:value-type="float">
            <text:p>-23.0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9.3" calcext:value-type="float">
            <text:p>9.3</text:p>
          </table:table-cell>
          <table:table-cell table:formula="of:=[.B109]-[.B108]" office:value-type="float" office:value="0.300000000000001" calcext:value-type="float">
            <text:p>0.300000000000001</text:p>
          </table:table-cell>
          <table:table-cell table:formula="of:=[.C109]/([.A109]-[.A108])" office:value-type="float" office:value="0.300000000000001" calcext:value-type="float">
            <text:p>0.30</text:p>
          </table:table-cell>
          <table:table-cell table:formula="of:=[.B109]-[.B$225]" office:value-type="float" office:value="-22.73" calcext:value-type="float">
            <text:p>-22.7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9.67" calcext:value-type="float">
            <text:p>9.67</text:p>
          </table:table-cell>
          <table:table-cell table:formula="of:=[.B110]-[.B109]" office:value-type="float" office:value="0.369999999999999" calcext:value-type="float">
            <text:p>0.369999999999999</text:p>
          </table:table-cell>
          <table:table-cell table:formula="of:=[.C110]/([.A110]-[.A109])" office:value-type="float" office:value="0.369999999999999" calcext:value-type="float">
            <text:p>0.37</text:p>
          </table:table-cell>
          <table:table-cell table:formula="of:=[.B110]-[.B$225]" office:value-type="float" office:value="-22.36" calcext:value-type="float">
            <text:p>-22.36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9.98" calcext:value-type="float">
            <text:p>9.98</text:p>
          </table:table-cell>
          <table:table-cell table:formula="of:=[.B111]-[.B110]" office:value-type="float" office:value="0.31" calcext:value-type="float">
            <text:p>0.31</text:p>
          </table:table-cell>
          <table:table-cell table:formula="of:=[.C111]/([.A111]-[.A110])" office:value-type="float" office:value="0.31" calcext:value-type="float">
            <text:p>0.31</text:p>
          </table:table-cell>
          <table:table-cell table:formula="of:=[.B111]-[.B$225]" office:value-type="float" office:value="-22.05" calcext:value-type="float">
            <text:p>-22.0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0.23" calcext:value-type="float">
            <text:p>10.23</text:p>
          </table:table-cell>
          <table:table-cell table:formula="of:=[.B112]-[.B111]" office:value-type="float" office:value="0.25" calcext:value-type="float">
            <text:p>0.25</text:p>
          </table:table-cell>
          <table:table-cell table:formula="of:=[.C112]/([.A112]-[.A111])" office:value-type="float" office:value="0.25" calcext:value-type="float">
            <text:p>0.25</text:p>
          </table:table-cell>
          <table:table-cell table:formula="of:=[.B112]-[.B$225]" office:value-type="float" office:value="-21.8" calcext:value-type="float">
            <text:p>-21.8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0.37" calcext:value-type="float">
            <text:p>10.37</text:p>
          </table:table-cell>
          <table:table-cell table:formula="of:=[.B113]-[.B112]" office:value-type="float" office:value="0.139999999999999" calcext:value-type="float">
            <text:p>0.139999999999999</text:p>
          </table:table-cell>
          <table:table-cell table:formula="of:=[.C113]/([.A113]-[.A112])" office:value-type="float" office:value="0.139999999999999" calcext:value-type="float">
            <text:p>0.14</text:p>
          </table:table-cell>
          <table:table-cell table:formula="of:=[.B113]-[.B$225]" office:value-type="float" office:value="-21.66" calcext:value-type="float">
            <text:p>-21.6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0.36" calcext:value-type="float">
            <text:p>10.36</text:p>
          </table:table-cell>
          <table:table-cell table:formula="of:=[.B114]-[.B113]" office:value-type="float" office:value="-0.00999999999999979" calcext:value-type="float">
            <text:p>-0.01</text:p>
          </table:table-cell>
          <table:table-cell table:formula="of:=[.C114]/([.A114]-[.A113])" office:value-type="float" office:value="-0.00999999999999979" calcext:value-type="float">
            <text:p>-0.01</text:p>
          </table:table-cell>
          <table:table-cell table:formula="of:=[.B114]-[.B$225]" office:value-type="float" office:value="-21.67" calcext:value-type="float">
            <text:p>-21.6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0.18" calcext:value-type="float">
            <text:p>10.18</text:p>
          </table:table-cell>
          <table:table-cell table:formula="of:=[.B115]-[.B114]" office:value-type="float" office:value="-0.18" calcext:value-type="float">
            <text:p>-0.18</text:p>
          </table:table-cell>
          <table:table-cell table:formula="of:=[.C115]/([.A115]-[.A114])" office:value-type="float" office:value="-0.18" calcext:value-type="float">
            <text:p>-0.18</text:p>
          </table:table-cell>
          <table:table-cell table:formula="of:=[.B115]-[.B$225]" office:value-type="float" office:value="-21.85" calcext:value-type="float">
            <text:p>-21.85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9.88" calcext:value-type="float">
            <text:p>9.88</text:p>
          </table:table-cell>
          <table:table-cell table:formula="of:=[.B116]-[.B115]" office:value-type="float" office:value="-0.299999999999999" calcext:value-type="float">
            <text:p>-0.299999999999999</text:p>
          </table:table-cell>
          <table:table-cell table:formula="of:=[.C116]/([.A116]-[.A115])" office:value-type="float" office:value="-0.299999999999999" calcext:value-type="float">
            <text:p>-0.30</text:p>
          </table:table-cell>
          <table:table-cell table:formula="of:=[.B116]-[.B$225]" office:value-type="float" office:value="-22.15" calcext:value-type="float">
            <text:p>-22.15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9.54" calcext:value-type="float">
            <text:p>9.54</text:p>
          </table:table-cell>
          <table:table-cell table:formula="of:=[.B117]-[.B116]" office:value-type="float" office:value="-0.340000000000002" calcext:value-type="float">
            <text:p>-0.340000000000002</text:p>
          </table:table-cell>
          <table:table-cell table:formula="of:=[.C117]/([.A117]-[.A116])" office:value-type="float" office:value="-0.340000000000002" calcext:value-type="float">
            <text:p>-0.34</text:p>
          </table:table-cell>
          <table:table-cell table:formula="of:=[.B117]-[.B$225]" office:value-type="float" office:value="-22.49" calcext:value-type="float">
            <text:p>-22.49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9.24" calcext:value-type="float">
            <text:p>9.24</text:p>
          </table:table-cell>
          <table:table-cell table:formula="of:=[.B118]-[.B117]" office:value-type="float" office:value="-0.299999999999999" calcext:value-type="float">
            <text:p>-0.299999999999999</text:p>
          </table:table-cell>
          <table:table-cell table:formula="of:=[.C118]/([.A118]-[.A117])" office:value-type="float" office:value="-0.299999999999999" calcext:value-type="float">
            <text:p>-0.30</text:p>
          </table:table-cell>
          <table:table-cell table:formula="of:=[.B118]-[.B$225]" office:value-type="float" office:value="-22.79" calcext:value-type="float">
            <text:p>-22.7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9.04" calcext:value-type="float">
            <text:p>9.04</text:p>
          </table:table-cell>
          <table:table-cell table:formula="of:=[.B119]-[.B118]" office:value-type="float" office:value="-0.200000000000001" calcext:value-type="float">
            <text:p>-0.200000000000001</text:p>
          </table:table-cell>
          <table:table-cell table:formula="of:=[.C119]/([.A119]-[.A118])" office:value-type="float" office:value="-0.200000000000001" calcext:value-type="float">
            <text:p>-0.20</text:p>
          </table:table-cell>
          <table:table-cell table:formula="of:=[.B119]-[.B$225]" office:value-type="float" office:value="-22.99" calcext:value-type="float">
            <text:p>-22.9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8.99" calcext:value-type="float">
            <text:p>8.99</text:p>
          </table:table-cell>
          <table:table-cell table:formula="of:=[.B120]-[.B119]" office:value-type="float" office:value="-0.0499999999999989" calcext:value-type="float">
            <text:p>-0.049999999999999</text:p>
          </table:table-cell>
          <table:table-cell table:formula="of:=[.C120]/([.A120]-[.A119])" office:value-type="float" office:value="-0.0499999999999989" calcext:value-type="float">
            <text:p>-0.05</text:p>
          </table:table-cell>
          <table:table-cell table:formula="of:=[.B120]-[.B$225]" office:value-type="float" office:value="-23.04" calcext:value-type="float">
            <text:p>-23.0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9.01" calcext:value-type="float">
            <text:p>9.01</text:p>
          </table:table-cell>
          <table:table-cell table:formula="of:=[.B121]-[.B120]" office:value-type="float" office:value="0.0199999999999996" calcext:value-type="float">
            <text:p>0.02</text:p>
          </table:table-cell>
          <table:table-cell table:formula="of:=[.C121]/([.A121]-[.A120])" office:value-type="float" office:value="0.0199999999999996" calcext:value-type="float">
            <text:p>0.02</text:p>
          </table:table-cell>
          <table:table-cell table:formula="of:=[.B121]-[.B$225]" office:value-type="float" office:value="-23.02" calcext:value-type="float">
            <text:p>-23.0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8.97" calcext:value-type="float">
            <text:p>8.97</text:p>
          </table:table-cell>
          <table:table-cell table:formula="of:=[.B122]-[.B121]" office:value-type="float" office:value="-0.0399999999999991" calcext:value-type="float">
            <text:p>-0.039999999999999</text:p>
          </table:table-cell>
          <table:table-cell table:formula="of:=[.C122]/([.A122]-[.A121])" office:value-type="float" office:value="-0.0399999999999991" calcext:value-type="float">
            <text:p>-0.04</text:p>
          </table:table-cell>
          <table:table-cell table:formula="of:=[.B122]-[.B$225]" office:value-type="float" office:value="-23.06" calcext:value-type="float">
            <text:p>-23.0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8.76" calcext:value-type="float">
            <text:p>8.76</text:p>
          </table:table-cell>
          <table:table-cell table:formula="of:=[.B123]-[.B122]" office:value-type="float" office:value="-0.210000000000001" calcext:value-type="float">
            <text:p>-0.210000000000001</text:p>
          </table:table-cell>
          <table:table-cell table:formula="of:=[.C123]/([.A123]-[.A122])" office:value-type="float" office:value="-0.210000000000001" calcext:value-type="float">
            <text:p>-0.21</text:p>
          </table:table-cell>
          <table:table-cell table:formula="of:=[.B123]-[.B$225]" office:value-type="float" office:value="-23.27" calcext:value-type="float">
            <text:p>-23.2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8.25" calcext:value-type="float">
            <text:p>8.25</text:p>
          </table:table-cell>
          <table:table-cell table:formula="of:=[.B124]-[.B123]" office:value-type="float" office:value="-0.51" calcext:value-type="float">
            <text:p>-0.51</text:p>
          </table:table-cell>
          <table:table-cell table:formula="of:=[.C124]/([.A124]-[.A123])" office:value-type="float" office:value="-0.51" calcext:value-type="float">
            <text:p>-0.51</text:p>
          </table:table-cell>
          <table:table-cell table:formula="of:=[.B124]-[.B$225]" office:value-type="float" office:value="-23.78" calcext:value-type="float">
            <text:p>-23.78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.38" calcext:value-type="float">
            <text:p>7.38</text:p>
          </table:table-cell>
          <table:table-cell table:formula="of:=[.B125]-[.B124]" office:value-type="float" office:value="-0.87" calcext:value-type="float">
            <text:p>-0.87</text:p>
          </table:table-cell>
          <table:table-cell table:formula="of:=[.C125]/([.A125]-[.A124])" office:value-type="float" office:value="-0.87" calcext:value-type="float">
            <text:p>-0.87</text:p>
          </table:table-cell>
          <table:table-cell table:formula="of:=[.B125]-[.B$225]" office:value-type="float" office:value="-24.65" calcext:value-type="float">
            <text:p>-24.65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22" calcext:value-type="float">
            <text:p>6.22</text:p>
          </table:table-cell>
          <table:table-cell table:formula="of:=[.B126]-[.B125]" office:value-type="float" office:value="-1.16" calcext:value-type="float">
            <text:p>-1.16</text:p>
          </table:table-cell>
          <table:table-cell table:formula="of:=[.C126]/([.A126]-[.A125])" office:value-type="float" office:value="-1.16" calcext:value-type="float">
            <text:p>-1.16</text:p>
          </table:table-cell>
          <table:table-cell table:formula="of:=[.B126]-[.B$225]" office:value-type="float" office:value="-25.81" calcext:value-type="float">
            <text:p>-25.8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.92" calcext:value-type="float">
            <text:p>4.92</text:p>
          </table:table-cell>
          <table:table-cell table:formula="of:=[.B127]-[.B126]" office:value-type="float" office:value="-1.3" calcext:value-type="float">
            <text:p>-1.3</text:p>
          </table:table-cell>
          <table:table-cell table:formula="of:=[.C127]/([.A127]-[.A126])" office:value-type="float" office:value="-1.3" calcext:value-type="float">
            <text:p>-1.30</text:p>
          </table:table-cell>
          <table:table-cell table:formula="of:=[.B127]-[.B$225]" office:value-type="float" office:value="-27.11" calcext:value-type="float">
            <text:p>-27.1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.59" calcext:value-type="float">
            <text:p>3.59</text:p>
          </table:table-cell>
          <table:table-cell table:formula="of:=[.B128]-[.B127]" office:value-type="float" office:value="-1.33" calcext:value-type="float">
            <text:p>-1.33</text:p>
          </table:table-cell>
          <table:table-cell table:formula="of:=[.C128]/([.A128]-[.A127])" office:value-type="float" office:value="-1.33" calcext:value-type="float">
            <text:p>-1.33</text:p>
          </table:table-cell>
          <table:table-cell table:formula="of:=[.B128]-[.B$225]" office:value-type="float" office:value="-28.44" calcext:value-type="float">
            <text:p>-28.4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.37" calcext:value-type="float">
            <text:p>2.37</text:p>
          </table:table-cell>
          <table:table-cell table:formula="of:=[.B129]-[.B128]" office:value-type="float" office:value="-1.22" calcext:value-type="float">
            <text:p>-1.22</text:p>
          </table:table-cell>
          <table:table-cell table:formula="of:=[.C129]/([.A129]-[.A128])" office:value-type="float" office:value="-1.22" calcext:value-type="float">
            <text:p>-1.22</text:p>
          </table:table-cell>
          <table:table-cell table:formula="of:=[.B129]-[.B$225]" office:value-type="float" office:value="-29.66" calcext:value-type="float">
            <text:p>-29.6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.36" calcext:value-type="float">
            <text:p>1.36</text:p>
          </table:table-cell>
          <table:table-cell table:formula="of:=[.B130]-[.B129]" office:value-type="float" office:value="-1.01" calcext:value-type="float">
            <text:p>-1.01</text:p>
          </table:table-cell>
          <table:table-cell table:formula="of:=[.C130]/([.A130]-[.A129])" office:value-type="float" office:value="-1.01" calcext:value-type="float">
            <text:p>-1.01</text:p>
          </table:table-cell>
          <table:table-cell table:formula="of:=[.B130]-[.B$225]" office:value-type="float" office:value="-30.67" calcext:value-type="float">
            <text:p>-30.6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56" calcext:value-type="float">
            <text:p>0.56</text:p>
          </table:table-cell>
          <table:table-cell table:formula="of:=[.B131]-[.B130]" office:value-type="float" office:value="-0.8" calcext:value-type="float">
            <text:p>-0.8</text:p>
          </table:table-cell>
          <table:table-cell table:formula="of:=[.C131]/([.A131]-[.A130])" office:value-type="float" office:value="-0.8" calcext:value-type="float">
            <text:p>-0.80</text:p>
          </table:table-cell>
          <table:table-cell table:formula="of:=[.B131]-[.B$225]" office:value-type="float" office:value="-31.47" calcext:value-type="float">
            <text:p>-31.4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0.1" calcext:value-type="float">
            <text:p>-0.1</text:p>
          </table:table-cell>
          <table:table-cell table:formula="of:=[.B132]-[.B131]" office:value-type="float" office:value="-0.66" calcext:value-type="float">
            <text:p>-0.66</text:p>
          </table:table-cell>
          <table:table-cell table:formula="of:=[.C132]/([.A132]-[.A131])" office:value-type="float" office:value="-0.66" calcext:value-type="float">
            <text:p>-0.66</text:p>
          </table:table-cell>
          <table:table-cell table:formula="of:=[.B132]-[.B$225]" office:value-type="float" office:value="-32.13" calcext:value-type="float">
            <text:p>-32.1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0.65" calcext:value-type="float">
            <text:p>-0.65</text:p>
          </table:table-cell>
          <table:table-cell table:formula="of:=[.B133]-[.B132]" office:value-type="float" office:value="-0.55" calcext:value-type="float">
            <text:p>-0.55</text:p>
          </table:table-cell>
          <table:table-cell table:formula="of:=[.C133]/([.A133]-[.A132])" office:value-type="float" office:value="-0.55" calcext:value-type="float">
            <text:p>-0.55</text:p>
          </table:table-cell>
          <table:table-cell table:formula="of:=[.B133]-[.B$225]" office:value-type="float" office:value="-32.68" calcext:value-type="float">
            <text:p>-32.6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.13" calcext:value-type="float">
            <text:p>-1.13</text:p>
          </table:table-cell>
          <table:table-cell table:formula="of:=[.B134]-[.B133]" office:value-type="float" office:value="-0.48" calcext:value-type="float">
            <text:p>-0.48</text:p>
          </table:table-cell>
          <table:table-cell table:formula="of:=[.C134]/([.A134]-[.A133])" office:value-type="float" office:value="-0.48" calcext:value-type="float">
            <text:p>-0.48</text:p>
          </table:table-cell>
          <table:table-cell table:formula="of:=[.B134]-[.B$225]" office:value-type="float" office:value="-33.16" calcext:value-type="float">
            <text:p>-33.16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1.58" calcext:value-type="float">
            <text:p>-1.58</text:p>
          </table:table-cell>
          <table:table-cell table:formula="of:=[.B135]-[.B134]" office:value-type="float" office:value="-0.45" calcext:value-type="float">
            <text:p>-0.45</text:p>
          </table:table-cell>
          <table:table-cell table:formula="of:=[.C135]/([.A135]-[.A134])" office:value-type="float" office:value="-0.45" calcext:value-type="float">
            <text:p>-0.45</text:p>
          </table:table-cell>
          <table:table-cell table:formula="of:=[.B135]-[.B$225]" office:value-type="float" office:value="-33.61" calcext:value-type="float">
            <text:p>-33.6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2.01" calcext:value-type="float">
            <text:p>-2.01</text:p>
          </table:table-cell>
          <table:table-cell table:formula="of:=[.B136]-[.B135]" office:value-type="float" office:value="-0.43" calcext:value-type="float">
            <text:p>-0.43</text:p>
          </table:table-cell>
          <table:table-cell table:formula="of:=[.C136]/([.A136]-[.A135])" office:value-type="float" office:value="-0.43" calcext:value-type="float">
            <text:p>-0.43</text:p>
          </table:table-cell>
          <table:table-cell table:formula="of:=[.B136]-[.B$225]" office:value-type="float" office:value="-34.04" calcext:value-type="float">
            <text:p>-34.0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2.43" calcext:value-type="float">
            <text:p>-2.43</text:p>
          </table:table-cell>
          <table:table-cell table:formula="of:=[.B137]-[.B136]" office:value-type="float" office:value="-0.42" calcext:value-type="float">
            <text:p>-0.42</text:p>
          </table:table-cell>
          <table:table-cell table:formula="of:=[.C137]/([.A137]-[.A136])" office:value-type="float" office:value="-0.42" calcext:value-type="float">
            <text:p>-0.42</text:p>
          </table:table-cell>
          <table:table-cell table:formula="of:=[.B137]-[.B$225]" office:value-type="float" office:value="-34.46" calcext:value-type="float">
            <text:p>-34.4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2.83" calcext:value-type="float">
            <text:p>-2.83</text:p>
          </table:table-cell>
          <table:table-cell table:formula="of:=[.B138]-[.B137]" office:value-type="float" office:value="-0.4" calcext:value-type="float">
            <text:p>-0.4</text:p>
          </table:table-cell>
          <table:table-cell table:formula="of:=[.C138]/([.A138]-[.A137])" office:value-type="float" office:value="-0.4" calcext:value-type="float">
            <text:p>-0.40</text:p>
          </table:table-cell>
          <table:table-cell table:formula="of:=[.B138]-[.B$225]" office:value-type="float" office:value="-34.86" calcext:value-type="float">
            <text:p>-34.8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3.21" calcext:value-type="float">
            <text:p>-3.21</text:p>
          </table:table-cell>
          <table:table-cell table:formula="of:=[.B139]-[.B138]" office:value-type="float" office:value="-0.38" calcext:value-type="float">
            <text:p>-0.38</text:p>
          </table:table-cell>
          <table:table-cell table:formula="of:=[.C139]/([.A139]-[.A138])" office:value-type="float" office:value="-0.38" calcext:value-type="float">
            <text:p>-0.38</text:p>
          </table:table-cell>
          <table:table-cell table:formula="of:=[.B139]-[.B$225]" office:value-type="float" office:value="-35.24" calcext:value-type="float">
            <text:p>-35.2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3.58" calcext:value-type="float">
            <text:p>-3.58</text:p>
          </table:table-cell>
          <table:table-cell table:formula="of:=[.B140]-[.B139]" office:value-type="float" office:value="-0.37" calcext:value-type="float">
            <text:p>-0.37</text:p>
          </table:table-cell>
          <table:table-cell table:formula="of:=[.C140]/([.A140]-[.A139])" office:value-type="float" office:value="-0.37" calcext:value-type="float">
            <text:p>-0.37</text:p>
          </table:table-cell>
          <table:table-cell table:formula="of:=[.B140]-[.B$225]" office:value-type="float" office:value="-35.61" calcext:value-type="float">
            <text:p>-35.6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3.91" calcext:value-type="float">
            <text:p>-3.91</text:p>
          </table:table-cell>
          <table:table-cell table:formula="of:=[.B141]-[.B140]" office:value-type="float" office:value="-0.33" calcext:value-type="float">
            <text:p>-0.33</text:p>
          </table:table-cell>
          <table:table-cell table:formula="of:=[.C141]/([.A141]-[.A140])" office:value-type="float" office:value="-0.33" calcext:value-type="float">
            <text:p>-0.33</text:p>
          </table:table-cell>
          <table:table-cell table:formula="of:=[.B141]-[.B$225]" office:value-type="float" office:value="-35.94" calcext:value-type="float">
            <text:p>-35.9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7" calcext:value-type="float">
            <text:p>-4.17</text:p>
          </table:table-cell>
          <table:table-cell table:formula="of:=[.B142]-[.B141]" office:value-type="float" office:value="-0.26" calcext:value-type="float">
            <text:p>-0.26</text:p>
          </table:table-cell>
          <table:table-cell table:formula="of:=[.C142]/([.A142]-[.A141])" office:value-type="float" office:value="-0.26" calcext:value-type="float">
            <text:p>-0.26</text:p>
          </table:table-cell>
          <table:table-cell table:formula="of:=[.B142]-[.B$225]" office:value-type="float" office:value="-36.2" calcext:value-type="float">
            <text:p>-36.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4.34" calcext:value-type="float">
            <text:p>-4.34</text:p>
          </table:table-cell>
          <table:table-cell table:formula="of:=[.B143]-[.B142]" office:value-type="float" office:value="-0.17" calcext:value-type="float">
            <text:p>-0.17</text:p>
          </table:table-cell>
          <table:table-cell table:formula="of:=[.C143]/([.A143]-[.A142])" office:value-type="float" office:value="-0.17" calcext:value-type="float">
            <text:p>-0.17</text:p>
          </table:table-cell>
          <table:table-cell table:formula="of:=[.B143]-[.B$225]" office:value-type="float" office:value="-36.37" calcext:value-type="float">
            <text:p>-36.3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.39" calcext:value-type="float">
            <text:p>-4.39</text:p>
          </table:table-cell>
          <table:table-cell table:formula="of:=[.B144]-[.B143]" office:value-type="float" office:value="-0.0499999999999998" calcext:value-type="float">
            <text:p>-0.05</text:p>
          </table:table-cell>
          <table:table-cell table:formula="of:=[.C144]/([.A144]-[.A143])" office:value-type="float" office:value="-0.0499999999999998" calcext:value-type="float">
            <text:p>-0.05</text:p>
          </table:table-cell>
          <table:table-cell table:formula="of:=[.B144]-[.B$225]" office:value-type="float" office:value="-36.42" calcext:value-type="float">
            <text:p>-36.4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4.31" calcext:value-type="float">
            <text:p>-4.31</text:p>
          </table:table-cell>
          <table:table-cell table:formula="of:=[.B145]-[.B144]" office:value-type="float" office:value="0.0800000000000001" calcext:value-type="float">
            <text:p>0.08</text:p>
          </table:table-cell>
          <table:table-cell table:formula="of:=[.C145]/([.A145]-[.A144])" office:value-type="float" office:value="0.0800000000000001" calcext:value-type="float">
            <text:p>0.08</text:p>
          </table:table-cell>
          <table:table-cell table:formula="of:=[.B145]-[.B$225]" office:value-type="float" office:value="-36.34" calcext:value-type="float">
            <text:p>-36.3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4.14" calcext:value-type="float">
            <text:p>-4.14</text:p>
          </table:table-cell>
          <table:table-cell table:formula="of:=[.B146]-[.B145]" office:value-type="float" office:value="0.17" calcext:value-type="float">
            <text:p>0.17</text:p>
          </table:table-cell>
          <table:table-cell table:formula="of:=[.C146]/([.A146]-[.A145])" office:value-type="float" office:value="0.17" calcext:value-type="float">
            <text:p>0.17</text:p>
          </table:table-cell>
          <table:table-cell table:formula="of:=[.B146]-[.B$225]" office:value-type="float" office:value="-36.17" calcext:value-type="float">
            <text:p>-36.1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3.97" calcext:value-type="float">
            <text:p>-3.97</text:p>
          </table:table-cell>
          <table:table-cell table:formula="of:=[.B147]-[.B146]" office:value-type="float" office:value="0.17" calcext:value-type="float">
            <text:p>0.17</text:p>
          </table:table-cell>
          <table:table-cell table:formula="of:=[.C147]/([.A147]-[.A146])" office:value-type="float" office:value="0.17" calcext:value-type="float">
            <text:p>0.17</text:p>
          </table:table-cell>
          <table:table-cell table:formula="of:=[.B147]-[.B$225]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3.86" calcext:value-type="float">
            <text:p>-3.86</text:p>
          </table:table-cell>
          <table:table-cell table:formula="of:=[.B148]-[.B147]" office:value-type="float" office:value="0.11" calcext:value-type="float">
            <text:p>0.11</text:p>
          </table:table-cell>
          <table:table-cell table:formula="of:=[.C148]/([.A148]-[.A147])" office:value-type="float" office:value="0.11" calcext:value-type="float">
            <text:p>0.11</text:p>
          </table:table-cell>
          <table:table-cell table:formula="of:=[.B148]-[.B$225]" office:value-type="float" office:value="-35.89" calcext:value-type="float">
            <text:p>-35.8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3.88" calcext:value-type="float">
            <text:p>-3.88</text:p>
          </table:table-cell>
          <table:table-cell table:formula="of:=[.B149]-[.B148]" office:value-type="float" office:value="-0.02" calcext:value-type="float">
            <text:p>-0.02</text:p>
          </table:table-cell>
          <table:table-cell table:formula="of:=[.C149]/([.A149]-[.A148])" office:value-type="float" office:value="-0.02" calcext:value-type="float">
            <text:p>-0.02</text:p>
          </table:table-cell>
          <table:table-cell table:formula="of:=[.B149]-[.B$225]" office:value-type="float" office:value="-35.91" calcext:value-type="float">
            <text:p>-35.91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07" calcext:value-type="float">
            <text:p>-4.07</text:p>
          </table:table-cell>
          <table:table-cell table:formula="of:=[.B150]-[.B149]" office:value-type="float" office:value="-0.19" calcext:value-type="float">
            <text:p>-0.19</text:p>
          </table:table-cell>
          <table:table-cell table:formula="of:=[.C150]/([.A150]-[.A149])" office:value-type="float" office:value="-0.19" calcext:value-type="float">
            <text:p>-0.19</text:p>
          </table:table-cell>
          <table:table-cell table:formula="of:=[.B150]-[.B$225]" office:value-type="float" office:value="-36.1" calcext:value-type="float">
            <text:p>-36.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37" calcext:value-type="float">
            <text:p>-4.37</text:p>
          </table:table-cell>
          <table:table-cell table:formula="of:=[.B151]-[.B150]" office:value-type="float" office:value="-0.3" calcext:value-type="float">
            <text:p>-0.3</text:p>
          </table:table-cell>
          <table:table-cell table:formula="of:=[.C151]/([.A151]-[.A150])" office:value-type="float" office:value="-0.3" calcext:value-type="float">
            <text:p>-0.30</text:p>
          </table:table-cell>
          <table:table-cell table:formula="of:=[.B151]-[.B$225]" office:value-type="float" office:value="-36.4" calcext:value-type="float">
            <text:p>-36.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4.69" calcext:value-type="float">
            <text:p>-4.69</text:p>
          </table:table-cell>
          <table:table-cell table:formula="of:=[.B152]-[.B151]" office:value-type="float" office:value="-0.32" calcext:value-type="float">
            <text:p>-0.32</text:p>
          </table:table-cell>
          <table:table-cell table:formula="of:=[.C152]/([.A152]-[.A151])" office:value-type="float" office:value="-0.32" calcext:value-type="float">
            <text:p>-0.32</text:p>
          </table:table-cell>
          <table:table-cell table:formula="of:=[.B152]-[.B$225]" office:value-type="float" office:value="-36.72" calcext:value-type="float">
            <text:p>-36.7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93" calcext:value-type="float">
            <text:p>-4.93</text:p>
          </table:table-cell>
          <table:table-cell table:formula="of:=[.B153]-[.B152]" office:value-type="float" office:value="-0.239999999999999" calcext:value-type="float">
            <text:p>-0.239999999999999</text:p>
          </table:table-cell>
          <table:table-cell table:formula="of:=[.C153]/([.A153]-[.A152])" office:value-type="float" office:value="-0.239999999999999" calcext:value-type="float">
            <text:p>-0.24</text:p>
          </table:table-cell>
          <table:table-cell table:formula="of:=[.B153]-[.B$225]" office:value-type="float" office:value="-36.96" calcext:value-type="float">
            <text:p>-36.9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5.02" calcext:value-type="float">
            <text:p>-5.02</text:p>
          </table:table-cell>
          <table:table-cell table:formula="of:=[.B154]-[.B153]" office:value-type="float" office:value="-0.0899999999999999" calcext:value-type="float">
            <text:p>-0.09</text:p>
          </table:table-cell>
          <table:table-cell table:formula="of:=[.C154]/([.A154]-[.A153])" office:value-type="float" office:value="-0.0899999999999999" calcext:value-type="float">
            <text:p>-0.09</text:p>
          </table:table-cell>
          <table:table-cell table:formula="of:=[.B154]-[.B$225]" office:value-type="float" office:value="-37.05" calcext:value-type="float">
            <text:p>-37.0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4.87" calcext:value-type="float">
            <text:p>-4.87</text:p>
          </table:table-cell>
          <table:table-cell table:formula="of:=[.B155]-[.B154]" office:value-type="float" office:value="0.149999999999999" calcext:value-type="float">
            <text:p>0.149999999999999</text:p>
          </table:table-cell>
          <table:table-cell table:formula="of:=[.C155]/([.A155]-[.A154])" office:value-type="float" office:value="0.149999999999999" calcext:value-type="float">
            <text:p>0.15</text:p>
          </table:table-cell>
          <table:table-cell table:formula="of:=[.B155]-[.B$225]" office:value-type="float" office:value="-36.9" calcext:value-type="float">
            <text:p>-36.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4.48" calcext:value-type="float">
            <text:p>-4.48</text:p>
          </table:table-cell>
          <table:table-cell table:formula="of:=[.B156]-[.B155]" office:value-type="float" office:value="0.39" calcext:value-type="float">
            <text:p>0.39</text:p>
          </table:table-cell>
          <table:table-cell table:formula="of:=[.C156]/([.A156]-[.A155])" office:value-type="float" office:value="0.39" calcext:value-type="float">
            <text:p>0.39</text:p>
          </table:table-cell>
          <table:table-cell table:formula="of:=[.B156]-[.B$225]" office:value-type="float" office:value="-36.51" calcext:value-type="float">
            <text:p>-36.5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3.86" calcext:value-type="float">
            <text:p>-3.86</text:p>
          </table:table-cell>
          <table:table-cell table:formula="of:=[.B157]-[.B156]" office:value-type="float" office:value="0.620000000000001" calcext:value-type="float">
            <text:p>0.620000000000001</text:p>
          </table:table-cell>
          <table:table-cell table:formula="of:=[.C157]/([.A157]-[.A156])" office:value-type="float" office:value="0.620000000000001" calcext:value-type="float">
            <text:p>0.62</text:p>
          </table:table-cell>
          <table:table-cell table:formula="of:=[.B157]-[.B$225]" office:value-type="float" office:value="-35.89" calcext:value-type="float">
            <text:p>-35.8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3.02" calcext:value-type="float">
            <text:p>-3.02</text:p>
          </table:table-cell>
          <table:table-cell table:formula="of:=[.B158]-[.B157]" office:value-type="float" office:value="0.84" calcext:value-type="float">
            <text:p>0.84</text:p>
          </table:table-cell>
          <table:table-cell table:formula="of:=[.C158]/([.A158]-[.A157])" office:value-type="float" office:value="0.84" calcext:value-type="float">
            <text:p>0.84</text:p>
          </table:table-cell>
          <table:table-cell table:formula="of:=[.B158]-[.B$225]" office:value-type="float" office:value="-35.05" calcext:value-type="float">
            <text:p>-35.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.98" calcext:value-type="float">
            <text:p>-1.98</text:p>
          </table:table-cell>
          <table:table-cell table:formula="of:=[.B159]-[.B158]" office:value-type="float" office:value="1.04" calcext:value-type="float">
            <text:p>1.04</text:p>
          </table:table-cell>
          <table:table-cell table:formula="of:=[.C159]/([.A159]-[.A158])" office:value-type="float" office:value="1.04" calcext:value-type="float">
            <text:p>1.04</text:p>
          </table:table-cell>
          <table:table-cell table:formula="of:=[.B159]-[.B$225]" office:value-type="float" office:value="-34.01" calcext:value-type="float">
            <text:p>-34.0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0.75" calcext:value-type="float">
            <text:p>-0.75</text:p>
          </table:table-cell>
          <table:table-cell table:formula="of:=[.B160]-[.B159]" office:value-type="float" office:value="1.23" calcext:value-type="float">
            <text:p>1.23</text:p>
          </table:table-cell>
          <table:table-cell table:formula="of:=[.C160]/([.A160]-[.A159])" office:value-type="float" office:value="1.23" calcext:value-type="float">
            <text:p>1.23</text:p>
          </table:table-cell>
          <table:table-cell table:formula="of:=[.B160]-[.B$225]" office:value-type="float" office:value="-32.78" calcext:value-type="float">
            <text:p>-32.7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62" calcext:value-type="float">
            <text:p>0.62</text:p>
          </table:table-cell>
          <table:table-cell table:formula="of:=[.B161]-[.B160]" office:value-type="float" office:value="1.37" calcext:value-type="float">
            <text:p>1.37</text:p>
          </table:table-cell>
          <table:table-cell table:formula="of:=[.C161]/([.A161]-[.A160])" office:value-type="float" office:value="1.37" calcext:value-type="float">
            <text:p>1.37</text:p>
          </table:table-cell>
          <table:table-cell table:formula="of:=[.B161]-[.B$225]" office:value-type="float" office:value="-31.41" calcext:value-type="float">
            <text:p>-31.4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.06" calcext:value-type="float">
            <text:p>2.06</text:p>
          </table:table-cell>
          <table:table-cell table:formula="of:=[.B162]-[.B161]" office:value-type="float" office:value="1.44" calcext:value-type="float">
            <text:p>1.44</text:p>
          </table:table-cell>
          <table:table-cell table:formula="of:=[.C162]/([.A162]-[.A161])" office:value-type="float" office:value="1.44" calcext:value-type="float">
            <text:p>1.44</text:p>
          </table:table-cell>
          <table:table-cell table:formula="of:=[.B162]-[.B$225]" office:value-type="float" office:value="-29.97" calcext:value-type="float">
            <text:p>-29.9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.51" calcext:value-type="float">
            <text:p>3.51</text:p>
          </table:table-cell>
          <table:table-cell table:formula="of:=[.B163]-[.B162]" office:value-type="float" office:value="1.45" calcext:value-type="float">
            <text:p>1.45</text:p>
          </table:table-cell>
          <table:table-cell table:formula="of:=[.C163]/([.A163]-[.A162])" office:value-type="float" office:value="1.45" calcext:value-type="float">
            <text:p>1.45</text:p>
          </table:table-cell>
          <table:table-cell table:formula="of:=[.B163]-[.B$225]" office:value-type="float" office:value="-28.52" calcext:value-type="float">
            <text:p>-28.5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.92" calcext:value-type="float">
            <text:p>4.92</text:p>
          </table:table-cell>
          <table:table-cell table:formula="of:=[.B164]-[.B163]" office:value-type="float" office:value="1.41" calcext:value-type="float">
            <text:p>1.41</text:p>
          </table:table-cell>
          <table:table-cell table:formula="of:=[.C164]/([.A164]-[.A163])" office:value-type="float" office:value="1.41" calcext:value-type="float">
            <text:p>1.41</text:p>
          </table:table-cell>
          <table:table-cell table:formula="of:=[.B164]-[.B$225]" office:value-type="float" office:value="-27.11" calcext:value-type="float">
            <text:p>-27.1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24" calcext:value-type="float">
            <text:p>6.24</text:p>
          </table:table-cell>
          <table:table-cell table:formula="of:=[.B165]-[.B164]" office:value-type="float" office:value="1.32" calcext:value-type="float">
            <text:p>1.32</text:p>
          </table:table-cell>
          <table:table-cell table:formula="of:=[.C165]/([.A165]-[.A164])" office:value-type="float" office:value="1.32" calcext:value-type="float">
            <text:p>1.32</text:p>
          </table:table-cell>
          <table:table-cell table:formula="of:=[.B165]-[.B$225]" office:value-type="float" office:value="-25.79" calcext:value-type="float">
            <text:p>-25.7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7.49" calcext:value-type="float">
            <text:p>7.49</text:p>
          </table:table-cell>
          <table:table-cell table:formula="of:=[.B166]-[.B165]" office:value-type="float" office:value="1.25" calcext:value-type="float">
            <text:p>1.25</text:p>
          </table:table-cell>
          <table:table-cell table:formula="of:=[.C166]/([.A166]-[.A165])" office:value-type="float" office:value="1.25" calcext:value-type="float">
            <text:p>1.25</text:p>
          </table:table-cell>
          <table:table-cell table:formula="of:=[.B166]-[.B$225]" office:value-type="float" office:value="-24.54" calcext:value-type="float">
            <text:p>-24.5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8.7" calcext:value-type="float">
            <text:p>8.7</text:p>
          </table:table-cell>
          <table:table-cell table:formula="of:=[.B167]-[.B166]" office:value-type="float" office:value="1.21" calcext:value-type="float">
            <text:p>1.21</text:p>
          </table:table-cell>
          <table:table-cell table:formula="of:=[.C167]/([.A167]-[.A166])" office:value-type="float" office:value="1.21" calcext:value-type="float">
            <text:p>1.21</text:p>
          </table:table-cell>
          <table:table-cell table:formula="of:=[.B167]-[.B$225]" office:value-type="float" office:value="-23.33" calcext:value-type="float">
            <text:p>-23.3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9.9" calcext:value-type="float">
            <text:p>9.9</text:p>
          </table:table-cell>
          <table:table-cell table:formula="of:=[.B168]-[.B167]" office:value-type="float" office:value="1.2" calcext:value-type="float">
            <text:p>1.2</text:p>
          </table:table-cell>
          <table:table-cell table:formula="of:=[.C168]/([.A168]-[.A167])" office:value-type="float" office:value="1.2" calcext:value-type="float">
            <text:p>1.20</text:p>
          </table:table-cell>
          <table:table-cell table:formula="of:=[.B168]-[.B$225]" office:value-type="float" office:value="-22.13" calcext:value-type="float">
            <text:p>-22.1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1.14" calcext:value-type="float">
            <text:p>11.14</text:p>
          </table:table-cell>
          <table:table-cell table:formula="of:=[.B169]-[.B168]" office:value-type="float" office:value="1.24" calcext:value-type="float">
            <text:p>1.24</text:p>
          </table:table-cell>
          <table:table-cell table:formula="of:=[.C169]/([.A169]-[.A168])" office:value-type="float" office:value="1.24" calcext:value-type="float">
            <text:p>1.24</text:p>
          </table:table-cell>
          <table:table-cell table:formula="of:=[.B169]-[.B$225]" office:value-type="float" office:value="-20.89" calcext:value-type="float">
            <text:p>-20.89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2.43" calcext:value-type="float">
            <text:p>12.43</text:p>
          </table:table-cell>
          <table:table-cell table:formula="of:=[.B170]-[.B169]" office:value-type="float" office:value="1.29" calcext:value-type="float">
            <text:p>1.29</text:p>
          </table:table-cell>
          <table:table-cell table:formula="of:=[.C170]/([.A170]-[.A169])" office:value-type="float" office:value="1.29" calcext:value-type="float">
            <text:p>1.29</text:p>
          </table:table-cell>
          <table:table-cell table:formula="of:=[.B170]-[.B$225]" office:value-type="float" office:value="-19.6" calcext:value-type="float">
            <text:p>-19.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3.75" calcext:value-type="float">
            <text:p>13.75</text:p>
          </table:table-cell>
          <table:table-cell table:formula="of:=[.B171]-[.B170]" office:value-type="float" office:value="1.32" calcext:value-type="float">
            <text:p>1.32</text:p>
          </table:table-cell>
          <table:table-cell table:formula="of:=[.C171]/([.A171]-[.A170])" office:value-type="float" office:value="1.32" calcext:value-type="float">
            <text:p>1.32</text:p>
          </table:table-cell>
          <table:table-cell table:formula="of:=[.B171]-[.B$225]" office:value-type="float" office:value="-18.28" calcext:value-type="float">
            <text:p>-18.2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5.06" calcext:value-type="float">
            <text:p>15.06</text:p>
          </table:table-cell>
          <table:table-cell table:formula="of:=[.B172]-[.B171]" office:value-type="float" office:value="1.31" calcext:value-type="float">
            <text:p>1.31</text:p>
          </table:table-cell>
          <table:table-cell table:formula="of:=[.C172]/([.A172]-[.A171])" office:value-type="float" office:value="1.31" calcext:value-type="float">
            <text:p>1.31</text:p>
          </table:table-cell>
          <table:table-cell table:formula="of:=[.B172]-[.B$225]" office:value-type="float" office:value="-16.97" calcext:value-type="float">
            <text:p>-16.9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6.32" calcext:value-type="float">
            <text:p>16.32</text:p>
          </table:table-cell>
          <table:table-cell table:formula="of:=[.B173]-[.B172]" office:value-type="float" office:value="1.26" calcext:value-type="float">
            <text:p>1.26</text:p>
          </table:table-cell>
          <table:table-cell table:formula="of:=[.C173]/([.A173]-[.A172])" office:value-type="float" office:value="1.26" calcext:value-type="float">
            <text:p>1.26</text:p>
          </table:table-cell>
          <table:table-cell table:formula="of:=[.B173]-[.B$225]" office:value-type="float" office:value="-15.71" calcext:value-type="float">
            <text:p>-15.7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7.48" calcext:value-type="float">
            <text:p>17.48</text:p>
          </table:table-cell>
          <table:table-cell table:formula="of:=[.B174]-[.B173]" office:value-type="float" office:value="1.16" calcext:value-type="float">
            <text:p>1.16</text:p>
          </table:table-cell>
          <table:table-cell table:formula="of:=[.C174]/([.A174]-[.A173])" office:value-type="float" office:value="1.16" calcext:value-type="float">
            <text:p>1.16</text:p>
          </table:table-cell>
          <table:table-cell table:formula="of:=[.B174]-[.B$225]" office:value-type="float" office:value="-14.55" calcext:value-type="float">
            <text:p>-14.5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8.52" calcext:value-type="float">
            <text:p>18.52</text:p>
          </table:table-cell>
          <table:table-cell table:formula="of:=[.B175]-[.B174]" office:value-type="float" office:value="1.04" calcext:value-type="float">
            <text:p>1.04</text:p>
          </table:table-cell>
          <table:table-cell table:formula="of:=[.C175]/([.A175]-[.A174])" office:value-type="float" office:value="1.04" calcext:value-type="float">
            <text:p>1.04</text:p>
          </table:table-cell>
          <table:table-cell table:formula="of:=[.B175]-[.B$225]" office:value-type="float" office:value="-13.51" calcext:value-type="float">
            <text:p>-13.51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.44" calcext:value-type="float">
            <text:p>19.44</text:p>
          </table:table-cell>
          <table:table-cell table:formula="of:=[.B176]-[.B175]" office:value-type="float" office:value="0.920000000000002" calcext:value-type="float">
            <text:p>0.920000000000002</text:p>
          </table:table-cell>
          <table:table-cell table:formula="of:=[.C176]/([.A176]-[.A175])" office:value-type="float" office:value="0.920000000000002" calcext:value-type="float">
            <text:p>0.92</text:p>
          </table:table-cell>
          <table:table-cell table:formula="of:=[.B176]-[.B$225]" office:value-type="float" office:value="-12.59" calcext:value-type="float">
            <text:p>-12.59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0.25" calcext:value-type="float">
            <text:p>20.25</text:p>
          </table:table-cell>
          <table:table-cell table:formula="of:=[.B177]-[.B176]" office:value-type="float" office:value="0.809999999999999" calcext:value-type="float">
            <text:p>0.809999999999999</text:p>
          </table:table-cell>
          <table:table-cell table:formula="of:=[.C177]/([.A177]-[.A176])" office:value-type="float" office:value="0.809999999999999" calcext:value-type="float">
            <text:p>0.81</text:p>
          </table:table-cell>
          <table:table-cell table:formula="of:=[.B177]-[.B$225]" office:value-type="float" office:value="-11.78" calcext:value-type="float">
            <text:p>-11.7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0.98" calcext:value-type="float">
            <text:p>20.98</text:p>
          </table:table-cell>
          <table:table-cell table:formula="of:=[.B178]-[.B177]" office:value-type="float" office:value="0.73" calcext:value-type="float">
            <text:p>0.73</text:p>
          </table:table-cell>
          <table:table-cell table:formula="of:=[.C178]/([.A178]-[.A177])" office:value-type="float" office:value="0.73" calcext:value-type="float">
            <text:p>0.73</text:p>
          </table:table-cell>
          <table:table-cell table:formula="of:=[.B178]-[.B$225]" office:value-type="float" office:value="-11.05" calcext:value-type="float">
            <text:p>-11.0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1.62" calcext:value-type="float">
            <text:p>21.62</text:p>
          </table:table-cell>
          <table:table-cell table:formula="of:=[.B179]-[.B178]" office:value-type="float" office:value="0.640000000000001" calcext:value-type="float">
            <text:p>0.640000000000001</text:p>
          </table:table-cell>
          <table:table-cell table:formula="of:=[.C179]/([.A179]-[.A178])" office:value-type="float" office:value="0.640000000000001" calcext:value-type="float">
            <text:p>0.64</text:p>
          </table:table-cell>
          <table:table-cell table:formula="of:=[.B179]-[.B$225]" office:value-type="float" office:value="-10.41" calcext:value-type="float">
            <text:p>-10.4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2.19" calcext:value-type="float">
            <text:p>22.19</text:p>
          </table:table-cell>
          <table:table-cell table:formula="of:=[.B180]-[.B179]" office:value-type="float" office:value="0.57" calcext:value-type="float">
            <text:p>0.57</text:p>
          </table:table-cell>
          <table:table-cell table:formula="of:=[.C180]/([.A180]-[.A179])" office:value-type="float" office:value="0.57" calcext:value-type="float">
            <text:p>0.57</text:p>
          </table:table-cell>
          <table:table-cell table:formula="of:=[.B180]-[.B$225]"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2.69" calcext:value-type="float">
            <text:p>22.69</text:p>
          </table:table-cell>
          <table:table-cell table:formula="of:=[.B181]-[.B180]" office:value-type="float" office:value="0.5" calcext:value-type="float">
            <text:p>0.5</text:p>
          </table:table-cell>
          <table:table-cell table:formula="of:=[.C181]/([.A181]-[.A180])" office:value-type="float" office:value="0.5" calcext:value-type="float">
            <text:p>0.50</text:p>
          </table:table-cell>
          <table:table-cell table:formula="of:=[.B181]-[.B$225]" office:value-type="float" office:value="-9.34" calcext:value-type="float">
            <text:p>-9.3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3.12" calcext:value-type="float">
            <text:p>23.12</text:p>
          </table:table-cell>
          <table:table-cell table:formula="of:=[.B182]-[.B181]" office:value-type="float" office:value="0.43" calcext:value-type="float">
            <text:p>0.43</text:p>
          </table:table-cell>
          <table:table-cell table:formula="of:=[.C182]/([.A182]-[.A181])" office:value-type="float" office:value="0.43" calcext:value-type="float">
            <text:p>0.43</text:p>
          </table:table-cell>
          <table:table-cell table:formula="of:=[.B182]-[.B$225]"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3.49" calcext:value-type="float">
            <text:p>23.49</text:p>
          </table:table-cell>
          <table:table-cell table:formula="of:=[.B183]-[.B182]" office:value-type="float" office:value="0.369999999999997" calcext:value-type="float">
            <text:p>0.369999999999997</text:p>
          </table:table-cell>
          <table:table-cell table:formula="of:=[.C183]/([.A183]-[.A182])" office:value-type="float" office:value="0.369999999999997" calcext:value-type="float">
            <text:p>0.37</text:p>
          </table:table-cell>
          <table:table-cell table:formula="of:=[.B183]-[.B$225]" office:value-type="float" office:value="-8.54" calcext:value-type="float">
            <text:p>-8.5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3.79" calcext:value-type="float">
            <text:p>23.79</text:p>
          </table:table-cell>
          <table:table-cell table:formula="of:=[.B184]-[.B183]" office:value-type="float" office:value="0.300000000000001" calcext:value-type="float">
            <text:p>0.300000000000001</text:p>
          </table:table-cell>
          <table:table-cell table:formula="of:=[.C184]/([.A184]-[.A183])" office:value-type="float" office:value="0.300000000000001" calcext:value-type="float">
            <text:p>0.30</text:p>
          </table:table-cell>
          <table:table-cell table:formula="of:=[.B184]-[.B$225]"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4.02" calcext:value-type="float">
            <text:p>24.02</text:p>
          </table:table-cell>
          <table:table-cell table:formula="of:=[.B185]-[.B184]" office:value-type="float" office:value="0.23" calcext:value-type="float">
            <text:p>0.23</text:p>
          </table:table-cell>
          <table:table-cell table:formula="of:=[.C185]/([.A185]-[.A184])" office:value-type="float" office:value="0.23" calcext:value-type="float">
            <text:p>0.23</text:p>
          </table:table-cell>
          <table:table-cell table:formula="of:=[.B185]-[.B$225]" office:value-type="float" office:value="-8.01" calcext:value-type="float">
            <text:p>-8.0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4.2" calcext:value-type="float">
            <text:p>24.2</text:p>
          </table:table-cell>
          <table:table-cell table:formula="of:=[.B186]-[.B185]" office:value-type="float" office:value="0.18" calcext:value-type="float">
            <text:p>0.18</text:p>
          </table:table-cell>
          <table:table-cell table:formula="of:=[.C186]/([.A186]-[.A185])" office:value-type="float" office:value="0.18" calcext:value-type="float">
            <text:p>0.18</text:p>
          </table:table-cell>
          <table:table-cell table:formula="of:=[.B186]-[.B$225]" office:value-type="float" office:value="-7.83" calcext:value-type="float">
            <text:p>-7.8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4.32" calcext:value-type="float">
            <text:p>24.32</text:p>
          </table:table-cell>
          <table:table-cell table:formula="of:=[.B187]-[.B186]" office:value-type="float" office:value="0.120000000000001" calcext:value-type="float">
            <text:p>0.120000000000001</text:p>
          </table:table-cell>
          <table:table-cell table:formula="of:=[.C187]/([.A187]-[.A186])" office:value-type="float" office:value="0.120000000000001" calcext:value-type="float">
            <text:p>0.12</text:p>
          </table:table-cell>
          <table:table-cell table:formula="of:=[.B187]-[.B$225]" office:value-type="float" office:value="-7.71" calcext:value-type="float">
            <text:p>-7.71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4.39" calcext:value-type="float">
            <text:p>24.39</text:p>
          </table:table-cell>
          <table:table-cell table:formula="of:=[.B188]-[.B187]" office:value-type="float" office:value="0.0700000000000003" calcext:value-type="float">
            <text:p>0.07</text:p>
          </table:table-cell>
          <table:table-cell table:formula="of:=[.C188]/([.A188]-[.A187])" office:value-type="float" office:value="0.0700000000000003" calcext:value-type="float">
            <text:p>0.07</text:p>
          </table:table-cell>
          <table:table-cell table:formula="of:=[.B188]-[.B$225]"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4.42" calcext:value-type="float">
            <text:p>24.42</text:p>
          </table:table-cell>
          <table:table-cell table:formula="of:=[.B189]-[.B188]" office:value-type="float" office:value="0.0300000000000011" calcext:value-type="float">
            <text:p>0.030000000000001</text:p>
          </table:table-cell>
          <table:table-cell table:formula="of:=[.C189]/([.A189]-[.A188])" office:value-type="float" office:value="0.0300000000000011" calcext:value-type="float">
            <text:p>0.03</text:p>
          </table:table-cell>
          <table:table-cell table:formula="of:=[.B189]-[.B$225]" office:value-type="float" office:value="-7.61" calcext:value-type="float">
            <text:p>-7.6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4.41" calcext:value-type="float">
            <text:p>24.41</text:p>
          </table:table-cell>
          <table:table-cell table:formula="of:=[.B190]-[.B189]" office:value-type="float" office:value="-0.0100000000000016" calcext:value-type="float">
            <text:p>-0.010000000000002</text:p>
          </table:table-cell>
          <table:table-cell table:formula="of:=[.C190]/([.A190]-[.A189])" office:value-type="float" office:value="-0.0100000000000016" calcext:value-type="float">
            <text:p>-0.01</text:p>
          </table:table-cell>
          <table:table-cell table:formula="of:=[.B190]-[.B$225]" office:value-type="float" office:value="-7.62" calcext:value-type="float">
            <text:p>-7.6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4.38" calcext:value-type="float">
            <text:p>24.38</text:p>
          </table:table-cell>
          <table:table-cell table:formula="of:=[.B191]-[.B190]" office:value-type="float" office:value="-0.0300000000000011" calcext:value-type="float">
            <text:p>-0.030000000000001</text:p>
          </table:table-cell>
          <table:table-cell table:formula="of:=[.C191]/([.A191]-[.A190])" office:value-type="float" office:value="-0.0300000000000011" calcext:value-type="float">
            <text:p>-0.03</text:p>
          </table:table-cell>
          <table:table-cell table:formula="of:=[.B191]-[.B$225]" office:value-type="float" office:value="-7.65" calcext:value-type="float">
            <text:p>-7.6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4.32" calcext:value-type="float">
            <text:p>24.32</text:p>
          </table:table-cell>
          <table:table-cell table:formula="of:=[.B192]-[.B191]" office:value-type="float" office:value="-0.0599999999999987" calcext:value-type="float">
            <text:p>-0.059999999999999</text:p>
          </table:table-cell>
          <table:table-cell table:formula="of:=[.C192]/([.A192]-[.A191])" office:value-type="float" office:value="-0.0599999999999987" calcext:value-type="float">
            <text:p>-0.06</text:p>
          </table:table-cell>
          <table:table-cell table:formula="of:=[.B192]-[.B$225]" office:value-type="float" office:value="-7.71" calcext:value-type="float">
            <text:p>-7.7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4.25" calcext:value-type="float">
            <text:p>24.25</text:p>
          </table:table-cell>
          <table:table-cell table:formula="of:=[.B193]-[.B192]" office:value-type="float" office:value="-0.0700000000000003" calcext:value-type="float">
            <text:p>-0.07</text:p>
          </table:table-cell>
          <table:table-cell table:formula="of:=[.C193]/([.A193]-[.A192])" office:value-type="float" office:value="-0.0700000000000003" calcext:value-type="float">
            <text:p>-0.07</text:p>
          </table:table-cell>
          <table:table-cell table:formula="of:=[.B193]-[.B$225]" office:value-type="float" office:value="-7.78" calcext:value-type="float">
            <text:p>-7.7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4.16" calcext:value-type="float">
            <text:p>24.16</text:p>
          </table:table-cell>
          <table:table-cell table:formula="of:=[.B194]-[.B193]" office:value-type="float" office:value="-0.0899999999999999" calcext:value-type="float">
            <text:p>-0.09</text:p>
          </table:table-cell>
          <table:table-cell table:formula="of:=[.C194]/([.A194]-[.A193])" office:value-type="float" office:value="-0.0899999999999999" calcext:value-type="float">
            <text:p>-0.09</text:p>
          </table:table-cell>
          <table:table-cell table:formula="of:=[.B194]-[.B$225]" office:value-type="float" office:value="-7.87" calcext:value-type="float">
            <text:p>-7.8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4.08" calcext:value-type="float">
            <text:p>24.08</text:p>
          </table:table-cell>
          <table:table-cell table:formula="of:=[.B195]-[.B194]" office:value-type="float" office:value="-0.0800000000000019" calcext:value-type="float">
            <text:p>-0.080000000000002</text:p>
          </table:table-cell>
          <table:table-cell table:formula="of:=[.C195]/([.A195]-[.A194])" office:value-type="float" office:value="-0.0800000000000019" calcext:value-type="float">
            <text:p>-0.08</text:p>
          </table:table-cell>
          <table:table-cell table:formula="of:=[.B195]-[.B$225]" office:value-type="float" office:value="-7.95" calcext:value-type="float">
            <text:p>-7.9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4.04" calcext:value-type="float">
            <text:p>24.04</text:p>
          </table:table-cell>
          <table:table-cell table:formula="of:=[.B196]-[.B195]" office:value-type="float" office:value="-0.0399999999999991" calcext:value-type="float">
            <text:p>-0.039999999999999</text:p>
          </table:table-cell>
          <table:table-cell table:formula="of:=[.C196]/([.A196]-[.A195])" office:value-type="float" office:value="-0.0399999999999991" calcext:value-type="float">
            <text:p>-0.04</text:p>
          </table:table-cell>
          <table:table-cell table:formula="of:=[.B196]-[.B$225]" office:value-type="float" office:value="-7.99" calcext:value-type="float">
            <text:p>-7.99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4.06" calcext:value-type="float">
            <text:p>24.06</text:p>
          </table:table-cell>
          <table:table-cell table:formula="of:=[.B197]-[.B196]" office:value-type="float" office:value="0.0199999999999996" calcext:value-type="float">
            <text:p>0.02</text:p>
          </table:table-cell>
          <table:table-cell table:formula="of:=[.C197]/([.A197]-[.A196])" office:value-type="float" office:value="0.0199999999999996" calcext:value-type="float">
            <text:p>0.02</text:p>
          </table:table-cell>
          <table:table-cell table:formula="of:=[.B197]-[.B$225]" office:value-type="float" office:value="-7.97" calcext:value-type="float">
            <text:p>-7.9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4.17" calcext:value-type="float">
            <text:p>24.17</text:p>
          </table:table-cell>
          <table:table-cell table:formula="of:=[.B198]-[.B197]" office:value-type="float" office:value="0.110000000000003" calcext:value-type="float">
            <text:p>0.110000000000003</text:p>
          </table:table-cell>
          <table:table-cell table:formula="of:=[.C198]/([.A198]-[.A197])" office:value-type="float" office:value="0.110000000000003" calcext:value-type="float">
            <text:p>0.11</text:p>
          </table:table-cell>
          <table:table-cell table:formula="of:=[.B198]-[.B$225]" office:value-type="float" office:value="-7.86" calcext:value-type="float">
            <text:p>-7.8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4.43" calcext:value-type="float">
            <text:p>24.43</text:p>
          </table:table-cell>
          <table:table-cell table:formula="of:=[.B199]-[.B198]" office:value-type="float" office:value="0.259999999999998" calcext:value-type="float">
            <text:p>0.259999999999998</text:p>
          </table:table-cell>
          <table:table-cell table:formula="of:=[.C199]/([.A199]-[.A198])" office:value-type="float" office:value="0.259999999999998" calcext:value-type="float">
            <text:p>0.26</text:p>
          </table:table-cell>
          <table:table-cell table:formula="of:=[.B199]-[.B$225]"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4.83" calcext:value-type="float">
            <text:p>24.83</text:p>
          </table:table-cell>
          <table:table-cell table:formula="of:=[.B200]-[.B199]" office:value-type="float" office:value="0.399999999999999" calcext:value-type="float">
            <text:p>0.399999999999999</text:p>
          </table:table-cell>
          <table:table-cell table:formula="of:=[.C200]/([.A200]-[.A199])" office:value-type="float" office:value="0.399999999999999" calcext:value-type="float">
            <text:p>0.40</text:p>
          </table:table-cell>
          <table:table-cell table:formula="of:=[.B200]-[.B$225]"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5.35" calcext:value-type="float">
            <text:p>25.35</text:p>
          </table:table-cell>
          <table:table-cell table:formula="of:=[.B201]-[.B200]" office:value-type="float" office:value="0.520000000000003" calcext:value-type="float">
            <text:p>0.520000000000003</text:p>
          </table:table-cell>
          <table:table-cell table:formula="of:=[.C201]/([.A201]-[.A200])" office:value-type="float" office:value="0.520000000000003" calcext:value-type="float">
            <text:p>0.52</text:p>
          </table:table-cell>
          <table:table-cell table:formula="of:=[.B201]-[.B$225]"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5.92" calcext:value-type="float">
            <text:p>25.92</text:p>
          </table:table-cell>
          <table:table-cell table:formula="of:=[.B202]-[.B201]" office:value-type="float" office:value="0.57" calcext:value-type="float">
            <text:p>0.57</text:p>
          </table:table-cell>
          <table:table-cell table:formula="of:=[.C202]/([.A202]-[.A201])" office:value-type="float" office:value="0.57" calcext:value-type="float">
            <text:p>0.57</text:p>
          </table:table-cell>
          <table:table-cell table:formula="of:=[.B202]-[.B$225]" office:value-type="float" office:value="-6.11" calcext:value-type="float">
            <text:p>-6.11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6.51" calcext:value-type="float">
            <text:p>26.51</text:p>
          </table:table-cell>
          <table:table-cell table:formula="of:=[.B203]-[.B202]" office:value-type="float" office:value="0.59" calcext:value-type="float">
            <text:p>0.59</text:p>
          </table:table-cell>
          <table:table-cell table:formula="of:=[.C203]/([.A203]-[.A202])" office:value-type="float" office:value="0.59" calcext:value-type="float">
            <text:p>0.59</text:p>
          </table:table-cell>
          <table:table-cell table:formula="of:=[.B203]-[.B$225]" office:value-type="float" office:value="-5.52" calcext:value-type="float">
            <text:p>-5.5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7.05" calcext:value-type="float">
            <text:p>27.05</text:p>
          </table:table-cell>
          <table:table-cell table:formula="of:=[.B204]-[.B203]" office:value-type="float" office:value="0.539999999999999" calcext:value-type="float">
            <text:p>0.539999999999999</text:p>
          </table:table-cell>
          <table:table-cell table:formula="of:=[.C204]/([.A204]-[.A203])" office:value-type="float" office:value="0.539999999999999" calcext:value-type="float">
            <text:p>0.54</text:p>
          </table:table-cell>
          <table:table-cell table:formula="of:=[.B204]-[.B$225]"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7.51" calcext:value-type="float">
            <text:p>27.51</text:p>
          </table:table-cell>
          <table:table-cell table:formula="of:=[.B205]-[.B204]" office:value-type="float" office:value="0.460000000000001" calcext:value-type="float">
            <text:p>0.460000000000001</text:p>
          </table:table-cell>
          <table:table-cell table:formula="of:=[.C205]/([.A205]-[.A204])" office:value-type="float" office:value="0.460000000000001" calcext:value-type="float">
            <text:p>0.46</text:p>
          </table:table-cell>
          <table:table-cell table:formula="of:=[.B205]-[.B$225]" office:value-type="float" office:value="-4.52" calcext:value-type="float">
            <text:p>-4.5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7.89" calcext:value-type="float">
            <text:p>27.89</text:p>
          </table:table-cell>
          <table:table-cell table:formula="of:=[.B206]-[.B205]" office:value-type="float" office:value="0.379999999999999" calcext:value-type="float">
            <text:p>0.379999999999999</text:p>
          </table:table-cell>
          <table:table-cell table:formula="of:=[.C206]/([.A206]-[.A205])" office:value-type="float" office:value="0.379999999999999" calcext:value-type="float">
            <text:p>0.38</text:p>
          </table:table-cell>
          <table:table-cell table:formula="of:=[.B206]-[.B$225]" office:value-type="float" office:value="-4.14" calcext:value-type="float">
            <text:p>-4.1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8.24" calcext:value-type="float">
            <text:p>28.24</text:p>
          </table:table-cell>
          <table:table-cell table:formula="of:=[.B207]-[.B206]" office:value-type="float" office:value="0.349999999999998" calcext:value-type="float">
            <text:p>0.349999999999998</text:p>
          </table:table-cell>
          <table:table-cell table:formula="of:=[.C207]/([.A207]-[.A206])" office:value-type="float" office:value="0.349999999999998" calcext:value-type="float">
            <text:p>0.35</text:p>
          </table:table-cell>
          <table:table-cell table:formula="of:=[.B207]-[.B$225]" office:value-type="float" office:value="-3.79" calcext:value-type="float">
            <text:p>-3.79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8.58" calcext:value-type="float">
            <text:p>28.58</text:p>
          </table:table-cell>
          <table:table-cell table:formula="of:=[.B208]-[.B207]" office:value-type="float" office:value="0.34" calcext:value-type="float">
            <text:p>0.34</text:p>
          </table:table-cell>
          <table:table-cell table:formula="of:=[.C208]/([.A208]-[.A207])" office:value-type="float" office:value="0.34" calcext:value-type="float">
            <text:p>0.34</text:p>
          </table:table-cell>
          <table:table-cell table:formula="of:=[.B208]-[.B$225]"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8.93" calcext:value-type="float">
            <text:p>28.93</text:p>
          </table:table-cell>
          <table:table-cell table:formula="of:=[.B209]-[.B208]" office:value-type="float" office:value="0.350000000000001" calcext:value-type="float">
            <text:p>0.350000000000001</text:p>
          </table:table-cell>
          <table:table-cell table:formula="of:=[.C209]/([.A209]-[.A208])" office:value-type="float" office:value="0.350000000000001" calcext:value-type="float">
            <text:p>0.35</text:p>
          </table:table-cell>
          <table:table-cell table:formula="of:=[.B209]-[.B$225]"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1950.5" calcext:value-type="float">
            <text:p>1950.5</text:p>
          </table:table-cell>
          <table:table-cell office:value-type="float" office:value="29.12" calcext:value-type="float">
            <text:p>29.12</text:p>
          </table:table-cell>
          <table:table-cell table:formula="of:=[.B210]-[.B209]" office:value-type="float" office:value="0.190000000000001" calcext:value-type="float">
            <text:p>0.190000000000001</text:p>
          </table:table-cell>
          <table:table-cell table:formula="of:=[.C210]/([.A210]-[.A209])" office:value-type="float" office:value="0.380000000000003" calcext:value-type="float">
            <text:p>0.38</text:p>
          </table:table-cell>
          <table:table-cell table:formula="of:=[.B210]-[.B$225]" office:value-type="float" office:value="-2.91" calcext:value-type="float">
            <text:p>-2.9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9.32" calcext:value-type="float">
            <text:p>29.32</text:p>
          </table:table-cell>
          <table:table-cell table:formula="of:=[.B211]-[.B210]" office:value-type="float" office:value="0.199999999999999" calcext:value-type="float">
            <text:p>0.199999999999999</text:p>
          </table:table-cell>
          <table:table-cell table:formula="of:=[.C211]/([.A211]-[.A210])" office:value-type="float" office:value="0.399999999999999" calcext:value-type="float">
            <text:p>0.40</text:p>
          </table:table-cell>
          <table:table-cell table:formula="of:=[.B211]-[.B$225]" office:value-type="float" office:value="-2.71" calcext:value-type="float">
            <text:p>-2.71</text:p>
          </table:table-cell>
        </table:table-row>
        <table:table-row table:style-name="ro1">
          <table:table-cell office:value-type="float" office:value="1951.5" calcext:value-type="float">
            <text:p>1951.5</text:p>
          </table:table-cell>
          <table:table-cell office:value-type="float" office:value="29.52" calcext:value-type="float">
            <text:p>29.52</text:p>
          </table:table-cell>
          <table:table-cell table:formula="of:=[.B212]-[.B211]" office:value-type="float" office:value="0.199999999999999" calcext:value-type="float">
            <text:p>0.199999999999999</text:p>
          </table:table-cell>
          <table:table-cell table:formula="of:=[.C212]/([.A212]-[.A211])" office:value-type="float" office:value="0.399999999999999" calcext:value-type="float">
            <text:p>0.40</text:p>
          </table:table-cell>
          <table:table-cell table:formula="of:=[.B212]-[.B$225]" office:value-type="float" office:value="-2.51" calcext:value-type="float">
            <text:p>-2.5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9.7" calcext:value-type="float">
            <text:p>29.7</text:p>
          </table:table-cell>
          <table:table-cell table:formula="of:=[.B213]-[.B212]" office:value-type="float" office:value="0.18" calcext:value-type="float">
            <text:p>0.18</text:p>
          </table:table-cell>
          <table:table-cell table:formula="of:=[.C213]/([.A213]-[.A212])" office:value-type="float" office:value="0.359999999999999" calcext:value-type="float">
            <text:p>0.36</text:p>
          </table:table-cell>
          <table:table-cell table:formula="of:=[.B213]-[.B$225]" office:value-type="float" office:value="-2.33" calcext:value-type="float">
            <text:p>-2.33</text:p>
          </table:table-cell>
        </table:table-row>
        <table:table-row table:style-name="ro1">
          <table:table-cell office:value-type="float" office:value="1952.5" calcext:value-type="float">
            <text:p>1952.5</text:p>
          </table:table-cell>
          <table:table-cell office:value-type="float" office:value="29.86" calcext:value-type="float">
            <text:p>29.86</text:p>
          </table:table-cell>
          <table:table-cell table:formula="of:=[.B214]-[.B213]" office:value-type="float" office:value="0.16" calcext:value-type="float">
            <text:p>0.16</text:p>
          </table:table-cell>
          <table:table-cell table:formula="of:=[.C214]/([.A214]-[.A213])" office:value-type="float" office:value="0.32" calcext:value-type="float">
            <text:p>0.32</text:p>
          </table:table-cell>
          <table:table-cell table:formula="of:=[.B214]-[.B$225]" office:value-type="float" office:value="-2.17" calcext:value-type="float">
            <text:p>-2.1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0" calcext:value-type="float">
            <text:p>30</text:p>
          </table:table-cell>
          <table:table-cell table:formula="of:=[.B215]-[.B214]" office:value-type="float" office:value="0.140000000000001" calcext:value-type="float">
            <text:p>0.140000000000001</text:p>
          </table:table-cell>
          <table:table-cell table:formula="of:=[.C215]/([.A215]-[.A214])" office:value-type="float" office:value="0.280000000000001" calcext:value-type="float">
            <text:p>0.28</text:p>
          </table:table-cell>
          <table:table-cell table:formula="of:=[.B215]-[.B$225]" office:value-type="float" office:value="-2.03" calcext:value-type="float">
            <text:p>-2.03</text:p>
          </table:table-cell>
        </table:table-row>
        <table:table-row table:style-name="ro1">
          <table:table-cell office:value-type="float" office:value="1953.5" calcext:value-type="float">
            <text:p>1953.5</text:p>
          </table:table-cell>
          <table:table-cell office:value-type="float" office:value="30.11" calcext:value-type="float">
            <text:p>30.11</text:p>
          </table:table-cell>
          <table:table-cell table:formula="of:=[.B216]-[.B215]" office:value-type="float" office:value="0.109999999999999" calcext:value-type="float">
            <text:p>0.109999999999999</text:p>
          </table:table-cell>
          <table:table-cell table:formula="of:=[.C216]/([.A216]-[.A215])" office:value-type="float" office:value="0.219999999999999" calcext:value-type="float">
            <text:p>0.22</text:p>
          </table:table-cell>
          <table:table-cell table:formula="of:=[.B216]-[.B$225]"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0.2" calcext:value-type="float">
            <text:p>30.2</text:p>
          </table:table-cell>
          <table:table-cell table:formula="of:=[.B217]-[.B216]" office:value-type="float" office:value="0.0899999999999999" calcext:value-type="float">
            <text:p>0.09</text:p>
          </table:table-cell>
          <table:table-cell table:formula="of:=[.C217]/([.A217]-[.A216])" office:value-type="float" office:value="0.18" calcext:value-type="float">
            <text:p>0.18</text:p>
          </table:table-cell>
          <table:table-cell table:formula="of:=[.B217]-[.B$225]" office:value-type="float" office:value="-1.83" calcext:value-type="float">
            <text:p>-1.83</text:p>
          </table:table-cell>
        </table:table-row>
        <table:table-row table:style-name="ro1">
          <table:table-cell office:value-type="float" office:value="1954.5" calcext:value-type="float">
            <text:p>1954.5</text:p>
          </table:table-cell>
          <table:table-cell office:value-type="float" office:value="30.3" calcext:value-type="float">
            <text:p>30.3</text:p>
          </table:table-cell>
          <table:table-cell table:formula="of:=[.B218]-[.B217]" office:value-type="float" office:value="0.100000000000001" calcext:value-type="float">
            <text:p>0.100000000000001</text:p>
          </table:table-cell>
          <table:table-cell table:formula="of:=[.C218]/([.A218]-[.A217])" office:value-type="float" office:value="0.200000000000003" calcext:value-type="float">
            <text:p>0.20</text:p>
          </table:table-cell>
          <table:table-cell table:formula="of:=[.B218]-[.B$225]" office:value-type="float" office:value="-1.73" calcext:value-type="float">
            <text:p>-1.7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0.41" calcext:value-type="float">
            <text:p>30.41</text:p>
          </table:table-cell>
          <table:table-cell table:formula="of:=[.B219]-[.B218]" office:value-type="float" office:value="0.109999999999999" calcext:value-type="float">
            <text:p>0.109999999999999</text:p>
          </table:table-cell>
          <table:table-cell table:formula="of:=[.C219]/([.A219]-[.A218])" office:value-type="float" office:value="0.219999999999999" calcext:value-type="float">
            <text:p>0.22</text:p>
          </table:table-cell>
          <table:table-cell table:formula="of:=[.B219]-[.B$225]"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1955.5" calcext:value-type="float">
            <text:p>1955.5</text:p>
          </table:table-cell>
          <table:table-cell office:value-type="float" office:value="30.56" calcext:value-type="float">
            <text:p>30.56</text:p>
          </table:table-cell>
          <table:table-cell table:formula="of:=[.B220]-[.B219]" office:value-type="float" office:value="0.149999999999999" calcext:value-type="float">
            <text:p>0.149999999999999</text:p>
          </table:table-cell>
          <table:table-cell table:formula="of:=[.C220]/([.A220]-[.A219])" office:value-type="float" office:value="0.299999999999997" calcext:value-type="float">
            <text:p>0.30</text:p>
          </table:table-cell>
          <table:table-cell table:formula="of:=[.B220]-[.B$225]" office:value-type="float" office:value="-1.47" calcext:value-type="float">
            <text:p>-1.4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0.76" calcext:value-type="float">
            <text:p>30.76</text:p>
          </table:table-cell>
          <table:table-cell table:formula="of:=[.B221]-[.B220]" office:value-type="float" office:value="0.200000000000003" calcext:value-type="float">
            <text:p>0.200000000000003</text:p>
          </table:table-cell>
          <table:table-cell table:formula="of:=[.C221]/([.A221]-[.A220])" office:value-type="float" office:value="0.400000000000006" calcext:value-type="float">
            <text:p>0.40</text:p>
          </table:table-cell>
          <table:table-cell table:formula="of:=[.B221]-[.B$225]" office:value-type="float" office:value="-1.27" calcext:value-type="float">
            <text:p>-1.27</text:p>
          </table:table-cell>
        </table:table-row>
        <table:table-row table:style-name="ro1">
          <table:table-cell office:value-type="float" office:value="1956.5" calcext:value-type="float">
            <text:p>1956.5</text:p>
          </table:table-cell>
          <table:table-cell office:value-type="float" office:value="31.03" calcext:value-type="float">
            <text:p>31.03</text:p>
          </table:table-cell>
          <table:table-cell table:formula="of:=[.B222]-[.B221]" office:value-type="float" office:value="0.27" calcext:value-type="float">
            <text:p>0.27</text:p>
          </table:table-cell>
          <table:table-cell table:formula="of:=[.C222]/([.A222]-[.A221])" office:value-type="float" office:value="0.539999999999999" calcext:value-type="float">
            <text:p>0.54</text:p>
          </table:table-cell>
          <table:table-cell table:formula="of:=[.B222]-[.B$22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1.34" calcext:value-type="float">
            <text:p>31.34</text:p>
          </table:table-cell>
          <table:table-cell table:formula="of:=[.B223]-[.B222]" office:value-type="float" office:value="0.309999999999999" calcext:value-type="float">
            <text:p>0.309999999999999</text:p>
          </table:table-cell>
          <table:table-cell table:formula="of:=[.C223]/([.A223]-[.A222])" office:value-type="float" office:value="0.619999999999997" calcext:value-type="float">
            <text:p>0.62</text:p>
          </table:table-cell>
          <table:table-cell table:formula="of:=[.B223]-[.B$225]" office:value-type="float" office:value="-0.690000000000001" calcext:value-type="float">
            <text:p>-0.690000000000001</text:p>
          </table:table-cell>
        </table:table-row>
        <table:table-row table:style-name="ro1">
          <table:table-cell office:value-type="float" office:value="1957.5" calcext:value-type="float">
            <text:p>1957.5</text:p>
          </table:table-cell>
          <table:table-cell office:value-type="float" office:value="31.68" calcext:value-type="float">
            <text:p>31.68</text:p>
          </table:table-cell>
          <table:table-cell table:formula="of:=[.B224]-[.B223]" office:value-type="float" office:value="0.34" calcext:value-type="float">
            <text:p>0.34</text:p>
          </table:table-cell>
          <table:table-cell table:formula="of:=[.C224]/([.A224]-[.A223])" office:value-type="float" office:value="0.68" calcext:value-type="float">
            <text:p>0.68</text:p>
          </table:table-cell>
          <table:table-cell table:formula="of:=[.B224]-[.B$225]" office:value-type="float" office:value="-0.350000000000001" calcext:value-type="float">
            <text:p>-0.35000000000000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2.03" calcext:value-type="float">
            <text:p>32.03</text:p>
          </table:table-cell>
          <table:table-cell table:formula="of:=[.B225]-[.B224]" office:value-type="float" office:value="0.350000000000001" calcext:value-type="float">
            <text:p>0.350000000000001</text:p>
          </table:table-cell>
          <table:table-cell table:formula="of:=[.C225]/([.A225]-[.A224])" office:value-type="float" office:value="0.700000000000003" calcext:value-type="float">
            <text:p>0.70</text:p>
          </table:table-cell>
          <table:table-cell table:formula="of:=[.B225]-[.B$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.5" calcext:value-type="float">
            <text:p>1958.5</text:p>
          </table:table-cell>
          <table:table-cell office:value-type="float" office:value="32.36" calcext:value-type="float">
            <text:p>32.36</text:p>
          </table:table-cell>
          <table:table-cell table:formula="of:=[.B226]-[.B225]" office:value-type="float" office:value="0.329999999999998" calcext:value-type="float">
            <text:p>0.329999999999998</text:p>
          </table:table-cell>
          <table:table-cell table:formula="of:=[.C226]/([.A226]-[.A225])" office:value-type="float" office:value="0.659999999999997" calcext:value-type="float">
            <text:p>0.66</text:p>
          </table:table-cell>
          <table:table-cell table:formula="of:=[.B226]-[.B$225]" office:value-type="float" office:value="0.329999999999998" calcext:value-type="float">
            <text:p>0.32999999999999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2.65" calcext:value-type="float">
            <text:p>32.65</text:p>
          </table:table-cell>
          <table:table-cell table:formula="of:=[.B227]-[.B226]" office:value-type="float" office:value="0.289999999999999" calcext:value-type="float">
            <text:p>0.289999999999999</text:p>
          </table:table-cell>
          <table:table-cell table:formula="of:=[.C227]/([.A227]-[.A226])" office:value-type="float" office:value="0.579999999999998" calcext:value-type="float">
            <text:p>0.58</text:p>
          </table:table-cell>
          <table:table-cell table:formula="of:=[.B227]-[.B$225]" office:value-type="float" office:value="0.619999999999997" calcext:value-type="float">
            <text:p>0.619999999999997</text:p>
          </table:table-cell>
        </table:table-row>
        <table:table-row table:style-name="ro1">
          <table:table-cell office:value-type="float" office:value="1959.5" calcext:value-type="float">
            <text:p>1959.5</text:p>
          </table:table-cell>
          <table:table-cell office:value-type="float" office:value="32.89" calcext:value-type="float">
            <text:p>32.89</text:p>
          </table:table-cell>
          <table:table-cell table:formula="of:=[.B228]-[.B227]" office:value-type="float" office:value="0.240000000000002" calcext:value-type="float">
            <text:p>0.240000000000002</text:p>
          </table:table-cell>
          <table:table-cell table:formula="of:=[.C228]/([.A228]-[.A227])" office:value-type="float" office:value="0.480000000000004" calcext:value-type="float">
            <text:p>0.48</text:p>
          </table:table-cell>
          <table:table-cell table:formula="of:=[.B228]-[.B$225]" office:value-type="float" office:value="0.859999999999999" calcext:value-type="float">
            <text:p>0.85999999999999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3.07" calcext:value-type="float">
            <text:p>33.07</text:p>
          </table:table-cell>
          <table:table-cell table:formula="of:=[.B229]-[.B228]" office:value-type="float" office:value="0.18" calcext:value-type="float">
            <text:p>0.18</text:p>
          </table:table-cell>
          <table:table-cell table:formula="of:=[.C229]/([.A229]-[.A228])" office:value-type="float" office:value="0.359999999999999" calcext:value-type="float">
            <text:p>0.36</text:p>
          </table:table-cell>
          <table:table-cell table:formula="of:=[.B229]-[.B$225]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960.5" calcext:value-type="float">
            <text:p>1960.5</text:p>
          </table:table-cell>
          <table:table-cell office:value-type="float" office:value="33.23" calcext:value-type="float">
            <text:p>33.23</text:p>
          </table:table-cell>
          <table:table-cell table:formula="of:=[.B230]-[.B229]" office:value-type="float" office:value="0.159999999999997" calcext:value-type="float">
            <text:p>0.159999999999997</text:p>
          </table:table-cell>
          <table:table-cell table:formula="of:=[.C230]/([.A230]-[.A229])" office:value-type="float" office:value="0.319999999999993" calcext:value-type="float">
            <text:p>0.32</text:p>
          </table:table-cell>
          <table:table-cell table:formula="of:=[.B230]-[.B$225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3.36" calcext:value-type="float">
            <text:p>33.36</text:p>
          </table:table-cell>
          <table:table-cell table:formula="of:=[.B231]-[.B230]" office:value-type="float" office:value="0.130000000000003" calcext:value-type="float">
            <text:p>0.130000000000003</text:p>
          </table:table-cell>
          <table:table-cell table:formula="of:=[.C231]/([.A231]-[.A230])" office:value-type="float" office:value="0.260000000000005" calcext:value-type="float">
            <text:p>0.26</text:p>
          </table:table-cell>
          <table:table-cell table:formula="of:=[.B231]-[.B$225]"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961.5" calcext:value-type="float">
            <text:p>1961.5</text:p>
          </table:table-cell>
          <table:table-cell office:value-type="float" office:value="33.49" calcext:value-type="float">
            <text:p>33.49</text:p>
          </table:table-cell>
          <table:table-cell table:formula="of:=[.B232]-[.B231]" office:value-type="float" office:value="0.130000000000003" calcext:value-type="float">
            <text:p>0.130000000000003</text:p>
          </table:table-cell>
          <table:table-cell table:formula="of:=[.C232]/([.A232]-[.A231])" office:value-type="float" office:value="0.260000000000005" calcext:value-type="float">
            <text:p>0.26</text:p>
          </table:table-cell>
          <table:table-cell table:formula="of:=[.B232]-[.B$225]"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3.62" calcext:value-type="float">
            <text:p>33.62</text:p>
          </table:table-cell>
          <table:table-cell table:formula="of:=[.B233]-[.B232]" office:value-type="float" office:value="0.129999999999995" calcext:value-type="float">
            <text:p>0.129999999999995</text:p>
          </table:table-cell>
          <table:table-cell table:formula="of:=[.C233]/([.A233]-[.A232])" office:value-type="float" office:value="0.259999999999991" calcext:value-type="float">
            <text:p>0.26</text:p>
          </table:table-cell>
          <table:table-cell table:formula="of:=[.B233]-[.B$225]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962.5" calcext:value-type="float">
            <text:p>1962.5</text:p>
          </table:table-cell>
          <table:table-cell office:value-type="float" office:value="33.78" calcext:value-type="float">
            <text:p>33.78</text:p>
          </table:table-cell>
          <table:table-cell table:formula="of:=[.B234]-[.B233]" office:value-type="float" office:value="0.160000000000004" calcext:value-type="float">
            <text:p>0.160000000000004</text:p>
          </table:table-cell>
          <table:table-cell table:formula="of:=[.C234]/([.A234]-[.A233])" office:value-type="float" office:value="0.320000000000007" calcext:value-type="float">
            <text:p>0.32</text:p>
          </table:table-cell>
          <table:table-cell table:formula="of:=[.B234]-[.B$225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3.96" calcext:value-type="float">
            <text:p>33.96</text:p>
          </table:table-cell>
          <table:table-cell table:formula="of:=[.B235]-[.B234]" office:value-type="float" office:value="0.18" calcext:value-type="float">
            <text:p>0.18</text:p>
          </table:table-cell>
          <table:table-cell table:formula="of:=[.C235]/([.A235]-[.A234])" office:value-type="float" office:value="0.359999999999999" calcext:value-type="float">
            <text:p>0.36</text:p>
          </table:table-cell>
          <table:table-cell table:formula="of:=[.B235]-[.B$225]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963.5" calcext:value-type="float">
            <text:p>1963.5</text:p>
          </table:table-cell>
          <table:table-cell office:value-type="float" office:value="34.18" calcext:value-type="float">
            <text:p>34.18</text:p>
          </table:table-cell>
          <table:table-cell table:formula="of:=[.B236]-[.B235]" office:value-type="float" office:value="0.219999999999999" calcext:value-type="float">
            <text:p>0.219999999999999</text:p>
          </table:table-cell>
          <table:table-cell table:formula="of:=[.C236]/([.A236]-[.A235])" office:value-type="float" office:value="0.439999999999998" calcext:value-type="float">
            <text:p>0.44</text:p>
          </table:table-cell>
          <table:table-cell table:formula="of:=[.B236]-[.B$225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4.44" calcext:value-type="float">
            <text:p>34.44</text:p>
          </table:table-cell>
          <table:table-cell table:formula="of:=[.B237]-[.B236]" office:value-type="float" office:value="0.259999999999998" calcext:value-type="float">
            <text:p>0.259999999999998</text:p>
          </table:table-cell>
          <table:table-cell table:formula="of:=[.C237]/([.A237]-[.A236])" office:value-type="float" office:value="0.519999999999996" calcext:value-type="float">
            <text:p>0.52</text:p>
          </table:table-cell>
          <table:table-cell table:formula="of:=[.B237]-[.B$225]"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964.5" calcext:value-type="float">
            <text:p>1964.5</text:p>
          </table:table-cell>
          <table:table-cell office:value-type="float" office:value="34.74" calcext:value-type="float">
            <text:p>34.74</text:p>
          </table:table-cell>
          <table:table-cell table:formula="of:=[.B238]-[.B237]" office:value-type="float" office:value="0.300000000000004" calcext:value-type="float">
            <text:p>0.300000000000004</text:p>
          </table:table-cell>
          <table:table-cell table:formula="of:=[.C238]/([.A238]-[.A237])" office:value-type="float" office:value="0.600000000000009" calcext:value-type="float">
            <text:p>0.60</text:p>
          </table:table-cell>
          <table:table-cell table:formula="of:=[.B238]-[.B$225]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5.09" calcext:value-type="float">
            <text:p>35.09</text:p>
          </table:table-cell>
          <table:table-cell table:formula="of:=[.B239]-[.B238]" office:value-type="float" office:value="0.350000000000001" calcext:value-type="float">
            <text:p>0.350000000000001</text:p>
          </table:table-cell>
          <table:table-cell table:formula="of:=[.C239]/([.A239]-[.A238])" office:value-type="float" office:value="0.700000000000003" calcext:value-type="float">
            <text:p>0.70</text:p>
          </table:table-cell>
          <table:table-cell table:formula="of:=[.B239]-[.B$225]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965.5" calcext:value-type="float">
            <text:p>1965.5</text:p>
          </table:table-cell>
          <table:table-cell office:value-type="float" office:value="35.5" calcext:value-type="float">
            <text:p>35.5</text:p>
          </table:table-cell>
          <table:table-cell table:formula="of:=[.B240]-[.B239]" office:value-type="float" office:value="0.409999999999997" calcext:value-type="float">
            <text:p>0.409999999999997</text:p>
          </table:table-cell>
          <table:table-cell table:formula="of:=[.C240]/([.A240]-[.A239])" office:value-type="float" office:value="0.819999999999993" calcext:value-type="float">
            <text:p>0.82</text:p>
          </table:table-cell>
          <table:table-cell table:formula="of:=[.B240]-[.B$225]"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5.95" calcext:value-type="float">
            <text:p>35.95</text:p>
          </table:table-cell>
          <table:table-cell table:formula="of:=[.B241]-[.B240]" office:value-type="float" office:value="0.450000000000003" calcext:value-type="float">
            <text:p>0.450000000000003</text:p>
          </table:table-cell>
          <table:table-cell table:formula="of:=[.C241]/([.A241]-[.A240])" office:value-type="float" office:value="0.900000000000006" calcext:value-type="float">
            <text:p>0.90</text:p>
          </table:table-cell>
          <table:table-cell table:formula="of:=[.B241]-[.B$225]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966.5" calcext:value-type="float">
            <text:p>1966.5</text:p>
          </table:table-cell>
          <table:table-cell office:value-type="float" office:value="36.43" calcext:value-type="float">
            <text:p>36.43</text:p>
          </table:table-cell>
          <table:table-cell table:formula="of:=[.B242]-[.B241]" office:value-type="float" office:value="0.479999999999997" calcext:value-type="float">
            <text:p>0.479999999999997</text:p>
          </table:table-cell>
          <table:table-cell table:formula="of:=[.C242]/([.A242]-[.A241])" office:value-type="float" office:value="0.959999999999994" calcext:value-type="float">
            <text:p>0.96</text:p>
          </table:table-cell>
          <table:table-cell table:formula="of:=[.B242]-[.B$225]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6.93" calcext:value-type="float">
            <text:p>36.93</text:p>
          </table:table-cell>
          <table:table-cell table:formula="of:=[.B243]-[.B242]" office:value-type="float" office:value="0.5" calcext:value-type="float">
            <text:p>0.5</text:p>
          </table:table-cell>
          <table:table-cell table:formula="of:=[.C243]/([.A243]-[.A242])" office:value-type="float" office:value="1" calcext:value-type="float">
            <text:p>1.00</text:p>
          </table:table-cell>
          <table:table-cell table:formula="of:=[.B243]-[.B$225]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967.5" calcext:value-type="float">
            <text:p>1967.5</text:p>
          </table:table-cell>
          <table:table-cell office:value-type="float" office:value="37.45" calcext:value-type="float">
            <text:p>37.45</text:p>
          </table:table-cell>
          <table:table-cell table:formula="of:=[.B244]-[.B243]" office:value-type="float" office:value="0.520000000000003" calcext:value-type="float">
            <text:p>0.520000000000003</text:p>
          </table:table-cell>
          <table:table-cell table:formula="of:=[.C244]/([.A244]-[.A243])" office:value-type="float" office:value="1.04000000000001" calcext:value-type="float">
            <text:p>1.04</text:p>
          </table:table-cell>
          <table:table-cell table:formula="of:=[.B244]-[.B$225]"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7.96" calcext:value-type="float">
            <text:p>37.96</text:p>
          </table:table-cell>
          <table:table-cell table:formula="of:=[.B245]-[.B244]" office:value-type="float" office:value="0.509999999999998" calcext:value-type="float">
            <text:p>0.509999999999998</text:p>
          </table:table-cell>
          <table:table-cell table:formula="of:=[.C245]/([.A245]-[.A244])" office:value-type="float" office:value="1.02" calcext:value-type="float">
            <text:p>1.02</text:p>
          </table:table-cell>
          <table:table-cell table:formula="of:=[.B245]-[.B$225]"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1968.5" calcext:value-type="float">
            <text:p>1968.5</text:p>
          </table:table-cell>
          <table:table-cell office:value-type="float" office:value="38.46" calcext:value-type="float">
            <text:p>38.46</text:p>
          </table:table-cell>
          <table:table-cell table:formula="of:=[.B246]-[.B245]" office:value-type="float" office:value="0.5" calcext:value-type="float">
            <text:p>0.5</text:p>
          </table:table-cell>
          <table:table-cell table:formula="of:=[.C246]/([.A246]-[.A245])" office:value-type="float" office:value="1" calcext:value-type="float">
            <text:p>1.00</text:p>
          </table:table-cell>
          <table:table-cell table:formula="of:=[.B246]-[.B$225]"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8.95" calcext:value-type="float">
            <text:p>38.95</text:p>
          </table:table-cell>
          <table:table-cell table:formula="of:=[.B247]-[.B246]" office:value-type="float" office:value="0.490000000000002" calcext:value-type="float">
            <text:p>0.490000000000002</text:p>
          </table:table-cell>
          <table:table-cell table:formula="of:=[.C247]/([.A247]-[.A246])" office:value-type="float" office:value="0.980000000000004" calcext:value-type="float">
            <text:p>0.98</text:p>
          </table:table-cell>
          <table:table-cell table:formula="of:=[.B247]-[.B$225]"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1969.5" calcext:value-type="float">
            <text:p>1969.5</text:p>
          </table:table-cell>
          <table:table-cell office:value-type="float" office:value="39.44" calcext:value-type="float">
            <text:p>39.44</text:p>
          </table:table-cell>
          <table:table-cell table:formula="of:=[.B248]-[.B247]" office:value-type="float" office:value="0.489999999999995" calcext:value-type="float">
            <text:p>0.489999999999995</text:p>
          </table:table-cell>
          <table:table-cell table:formula="of:=[.C248]/([.A248]-[.A247])" office:value-type="float" office:value="0.97999999999999" calcext:value-type="float">
            <text:p>0.98</text:p>
          </table:table-cell>
          <table:table-cell table:formula="of:=[.B248]-[.B$225]"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9.93" calcext:value-type="float">
            <text:p>39.93</text:p>
          </table:table-cell>
          <table:table-cell table:formula="of:=[.B249]-[.B248]" office:value-type="float" office:value="0.490000000000002" calcext:value-type="float">
            <text:p>0.490000000000002</text:p>
          </table:table-cell>
          <table:table-cell table:formula="of:=[.C249]/([.A249]-[.A248])" office:value-type="float" office:value="0.980000000000004" calcext:value-type="float">
            <text:p>0.98</text:p>
          </table:table-cell>
          <table:table-cell table:formula="of:=[.B249]-[.B$225]" office:value-type="float" office:value="7.9" calcext:value-type="float">
            <text:p>7.9</text:p>
          </table:table-cell>
        </table:table-row>
        <table:table-row table:style-name="ro1">
          <table:table-cell table:formula="of:=[.A249]+0.5" office:value-type="float" office:value="1970.5" calcext:value-type="float">
            <text:p>1970.5</text:p>
          </table:table-cell>
          <table:table-cell office:value-type="float" office:value="40.43" calcext:value-type="float">
            <text:p>40.43</text:p>
          </table:table-cell>
          <table:table-cell table:formula="of:=[.B250]-[.B249]" office:value-type="float" office:value="0.5" calcext:value-type="float">
            <text:p>0.5</text:p>
          </table:table-cell>
          <table:table-cell table:formula="of:=[.C250]/([.A250]-[.A249])" office:value-type="float" office:value="1" calcext:value-type="float">
            <text:p>1.00</text:p>
          </table:table-cell>
          <table:table-cell table:formula="of:=[.B250]-[.B$225]" office:value-type="float" office:value="8.4" calcext:value-type="float">
            <text:p>8.4</text:p>
          </table:table-cell>
        </table:table-row>
        <table:table-row table:style-name="ro1">
          <table:table-cell table:formula="of:=[.A250]+0.5" office:value-type="float" office:value="1971" calcext:value-type="float">
            <text:p>1971</text:p>
          </table:table-cell>
          <table:table-cell office:value-type="float" office:value="40.95" calcext:value-type="float">
            <text:p>40.95</text:p>
          </table:table-cell>
          <table:table-cell table:formula="of:=[.B251]-[.B250]" office:value-type="float" office:value="0.520000000000003" calcext:value-type="float">
            <text:p>0.520000000000003</text:p>
          </table:table-cell>
          <table:table-cell table:formula="of:=[.C251]/([.A251]-[.A250])" office:value-type="float" office:value="1.04000000000001" calcext:value-type="float">
            <text:p>1.04</text:p>
          </table:table-cell>
          <table:table-cell table:formula="of:=[.B251]-[.B$225]" office:value-type="float" office:value="8.92" calcext:value-type="float">
            <text:p>8.92</text:p>
          </table:table-cell>
        </table:table-row>
        <table:table-row table:style-name="ro1">
          <table:table-cell table:formula="of:=[.A251]+0.5" office:value-type="float" office:value="1971.5" calcext:value-type="float">
            <text:p>1971.5</text:p>
          </table:table-cell>
          <table:table-cell office:value-type="float" office:value="41.49" calcext:value-type="float">
            <text:p>41.49</text:p>
          </table:table-cell>
          <table:table-cell table:formula="of:=[.B252]-[.B251]" office:value-type="float" office:value="0.539999999999999" calcext:value-type="float">
            <text:p>0.539999999999999</text:p>
          </table:table-cell>
          <table:table-cell table:formula="of:=[.C252]/([.A252]-[.A251])" office:value-type="float" office:value="1.08" calcext:value-type="float">
            <text:p>1.08</text:p>
          </table:table-cell>
          <table:table-cell table:formula="of:=[.B252]-[.B$225]" office:value-type="float" office:value="9.46" calcext:value-type="float">
            <text:p>9.46</text:p>
          </table:table-cell>
        </table:table-row>
        <table:table-row table:style-name="ro1">
          <table:table-cell table:formula="of:=[.A252]+0.5" office:value-type="float" office:value="1972" calcext:value-type="float">
            <text:p>1972</text:p>
          </table:table-cell>
          <table:table-cell office:value-type="float" office:value="42.04" calcext:value-type="float">
            <text:p>42.04</text:p>
          </table:table-cell>
          <table:table-cell table:formula="of:=[.B253]-[.B252]" office:value-type="float" office:value="0.549999999999997" calcext:value-type="float">
            <text:p>0.549999999999997</text:p>
          </table:table-cell>
          <table:table-cell table:formula="of:=[.C253]/([.A253]-[.A252])" office:value-type="float" office:value="1.09999999999999" calcext:value-type="float">
            <text:p>1.10</text:p>
          </table:table-cell>
          <table:table-cell table:formula="of:=[.B253]-[.B$225]" office:value-type="float" office:value="10.01" calcext:value-type="float">
            <text:p>10.01</text:p>
          </table:table-cell>
        </table:table-row>
        <table:table-row table:style-name="ro1">
          <table:table-cell table:formula="of:=[.A253]+0.5" office:value-type="float" office:value="1972.5" calcext:value-type="float">
            <text:p>1972.5</text:p>
          </table:table-cell>
          <table:table-cell office:value-type="float" office:value="42.59" calcext:value-type="float">
            <text:p>42.59</text:p>
          </table:table-cell>
          <table:table-cell table:formula="of:=[.B254]-[.B253]" office:value-type="float" office:value="0.550000000000004" calcext:value-type="float">
            <text:p>0.550000000000004</text:p>
          </table:table-cell>
          <table:table-cell table:formula="of:=[.C254]/([.A254]-[.A253])" office:value-type="float" office:value="1.10000000000001" calcext:value-type="float">
            <text:p>1.10</text:p>
          </table:table-cell>
          <table:table-cell table:formula="of:=[.B254]-[.B$225]" office:value-type="float" office:value="10.56" calcext:value-type="float">
            <text:p>10.56</text:p>
          </table:table-cell>
        </table:table-row>
        <table:table-row table:style-name="ro1">
          <table:table-cell table:formula="of:=[.A254]+0.5" office:value-type="float" office:value="1973" calcext:value-type="float">
            <text:p>1973</text:p>
          </table:table-cell>
          <table:table-cell office:value-type="float" office:value="43.15" calcext:value-type="float">
            <text:p>43.15</text:p>
          </table:table-cell>
          <table:table-cell table:formula="of:=[.B255]-[.B254]" office:value-type="float" office:value="0.559999999999995" calcext:value-type="float">
            <text:p>0.559999999999995</text:p>
          </table:table-cell>
          <table:table-cell table:formula="of:=[.C255]/([.A255]-[.A254])" office:value-type="float" office:value="1.11999999999999" calcext:value-type="float">
            <text:p>1.12</text:p>
          </table:table-cell>
          <table:table-cell table:formula="of:=[.B255]-[.B$225]" office:value-type="float" office:value="11.12" calcext:value-type="float">
            <text:p>11.12</text:p>
          </table:table-cell>
        </table:table-row>
        <table:table-row table:style-name="ro1">
          <table:table-cell table:formula="of:=[.A255]+0.5" office:value-type="float" office:value="1973.5" calcext:value-type="float">
            <text:p>1973.5</text:p>
          </table:table-cell>
          <table:table-cell office:value-type="float" office:value="43.7" calcext:value-type="float">
            <text:p>43.7</text:p>
          </table:table-cell>
          <table:table-cell table:formula="of:=[.B256]-[.B255]" office:value-type="float" office:value="0.550000000000004" calcext:value-type="float">
            <text:p>0.550000000000004</text:p>
          </table:table-cell>
          <table:table-cell table:formula="of:=[.C256]/([.A256]-[.A255])" office:value-type="float" office:value="1.10000000000001" calcext:value-type="float">
            <text:p>1.10</text:p>
          </table:table-cell>
          <table:table-cell table:formula="of:=[.B256]-[.B$225]" office:value-type="float" office:value="11.67" calcext:value-type="float">
            <text:p>11.67</text:p>
          </table:table-cell>
        </table:table-row>
        <table:table-row table:style-name="ro1">
          <table:table-cell table:formula="of:=[.A256]+0.5" office:value-type="float" office:value="1974" calcext:value-type="float">
            <text:p>1974</text:p>
          </table:table-cell>
          <table:table-cell office:value-type="float" office:value="44.24" calcext:value-type="float">
            <text:p>44.24</text:p>
          </table:table-cell>
          <table:table-cell table:formula="of:=[.B257]-[.B256]" office:value-type="float" office:value="0.539999999999999" calcext:value-type="float">
            <text:p>0.539999999999999</text:p>
          </table:table-cell>
          <table:table-cell table:formula="of:=[.C257]/([.A257]-[.A256])" office:value-type="float" office:value="1.08" calcext:value-type="float">
            <text:p>1.08</text:p>
          </table:table-cell>
          <table:table-cell table:formula="of:=[.B257]-[.B$225]" office:value-type="float" office:value="12.21" calcext:value-type="float">
            <text:p>12.21</text:p>
          </table:table-cell>
        </table:table-row>
        <table:table-row table:style-name="ro1">
          <table:table-cell table:formula="of:=[.A257]+0.5" office:value-type="float" office:value="1974.5" calcext:value-type="float">
            <text:p>1974.5</text:p>
          </table:table-cell>
          <table:table-cell office:value-type="float" office:value="44.77" calcext:value-type="float">
            <text:p>44.77</text:p>
          </table:table-cell>
          <table:table-cell table:formula="of:=[.B258]-[.B257]" office:value-type="float" office:value="0.530000000000001" calcext:value-type="float">
            <text:p>0.530000000000001</text:p>
          </table:table-cell>
          <table:table-cell table:formula="of:=[.C258]/([.A258]-[.A257])" office:value-type="float" office:value="1.06" calcext:value-type="float">
            <text:p>1.06</text:p>
          </table:table-cell>
          <table:table-cell table:formula="of:=[.B258]-[.B$225]" office:value-type="float" office:value="12.74" calcext:value-type="float">
            <text:p>12.74</text:p>
          </table:table-cell>
        </table:table-row>
        <table:table-row table:style-name="ro1">
          <table:table-cell table:formula="of:=[.A258]+0.5" office:value-type="float" office:value="1975" calcext:value-type="float">
            <text:p>1975</text:p>
          </table:table-cell>
          <table:table-cell office:value-type="float" office:value="45.28" calcext:value-type="float">
            <text:p>45.28</text:p>
          </table:table-cell>
          <table:table-cell table:formula="of:=[.B259]-[.B258]" office:value-type="float" office:value="0.509999999999998" calcext:value-type="float">
            <text:p>0.509999999999998</text:p>
          </table:table-cell>
          <table:table-cell table:formula="of:=[.C259]/([.A259]-[.A258])" office:value-type="float" office:value="1.02" calcext:value-type="float">
            <text:p>1.02</text:p>
          </table:table-cell>
          <table:table-cell table:formula="of:=[.B259]-[.B$225]" office:value-type="float" office:value="13.25" calcext:value-type="float">
            <text:p>13.25</text:p>
          </table:table-cell>
        </table:table-row>
        <table:table-row table:style-name="ro1">
          <table:table-cell table:formula="of:=[.A259]+0.5" office:value-type="float" office:value="1975.5" calcext:value-type="float">
            <text:p>1975.5</text:p>
          </table:table-cell>
          <table:table-cell office:value-type="float" office:value="45.78" calcext:value-type="float">
            <text:p>45.78</text:p>
          </table:table-cell>
          <table:table-cell table:formula="of:=[.B260]-[.B259]" office:value-type="float" office:value="0.5" calcext:value-type="float">
            <text:p>0.5</text:p>
          </table:table-cell>
          <table:table-cell table:formula="of:=[.C260]/([.A260]-[.A259])" office:value-type="float" office:value="1" calcext:value-type="float">
            <text:p>1.00</text:p>
          </table:table-cell>
          <table:table-cell table:formula="of:=[.B260]-[.B$225]" office:value-type="float" office:value="13.75" calcext:value-type="float">
            <text:p>13.75</text:p>
          </table:table-cell>
        </table:table-row>
        <table:table-row table:style-name="ro1">
          <table:table-cell table:formula="of:=[.A260]+0.5" office:value-type="float" office:value="1976" calcext:value-type="float">
            <text:p>1976</text:p>
          </table:table-cell>
          <table:table-cell office:value-type="float" office:value="46.28" calcext:value-type="float">
            <text:p>46.28</text:p>
          </table:table-cell>
          <table:table-cell table:formula="of:=[.B261]-[.B260]" office:value-type="float" office:value="0.5" calcext:value-type="float">
            <text:p>0.5</text:p>
          </table:table-cell>
          <table:table-cell table:formula="of:=[.C261]/([.A261]-[.A260])" office:value-type="float" office:value="1" calcext:value-type="float">
            <text:p>1.00</text:p>
          </table:table-cell>
          <table:table-cell table:formula="of:=[.B261]-[.B$225]" office:value-type="float" office:value="14.25" calcext:value-type="float">
            <text:p>14.25</text:p>
          </table:table-cell>
        </table:table-row>
        <table:table-row table:style-name="ro1">
          <table:table-cell table:formula="of:=[.A261]+0.5" office:value-type="float" office:value="1976.5" calcext:value-type="float">
            <text:p>1976.5</text:p>
          </table:table-cell>
          <table:table-cell office:value-type="float" office:value="46.78" calcext:value-type="float">
            <text:p>46.78</text:p>
          </table:table-cell>
          <table:table-cell table:formula="of:=[.B262]-[.B261]" office:value-type="float" office:value="0.5" calcext:value-type="float">
            <text:p>0.5</text:p>
          </table:table-cell>
          <table:table-cell table:formula="of:=[.C262]/([.A262]-[.A261])" office:value-type="float" office:value="1" calcext:value-type="float">
            <text:p>1.00</text:p>
          </table:table-cell>
          <table:table-cell table:formula="of:=[.B262]-[.B$225]" office:value-type="float" office:value="14.75" calcext:value-type="float">
            <text:p>14.75</text:p>
          </table:table-cell>
        </table:table-row>
        <table:table-row table:style-name="ro1">
          <table:table-cell table:formula="of:=[.A262]+0.5" office:value-type="float" office:value="1977" calcext:value-type="float">
            <text:p>1977</text:p>
          </table:table-cell>
          <table:table-cell office:value-type="float" office:value="47.29" calcext:value-type="float">
            <text:p>47.29</text:p>
          </table:table-cell>
          <table:table-cell table:formula="of:=[.B263]-[.B262]" office:value-type="float" office:value="0.509999999999998" calcext:value-type="float">
            <text:p>0.509999999999998</text:p>
          </table:table-cell>
          <table:table-cell table:formula="of:=[.C263]/([.A263]-[.A262])" office:value-type="float" office:value="1.02" calcext:value-type="float">
            <text:p>1.02</text:p>
          </table:table-cell>
          <table:table-cell table:formula="of:=[.B263]-[.B$225]" office:value-type="float" office:value="15.26" calcext:value-type="float">
            <text:p>15.26</text:p>
          </table:table-cell>
        </table:table-row>
        <table:table-row table:style-name="ro1">
          <table:table-cell table:formula="of:=[.A263]+0.5" office:value-type="float" office:value="1977.5" calcext:value-type="float">
            <text:p>1977.5</text:p>
          </table:table-cell>
          <table:table-cell office:value-type="float" office:value="47.81" calcext:value-type="float">
            <text:p>47.81</text:p>
          </table:table-cell>
          <table:table-cell table:formula="of:=[.B264]-[.B263]" office:value-type="float" office:value="0.520000000000003" calcext:value-type="float">
            <text:p>0.520000000000003</text:p>
          </table:table-cell>
          <table:table-cell table:formula="of:=[.C264]/([.A264]-[.A263])" office:value-type="float" office:value="1.04000000000001" calcext:value-type="float">
            <text:p>1.04</text:p>
          </table:table-cell>
          <table:table-cell table:formula="of:=[.B264]-[.B$225]" office:value-type="float" office:value="15.78" calcext:value-type="float">
            <text:p>15.78</text:p>
          </table:table-cell>
        </table:table-row>
        <table:table-row table:style-name="ro1">
          <table:table-cell table:formula="of:=[.A264]+0.5" office:value-type="float" office:value="1978" calcext:value-type="float">
            <text:p>1978</text:p>
          </table:table-cell>
          <table:table-cell office:value-type="float" office:value="48.33" calcext:value-type="float">
            <text:p>48.33</text:p>
          </table:table-cell>
          <table:table-cell table:formula="of:=[.B265]-[.B264]" office:value-type="float" office:value="0.519999999999996" calcext:value-type="float">
            <text:p>0.519999999999996</text:p>
          </table:table-cell>
          <table:table-cell table:formula="of:=[.C265]/([.A265]-[.A264])" office:value-type="float" office:value="1.03999999999999" calcext:value-type="float">
            <text:p>1.04</text:p>
          </table:table-cell>
          <table:table-cell table:formula="of:=[.B265]-[.B$225]" office:value-type="float" office:value="16.3" calcext:value-type="float">
            <text:p>16.3</text:p>
          </table:table-cell>
        </table:table-row>
        <table:table-row table:style-name="ro1">
          <table:table-cell table:formula="of:=[.A265]+0.5" office:value-type="float" office:value="1978.5" calcext:value-type="float">
            <text:p>1978.5</text:p>
          </table:table-cell>
          <table:table-cell office:value-type="float" office:value="48.85" calcext:value-type="float">
            <text:p>48.85</text:p>
          </table:table-cell>
          <table:table-cell table:formula="of:=[.B266]-[.B265]" office:value-type="float" office:value="0.520000000000003" calcext:value-type="float">
            <text:p>0.520000000000003</text:p>
          </table:table-cell>
          <table:table-cell table:formula="of:=[.C266]/([.A266]-[.A265])" office:value-type="float" office:value="1.04000000000001" calcext:value-type="float">
            <text:p>1.04</text:p>
          </table:table-cell>
          <table:table-cell table:formula="of:=[.B266]-[.B$225]" office:value-type="float" office:value="16.82" calcext:value-type="float">
            <text:p>16.82</text:p>
          </table:table-cell>
        </table:table-row>
        <table:table-row table:style-name="ro1">
          <table:table-cell table:formula="of:=[.A266]+0.5" office:value-type="float" office:value="1979" calcext:value-type="float">
            <text:p>1979</text:p>
          </table:table-cell>
          <table:table-cell office:value-type="float" office:value="49.37" calcext:value-type="float">
            <text:p>49.37</text:p>
          </table:table-cell>
          <table:table-cell table:formula="of:=[.B267]-[.B266]" office:value-type="float" office:value="0.519999999999996" calcext:value-type="float">
            <text:p>0.519999999999996</text:p>
          </table:table-cell>
          <table:table-cell table:formula="of:=[.C267]/([.A267]-[.A266])" office:value-type="float" office:value="1.03999999999999" calcext:value-type="float">
            <text:p>1.04</text:p>
          </table:table-cell>
          <table:table-cell table:formula="of:=[.B267]-[.B$225]" office:value-type="float" office:value="17.34" calcext:value-type="float">
            <text:p>17.34</text:p>
          </table:table-cell>
        </table:table-row>
        <table:table-row table:style-name="ro1">
          <table:table-cell table:formula="of:=[.A267]+0.5" office:value-type="float" office:value="1979.5" calcext:value-type="float">
            <text:p>1979.5</text:p>
          </table:table-cell>
          <table:table-cell office:value-type="float" office:value="49.87" calcext:value-type="float">
            <text:p>49.87</text:p>
          </table:table-cell>
          <table:table-cell table:formula="of:=[.B268]-[.B267]" office:value-type="float" office:value="0.5" calcext:value-type="float">
            <text:p>0.5</text:p>
          </table:table-cell>
          <table:table-cell table:formula="of:=[.C268]/([.A268]-[.A267])" office:value-type="float" office:value="1" calcext:value-type="float">
            <text:p>1.00</text:p>
          </table:table-cell>
          <table:table-cell table:formula="of:=[.B268]-[.B$225]"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0.36" calcext:value-type="float">
            <text:p>50.36</text:p>
          </table:table-cell>
          <table:table-cell table:formula="of:=[.B269]-[.B268]" office:value-type="float" office:value="0.490000000000002" calcext:value-type="float">
            <text:p>0.490000000000002</text:p>
          </table:table-cell>
          <table:table-cell table:formula="of:=[.C269]/([.A269]-[.A268])" office:value-type="float" office:value="0.980000000000004" calcext:value-type="float">
            <text:p>0.98</text:p>
          </table:table-cell>
          <table:table-cell table:formula="of:=[.B269]-[.B$225]" office:value-type="float" office:value="18.33" calcext:value-type="float">
            <text:p>18.33</text:p>
          </table:table-cell>
        </table:table-row>
        <table:table-row table:style-name="ro1">
          <table:table-cell table:formula="of:=[.A269]+0.5" office:value-type="float" office:value="1980.5" calcext:value-type="float">
            <text:p>1980.5</text:p>
          </table:table-cell>
          <table:table-cell office:value-type="float" office:value="50.83" calcext:value-type="float">
            <text:p>50.83</text:p>
          </table:table-cell>
          <table:table-cell table:formula="of:=[.B270]-[.B269]" office:value-type="float" office:value="0.469999999999999" calcext:value-type="float">
            <text:p>0.469999999999999</text:p>
          </table:table-cell>
          <table:table-cell table:formula="of:=[.C270]/([.A270]-[.A269])" office:value-type="float" office:value="0.939999999999998" calcext:value-type="float">
            <text:p>0.94</text:p>
          </table:table-cell>
          <table:table-cell table:formula="of:=[.B270]-[.B$225]" office:value-type="float" office:value="18.8" calcext:value-type="float">
            <text:p>18.8</text:p>
          </table:table-cell>
        </table:table-row>
        <table:table-row table:style-name="ro1">
          <table:table-cell table:formula="of:=[.A270]+0.5" office:value-type="float" office:value="1981" calcext:value-type="float">
            <text:p>1981</text:p>
          </table:table-cell>
          <table:table-cell office:value-type="float" office:value="51.28" calcext:value-type="float">
            <text:p>51.28</text:p>
          </table:table-cell>
          <table:table-cell table:formula="of:=[.B271]-[.B270]" office:value-type="float" office:value="0.450000000000003" calcext:value-type="float">
            <text:p>0.450000000000003</text:p>
          </table:table-cell>
          <table:table-cell table:formula="of:=[.C271]/([.A271]-[.A270])" office:value-type="float" office:value="0.900000000000006" calcext:value-type="float">
            <text:p>0.90</text:p>
          </table:table-cell>
          <table:table-cell table:formula="of:=[.B271]-[.B$225]" office:value-type="float" office:value="19.25" calcext:value-type="float">
            <text:p>19.25</text:p>
          </table:table-cell>
        </table:table-row>
        <table:table-row table:style-name="ro1">
          <table:table-cell table:formula="of:=[.A271]+0.5" office:value-type="float" office:value="1981.5" calcext:value-type="float">
            <text:p>1981.5</text:p>
          </table:table-cell>
          <table:table-cell office:value-type="float" office:value="51.71" calcext:value-type="float">
            <text:p>51.71</text:p>
          </table:table-cell>
          <table:table-cell table:formula="of:=[.B272]-[.B271]" office:value-type="float" office:value="0.43" calcext:value-type="float">
            <text:p>0.43</text:p>
          </table:table-cell>
          <table:table-cell table:formula="of:=[.C272]/([.A272]-[.A271])" office:value-type="float" office:value="0.859999999999999" calcext:value-type="float">
            <text:p>0.86</text:p>
          </table:table-cell>
          <table:table-cell table:formula="of:=[.B272]-[.B$225]" office:value-type="float" office:value="19.68" calcext:value-type="float">
            <text:p>19.68</text:p>
          </table:table-cell>
        </table:table-row>
        <table:table-row table:style-name="ro1">
          <table:table-cell table:formula="of:=[.A272]+0.5" office:value-type="float" office:value="1982" calcext:value-type="float">
            <text:p>1982</text:p>
          </table:table-cell>
          <table:table-cell office:value-type="float" office:value="52.13" calcext:value-type="float">
            <text:p>52.13</text:p>
          </table:table-cell>
          <table:table-cell table:formula="of:=[.B273]-[.B272]" office:value-type="float" office:value="0.420000000000002" calcext:value-type="float">
            <text:p>0.420000000000002</text:p>
          </table:table-cell>
          <table:table-cell table:formula="of:=[.C273]/([.A273]-[.A272])" office:value-type="float" office:value="0.840000000000003" calcext:value-type="float">
            <text:p>0.84</text:p>
          </table:table-cell>
          <table:table-cell table:formula="of:=[.B273]-[.B$225]" office:value-type="float" office:value="20.1" calcext:value-type="float">
            <text:p>20.1</text:p>
          </table:table-cell>
        </table:table-row>
        <table:table-row table:style-name="ro1">
          <table:table-cell table:formula="of:=[.A273]+0.5" office:value-type="float" office:value="1982.5" calcext:value-type="float">
            <text:p>1982.5</text:p>
          </table:table-cell>
          <table:table-cell office:value-type="float" office:value="52.54" calcext:value-type="float">
            <text:p>52.54</text:p>
          </table:table-cell>
          <table:table-cell table:formula="of:=[.B274]-[.B273]" office:value-type="float" office:value="0.409999999999997" calcext:value-type="float">
            <text:p>0.409999999999997</text:p>
          </table:table-cell>
          <table:table-cell table:formula="of:=[.C274]/([.A274]-[.A273])" office:value-type="float" office:value="0.819999999999993" calcext:value-type="float">
            <text:p>0.82</text:p>
          </table:table-cell>
          <table:table-cell table:formula="of:=[.B274]-[.B$225]" office:value-type="float" office:value="20.51" calcext:value-type="float">
            <text:p>20.51</text:p>
          </table:table-cell>
        </table:table-row>
        <table:table-row table:style-name="ro1">
          <table:table-cell table:formula="of:=[.A274]+0.5" office:value-type="float" office:value="1983" calcext:value-type="float">
            <text:p>1983</text:p>
          </table:table-cell>
          <table:table-cell office:value-type="float" office:value="52.94" calcext:value-type="float">
            <text:p>52.94</text:p>
          </table:table-cell>
          <table:table-cell table:formula="of:=[.B275]-[.B274]" office:value-type="float" office:value="0.399999999999999" calcext:value-type="float">
            <text:p>0.399999999999999</text:p>
          </table:table-cell>
          <table:table-cell table:formula="of:=[.C275]/([.A275]-[.A274])" office:value-type="float" office:value="0.799999999999997" calcext:value-type="float">
            <text:p>0.80</text:p>
          </table:table-cell>
          <table:table-cell table:formula="of:=[.B275]-[.B$225]" office:value-type="float" office:value="20.91" calcext:value-type="float">
            <text:p>20.91</text:p>
          </table:table-cell>
        </table:table-row>
        <table:table-row table:style-name="ro1">
          <table:table-cell table:formula="of:=[.A275]+0.5" office:value-type="float" office:value="1983.5" calcext:value-type="float">
            <text:p>1983.5</text:p>
          </table:table-cell>
          <table:table-cell office:value-type="float" office:value="53.32" calcext:value-type="float">
            <text:p>53.32</text:p>
          </table:table-cell>
          <table:table-cell table:formula="of:=[.B276]-[.B275]" office:value-type="float" office:value="0.380000000000003" calcext:value-type="float">
            <text:p>0.380000000000003</text:p>
          </table:table-cell>
          <table:table-cell table:formula="of:=[.C276]/([.A276]-[.A275])" office:value-type="float" office:value="0.760000000000005" calcext:value-type="float">
            <text:p>0.76</text:p>
          </table:table-cell>
          <table:table-cell table:formula="of:=[.B276]-[.B$225]" office:value-type="float" office:value="21.29" calcext:value-type="float">
            <text:p>21.29</text:p>
          </table:table-cell>
        </table:table-row>
        <table:table-row table:style-name="ro1">
          <table:table-cell table:formula="of:=[.A276]+0.5" office:value-type="float" office:value="1984" calcext:value-type="float">
            <text:p>1984</text:p>
          </table:table-cell>
          <table:table-cell office:value-type="float" office:value="53.7" calcext:value-type="float">
            <text:p>53.7</text:p>
          </table:table-cell>
          <table:table-cell table:formula="of:=[.B277]-[.B276]" office:value-type="float" office:value="0.380000000000003" calcext:value-type="float">
            <text:p>0.380000000000003</text:p>
          </table:table-cell>
          <table:table-cell table:formula="of:=[.C277]/([.A277]-[.A276])" office:value-type="float" office:value="0.760000000000005" calcext:value-type="float">
            <text:p>0.76</text:p>
          </table:table-cell>
          <table:table-cell table:formula="of:=[.B277]-[.B$225]" office:value-type="float" office:value="21.67" calcext:value-type="float">
            <text:p>21.67</text:p>
          </table:table-cell>
        </table:table-row>
        <table:table-row table:style-name="ro1">
          <table:table-cell table:formula="of:=[.A277]+0.5" office:value-type="float" office:value="1984.5" calcext:value-type="float">
            <text:p>1984.5</text:p>
          </table:table-cell>
          <table:table-cell office:value-type="float" office:value="54.06" calcext:value-type="float">
            <text:p>54.06</text:p>
          </table:table-cell>
          <table:table-cell table:formula="of:=[.B278]-[.B277]" office:value-type="float" office:value="0.359999999999999" calcext:value-type="float">
            <text:p>0.359999999999999</text:p>
          </table:table-cell>
          <table:table-cell table:formula="of:=[.C278]/([.A278]-[.A277])" office:value-type="float" office:value="0.719999999999999" calcext:value-type="float">
            <text:p>0.72</text:p>
          </table:table-cell>
          <table:table-cell table:formula="of:=[.B278]-[.B$225]" office:value-type="float" office:value="22.03" calcext:value-type="float">
            <text:p>22.03</text:p>
          </table:table-cell>
        </table:table-row>
        <table:table-row table:style-name="ro1">
          <table:table-cell table:formula="of:=[.A278]+0.5" office:value-type="float" office:value="1985" calcext:value-type="float">
            <text:p>1985</text:p>
          </table:table-cell>
          <table:table-cell office:value-type="float" office:value="54.39" calcext:value-type="float">
            <text:p>54.39</text:p>
          </table:table-cell>
          <table:table-cell table:formula="of:=[.B279]-[.B278]" office:value-type="float" office:value="0.329999999999998" calcext:value-type="float">
            <text:p>0.329999999999998</text:p>
          </table:table-cell>
          <table:table-cell table:formula="of:=[.C279]/([.A279]-[.A278])" office:value-type="float" office:value="0.659999999999997" calcext:value-type="float">
            <text:p>0.66</text:p>
          </table:table-cell>
          <table:table-cell table:formula="of:=[.B279]-[.B$225]" office:value-type="float" office:value="22.36" calcext:value-type="float">
            <text:p>22.36</text:p>
          </table:table-cell>
        </table:table-row>
        <table:table-row table:style-name="ro1">
          <table:table-cell table:formula="of:=[.A279]+0.5" office:value-type="float" office:value="1985.5" calcext:value-type="float">
            <text:p>1985.5</text:p>
          </table:table-cell>
          <table:table-cell office:value-type="float" office:value="54.7" calcext:value-type="float">
            <text:p>54.7</text:p>
          </table:table-cell>
          <table:table-cell table:formula="of:=[.B280]-[.B279]" office:value-type="float" office:value="0.310000000000002" calcext:value-type="float">
            <text:p>0.310000000000002</text:p>
          </table:table-cell>
          <table:table-cell table:formula="of:=[.C280]/([.A280]-[.A279])" office:value-type="float" office:value="0.620000000000005" calcext:value-type="float">
            <text:p>0.62</text:p>
          </table:table-cell>
          <table:table-cell table:formula="of:=[.B280]-[.B$225]" office:value-type="float" office:value="22.67" calcext:value-type="float">
            <text:p>22.67</text:p>
          </table:table-cell>
        </table:table-row>
        <table:table-row table:style-name="ro1">
          <table:table-cell table:formula="of:=[.A280]+0.5" office:value-type="float" office:value="1986" calcext:value-type="float">
            <text:p>1986</text:p>
          </table:table-cell>
          <table:table-cell office:value-type="float" office:value="54.98" calcext:value-type="float">
            <text:p>54.98</text:p>
          </table:table-cell>
          <table:table-cell table:formula="of:=[.B281]-[.B280]" office:value-type="float" office:value="0.279999999999994" calcext:value-type="float">
            <text:p>0.279999999999994</text:p>
          </table:table-cell>
          <table:table-cell table:formula="of:=[.C281]/([.A281]-[.A280])" office:value-type="float" office:value="0.559999999999988" calcext:value-type="float">
            <text:p>0.56</text:p>
          </table:table-cell>
          <table:table-cell table:formula="of:=[.B281]-[.B$225]" office:value-type="float" office:value="22.95" calcext:value-type="float">
            <text:p>22.95</text:p>
          </table:table-cell>
        </table:table-row>
        <table:table-row table:style-name="ro1">
          <table:table-cell table:formula="of:=[.A281]+0.5" office:value-type="float" office:value="1986.5" calcext:value-type="float">
            <text:p>1986.5</text:p>
          </table:table-cell>
          <table:table-cell office:value-type="float" office:value="55.23" calcext:value-type="float">
            <text:p>55.23</text:p>
          </table:table-cell>
          <table:table-cell table:formula="of:=[.B282]-[.B281]" office:value-type="float" office:value="0.25" calcext:value-type="float">
            <text:p>0.25</text:p>
          </table:table-cell>
          <table:table-cell table:formula="of:=[.C282]/([.A282]-[.A281])" office:value-type="float" office:value="0.5" calcext:value-type="float">
            <text:p>0.50</text:p>
          </table:table-cell>
          <table:table-cell table:formula="of:=[.B282]-[.B$225]" office:value-type="float" office:value="23.2" calcext:value-type="float">
            <text:p>23.2</text:p>
          </table:table-cell>
        </table:table-row>
        <table:table-row table:style-name="ro1">
          <table:table-cell table:formula="of:=[.A282]+0.5" office:value-type="float" office:value="1987" calcext:value-type="float">
            <text:p>1987</text:p>
          </table:table-cell>
          <table:table-cell office:value-type="float" office:value="55.46" calcext:value-type="float">
            <text:p>55.46</text:p>
          </table:table-cell>
          <table:table-cell table:formula="of:=[.B283]-[.B282]" office:value-type="float" office:value="0.230000000000004" calcext:value-type="float">
            <text:p>0.230000000000004</text:p>
          </table:table-cell>
          <table:table-cell table:formula="of:=[.C283]/([.A283]-[.A282])" office:value-type="float" office:value="0.460000000000008" calcext:value-type="float">
            <text:p>0.46</text:p>
          </table:table-cell>
          <table:table-cell table:formula="of:=[.B283]-[.B$225]" office:value-type="float" office:value="23.43" calcext:value-type="float">
            <text:p>23.43</text:p>
          </table:table-cell>
        </table:table-row>
        <table:table-row table:style-name="ro1">
          <table:table-cell table:formula="of:=[.A283]+0.5" office:value-type="float" office:value="1987.5" calcext:value-type="float">
            <text:p>1987.5</text:p>
          </table:table-cell>
          <table:table-cell office:value-type="float" office:value="55.67" calcext:value-type="float">
            <text:p>55.67</text:p>
          </table:table-cell>
          <table:table-cell table:formula="of:=[.B284]-[.B283]" office:value-type="float" office:value="0.210000000000001" calcext:value-type="float">
            <text:p>0.210000000000001</text:p>
          </table:table-cell>
          <table:table-cell table:formula="of:=[.C284]/([.A284]-[.A283])" office:value-type="float" office:value="0.420000000000002" calcext:value-type="float">
            <text:p>0.42</text:p>
          </table:table-cell>
          <table:table-cell table:formula="of:=[.B284]-[.B$225]" office:value-type="float" office:value="23.64" calcext:value-type="float">
            <text:p>23.64</text:p>
          </table:table-cell>
        </table:table-row>
        <table:table-row table:style-name="ro1">
          <table:table-cell table:formula="of:=[.A284]+0.5" office:value-type="float" office:value="1988" calcext:value-type="float">
            <text:p>1988</text:p>
          </table:table-cell>
          <table:table-cell office:value-type="float" office:value="55.89" calcext:value-type="float">
            <text:p>55.89</text:p>
          </table:table-cell>
          <table:table-cell table:formula="of:=[.B285]-[.B284]" office:value-type="float" office:value="0.219999999999999" calcext:value-type="float">
            <text:p>0.219999999999999</text:p>
          </table:table-cell>
          <table:table-cell table:formula="of:=[.C285]/([.A285]-[.A284])" office:value-type="float" office:value="0.439999999999998" calcext:value-type="float">
            <text:p>0.44</text:p>
          </table:table-cell>
          <table:table-cell table:formula="of:=[.B285]-[.B$225]" office:value-type="float" office:value="23.86" calcext:value-type="float">
            <text:p>23.86</text:p>
          </table:table-cell>
        </table:table-row>
        <table:table-row table:style-name="ro1">
          <table:table-cell table:formula="of:=[.A285]+0.5" office:value-type="float" office:value="1988.5" calcext:value-type="float">
            <text:p>1988.5</text:p>
          </table:table-cell>
          <table:table-cell office:value-type="float" office:value="56.12" calcext:value-type="float">
            <text:p>56.12</text:p>
          </table:table-cell>
          <table:table-cell table:formula="of:=[.B286]-[.B285]" office:value-type="float" office:value="0.229999999999997" calcext:value-type="float">
            <text:p>0.229999999999997</text:p>
          </table:table-cell>
          <table:table-cell table:formula="of:=[.C286]/([.A286]-[.A285])" office:value-type="float" office:value="0.459999999999994" calcext:value-type="float">
            <text:p>0.46</text:p>
          </table:table-cell>
          <table:table-cell table:formula="of:=[.B286]-[.B$225]" office:value-type="float" office:value="24.09" calcext:value-type="float">
            <text:p>24.09</text:p>
          </table:table-cell>
        </table:table-row>
        <table:table-row table:style-name="ro1">
          <table:table-cell table:formula="of:=[.A286]+0.5" office:value-type="float" office:value="1989" calcext:value-type="float">
            <text:p>1989</text:p>
          </table:table-cell>
          <table:table-cell office:value-type="float" office:value="56.37" calcext:value-type="float">
            <text:p>56.37</text:p>
          </table:table-cell>
          <table:table-cell table:formula="of:=[.B287]-[.B286]" office:value-type="float" office:value="0.25" calcext:value-type="float">
            <text:p>0.25</text:p>
          </table:table-cell>
          <table:table-cell table:formula="of:=[.C287]/([.A287]-[.A286])" office:value-type="float" office:value="0.5" calcext:value-type="float">
            <text:p>0.50</text:p>
          </table:table-cell>
          <table:table-cell table:formula="of:=[.B287]-[.B$225]" office:value-type="float" office:value="24.34" calcext:value-type="float">
            <text:p>24.34</text:p>
          </table:table-cell>
        </table:table-row>
        <table:table-row table:style-name="ro1">
          <table:table-cell table:formula="of:=[.A287]+0.5" office:value-type="float" office:value="1989.5" calcext:value-type="float">
            <text:p>1989.5</text:p>
          </table:table-cell>
          <table:table-cell office:value-type="float" office:value="56.67" calcext:value-type="float">
            <text:p>56.67</text:p>
          </table:table-cell>
          <table:table-cell table:formula="of:=[.B288]-[.B287]" office:value-type="float" office:value="0.300000000000004" calcext:value-type="float">
            <text:p>0.300000000000004</text:p>
          </table:table-cell>
          <table:table-cell table:formula="of:=[.C288]/([.A288]-[.A287])" office:value-type="float" office:value="0.600000000000009" calcext:value-type="float">
            <text:p>0.60</text:p>
          </table:table-cell>
          <table:table-cell table:formula="of:=[.B288]-[.B$225]" office:value-type="float" office:value="24.64" calcext:value-type="float">
            <text:p>24.6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6.99" calcext:value-type="float">
            <text:p>56.99</text:p>
          </table:table-cell>
          <table:table-cell table:formula="of:=[.B289]-[.B288]" office:value-type="float" office:value="0.32" calcext:value-type="float">
            <text:p>0.32</text:p>
          </table:table-cell>
          <table:table-cell table:formula="of:=[.C289]/([.A289]-[.A288])" office:value-type="float" office:value="0.640000000000001" calcext:value-type="float">
            <text:p>0.64</text:p>
          </table:table-cell>
          <table:table-cell table:formula="of:=[.B289]-[.B$225]" office:value-type="float" office:value="24.96" calcext:value-type="float">
            <text:p>24.96</text:p>
          </table:table-cell>
        </table:table-row>
        <table:table-row table:style-name="ro1">
          <table:table-cell table:formula="of:=[.A289]+0.5" office:value-type="float" office:value="1990.5" calcext:value-type="float">
            <text:p>1990.5</text:p>
          </table:table-cell>
          <table:table-cell office:value-type="float" office:value="57.34" calcext:value-type="float">
            <text:p>57.34</text:p>
          </table:table-cell>
          <table:table-cell table:formula="of:=[.B290]-[.B289]" office:value-type="float" office:value="0.350000000000001" calcext:value-type="float">
            <text:p>0.350000000000001</text:p>
          </table:table-cell>
          <table:table-cell table:formula="of:=[.C290]/([.A290]-[.A289])" office:value-type="float" office:value="0.700000000000003" calcext:value-type="float">
            <text:p>0.70</text:p>
          </table:table-cell>
          <table:table-cell table:formula="of:=[.B290]-[.B$225]" office:value-type="float" office:value="25.31" calcext:value-type="float">
            <text:p>25.31</text:p>
          </table:table-cell>
        </table:table-row>
        <table:table-row table:style-name="ro1">
          <table:table-cell table:formula="of:=[.A290]+0.5" office:value-type="float" office:value="1991" calcext:value-type="float">
            <text:p>1991</text:p>
          </table:table-cell>
          <table:table-cell office:value-type="float" office:value="57.7" calcext:value-type="float">
            <text:p>57.7</text:p>
          </table:table-cell>
          <table:table-cell table:formula="of:=[.B291]-[.B290]" office:value-type="float" office:value="0.359999999999999" calcext:value-type="float">
            <text:p>0.359999999999999</text:p>
          </table:table-cell>
          <table:table-cell table:formula="of:=[.C291]/([.A291]-[.A290])" office:value-type="float" office:value="0.719999999999999" calcext:value-type="float">
            <text:p>0.72</text:p>
          </table:table-cell>
          <table:table-cell table:formula="of:=[.B291]-[.B$225]" office:value-type="float" office:value="25.67" calcext:value-type="float">
            <text:p>25.67</text:p>
          </table:table-cell>
        </table:table-row>
        <table:table-row table:style-name="ro1">
          <table:table-cell table:formula="of:=[.A291]+0.5" office:value-type="float" office:value="1991.5" calcext:value-type="float">
            <text:p>1991.5</text:p>
          </table:table-cell>
          <table:table-cell office:value-type="float" office:value="58.08" calcext:value-type="float">
            <text:p>58.08</text:p>
          </table:table-cell>
          <table:table-cell table:formula="of:=[.B292]-[.B291]" office:value-type="float" office:value="0.379999999999995" calcext:value-type="float">
            <text:p>0.379999999999995</text:p>
          </table:table-cell>
          <table:table-cell table:formula="of:=[.C292]/([.A292]-[.A291])" office:value-type="float" office:value="0.759999999999991" calcext:value-type="float">
            <text:p>0.76</text:p>
          </table:table-cell>
          <table:table-cell table:formula="of:=[.B292]-[.B$225]" office:value-type="float" office:value="26.05" calcext:value-type="float">
            <text:p>26.05</text:p>
          </table:table-cell>
        </table:table-row>
        <table:table-row table:style-name="ro1">
          <table:table-cell table:formula="of:=[.A292]+0.5" office:value-type="float" office:value="1992" calcext:value-type="float">
            <text:p>1992</text:p>
          </table:table-cell>
          <table:table-cell office:value-type="float" office:value="58.45" calcext:value-type="float">
            <text:p>58.45</text:p>
          </table:table-cell>
          <table:table-cell table:formula="of:=[.B293]-[.B292]" office:value-type="float" office:value="0.370000000000005" calcext:value-type="float">
            <text:p>0.370000000000005</text:p>
          </table:table-cell>
          <table:table-cell table:formula="of:=[.C293]/([.A293]-[.A292])" office:value-type="float" office:value="0.740000000000009" calcext:value-type="float">
            <text:p>0.74</text:p>
          </table:table-cell>
          <table:table-cell table:formula="of:=[.B293]-[.B$225]" office:value-type="float" office:value="26.42" calcext:value-type="float">
            <text:p>26.42</text:p>
          </table:table-cell>
        </table:table-row>
        <table:table-row table:style-name="ro1">
          <table:table-cell table:formula="of:=[.A293]+0.5" office:value-type="float" office:value="1992.5" calcext:value-type="float">
            <text:p>1992.5</text:p>
          </table:table-cell>
          <table:table-cell office:value-type="float" office:value="58.82" calcext:value-type="float">
            <text:p>58.82</text:p>
          </table:table-cell>
          <table:table-cell table:formula="of:=[.B294]-[.B293]" office:value-type="float" office:value="0.369999999999997" calcext:value-type="float">
            <text:p>0.369999999999997</text:p>
          </table:table-cell>
          <table:table-cell table:formula="of:=[.C294]/([.A294]-[.A293])" office:value-type="float" office:value="0.739999999999995" calcext:value-type="float">
            <text:p>0.74</text:p>
          </table:table-cell>
          <table:table-cell table:formula="of:=[.B294]-[.B$225]" office:value-type="float" office:value="26.79" calcext:value-type="float">
            <text:p>26.79</text:p>
          </table:table-cell>
        </table:table-row>
        <table:table-row table:style-name="ro1">
          <table:table-cell table:formula="of:=[.A294]+0.5" office:value-type="float" office:value="1993" calcext:value-type="float">
            <text:p>1993</text:p>
          </table:table-cell>
          <table:table-cell office:value-type="float" office:value="59.19" calcext:value-type="float">
            <text:p>59.19</text:p>
          </table:table-cell>
          <table:table-cell table:formula="of:=[.B295]-[.B294]" office:value-type="float" office:value="0.369999999999997" calcext:value-type="float">
            <text:p>0.369999999999997</text:p>
          </table:table-cell>
          <table:table-cell table:formula="of:=[.C295]/([.A295]-[.A294])" office:value-type="float" office:value="0.739999999999995" calcext:value-type="float">
            <text:p>0.74</text:p>
          </table:table-cell>
          <table:table-cell table:formula="of:=[.B295]-[.B$225]" office:value-type="float" office:value="27.16" calcext:value-type="float">
            <text:p>27.16</text:p>
          </table:table-cell>
        </table:table-row>
        <table:table-row table:style-name="ro1">
          <table:table-cell table:formula="of:=[.A295]+0.5" office:value-type="float" office:value="1993.5" calcext:value-type="float">
            <text:p>1993.5</text:p>
          </table:table-cell>
          <table:table-cell office:value-type="float" office:value="59.55" calcext:value-type="float">
            <text:p>59.55</text:p>
          </table:table-cell>
          <table:table-cell table:formula="of:=[.B296]-[.B295]" office:value-type="float" office:value="0.359999999999999" calcext:value-type="float">
            <text:p>0.359999999999999</text:p>
          </table:table-cell>
          <table:table-cell table:formula="of:=[.C296]/([.A296]-[.A295])" office:value-type="float" office:value="0.719999999999999" calcext:value-type="float">
            <text:p>0.72</text:p>
          </table:table-cell>
          <table:table-cell table:formula="of:=[.B296]-[.B$225]" office:value-type="float" office:value="27.52" calcext:value-type="float">
            <text:p>27.52</text:p>
          </table:table-cell>
        </table:table-row>
        <table:table-row table:style-name="ro1">
          <table:table-cell table:formula="of:=[.A296]+0.5" office:value-type="float" office:value="1994" calcext:value-type="float">
            <text:p>1994</text:p>
          </table:table-cell>
          <table:table-cell office:value-type="float" office:value="59.92" calcext:value-type="float">
            <text:p>59.92</text:p>
          </table:table-cell>
          <table:table-cell table:formula="of:=[.B297]-[.B296]" office:value-type="float" office:value="0.370000000000005" calcext:value-type="float">
            <text:p>0.370000000000005</text:p>
          </table:table-cell>
          <table:table-cell table:formula="of:=[.C297]/([.A297]-[.A296])" office:value-type="float" office:value="0.740000000000009" calcext:value-type="float">
            <text:p>0.74</text:p>
          </table:table-cell>
          <table:table-cell table:formula="of:=[.B297]-[.B$225]" office:value-type="float" office:value="27.89" calcext:value-type="float">
            <text:p>27.89</text:p>
          </table:table-cell>
        </table:table-row>
        <table:table-row table:style-name="ro1">
          <table:table-cell table:formula="of:=[.A297]+0.5" office:value-type="float" office:value="1994.5" calcext:value-type="float">
            <text:p>1994.5</text:p>
          </table:table-cell>
          <table:table-cell office:value-type="float" office:value="60.3" calcext:value-type="float">
            <text:p>60.3</text:p>
          </table:table-cell>
          <table:table-cell table:formula="of:=[.B298]-[.B297]" office:value-type="float" office:value="0.379999999999995" calcext:value-type="float">
            <text:p>0.379999999999995</text:p>
          </table:table-cell>
          <table:table-cell table:formula="of:=[.C298]/([.A298]-[.A297])" office:value-type="float" office:value="0.759999999999991" calcext:value-type="float">
            <text:p>0.76</text:p>
          </table:table-cell>
          <table:table-cell table:formula="of:=[.B298]-[.B$225]" office:value-type="float" office:value="28.27" calcext:value-type="float">
            <text:p>28.27</text:p>
          </table:table-cell>
        </table:table-row>
        <table:table-row table:style-name="ro1">
          <table:table-cell table:formula="of:=[.A298]+0.5" office:value-type="float" office:value="1995" calcext:value-type="float">
            <text:p>1995</text:p>
          </table:table-cell>
          <table:table-cell office:value-type="float" office:value="60.68" calcext:value-type="float">
            <text:p>60.68</text:p>
          </table:table-cell>
          <table:table-cell table:formula="of:=[.B299]-[.B298]" office:value-type="float" office:value="0.380000000000003" calcext:value-type="float">
            <text:p>0.380000000000003</text:p>
          </table:table-cell>
          <table:table-cell table:formula="of:=[.C299]/([.A299]-[.A298])" office:value-type="float" office:value="0.760000000000005" calcext:value-type="float">
            <text:p>0.76</text:p>
          </table:table-cell>
          <table:table-cell table:formula="of:=[.B299]-[.B$225]" office:value-type="float" office:value="28.65" calcext:value-type="float">
            <text:p>28.65</text:p>
          </table:table-cell>
        </table:table-row>
        <table:table-row table:style-name="ro1">
          <table:table-cell table:formula="of:=[.A299]+0.5" office:value-type="float" office:value="1995.5" calcext:value-type="float">
            <text:p>1995.5</text:p>
          </table:table-cell>
          <table:table-cell office:value-type="float" office:value="61.07" calcext:value-type="float">
            <text:p>61.07</text:p>
          </table:table-cell>
          <table:table-cell table:formula="of:=[.B300]-[.B299]" office:value-type="float" office:value="0.390000000000001" calcext:value-type="float">
            <text:p>0.390000000000001</text:p>
          </table:table-cell>
          <table:table-cell table:formula="of:=[.C300]/([.A300]-[.A299])" office:value-type="float" office:value="0.780000000000001" calcext:value-type="float">
            <text:p>0.78</text:p>
          </table:table-cell>
          <table:table-cell table:formula="of:=[.B300]-[.B$225]" office:value-type="float" office:value="29.04" calcext:value-type="float">
            <text:p>29.04</text:p>
          </table:table-cell>
        </table:table-row>
        <table:table-row table:style-name="ro1">
          <table:table-cell table:formula="of:=[.A300]+0.5" office:value-type="float" office:value="1996" calcext:value-type="float">
            <text:p>1996</text:p>
          </table:table-cell>
          <table:table-cell office:value-type="float" office:value="61.46" calcext:value-type="float">
            <text:p>61.46</text:p>
          </table:table-cell>
          <table:table-cell table:formula="of:=[.B301]-[.B300]" office:value-type="float" office:value="0.390000000000001" calcext:value-type="float">
            <text:p>0.390000000000001</text:p>
          </table:table-cell>
          <table:table-cell table:formula="of:=[.C301]/([.A301]-[.A300])" office:value-type="float" office:value="0.780000000000001" calcext:value-type="float">
            <text:p>0.78</text:p>
          </table:table-cell>
          <table:table-cell table:formula="of:=[.B301]-[.B$225]" office:value-type="float" office:value="29.43" calcext:value-type="float">
            <text:p>29.43</text:p>
          </table:table-cell>
        </table:table-row>
        <table:table-row table:style-name="ro1">
          <table:table-cell table:formula="of:=[.A301]+0.5" office:value-type="float" office:value="1996.5" calcext:value-type="float">
            <text:p>1996.5</text:p>
          </table:table-cell>
          <table:table-cell office:value-type="float" office:value="61.85" calcext:value-type="float">
            <text:p>61.85</text:p>
          </table:table-cell>
          <table:table-cell table:formula="of:=[.B302]-[.B301]" office:value-type="float" office:value="0.390000000000001" calcext:value-type="float">
            <text:p>0.390000000000001</text:p>
          </table:table-cell>
          <table:table-cell table:formula="of:=[.C302]/([.A302]-[.A301])" office:value-type="float" office:value="0.780000000000001" calcext:value-type="float">
            <text:p>0.78</text:p>
          </table:table-cell>
          <table:table-cell table:formula="of:=[.B302]-[.B$225]" office:value-type="float" office:value="29.82" calcext:value-type="float">
            <text:p>29.82</text:p>
          </table:table-cell>
        </table:table-row>
        <table:table-row table:style-name="ro1">
          <table:table-cell table:formula="of:=[.A302]+0.5" office:value-type="float" office:value="1997" calcext:value-type="float">
            <text:p>1997</text:p>
          </table:table-cell>
          <table:table-cell office:value-type="float" office:value="62.23" calcext:value-type="float">
            <text:p>62.23</text:p>
          </table:table-cell>
          <table:table-cell table:formula="of:=[.B303]-[.B302]" office:value-type="float" office:value="0.379999999999995" calcext:value-type="float">
            <text:p>0.379999999999995</text:p>
          </table:table-cell>
          <table:table-cell table:formula="of:=[.C303]/([.A303]-[.A302])" office:value-type="float" office:value="0.759999999999991" calcext:value-type="float">
            <text:p>0.76</text:p>
          </table:table-cell>
          <table:table-cell table:formula="of:=[.B303]-[.B$225]" office:value-type="float" office:value="30.2" calcext:value-type="float">
            <text:p>30.2</text:p>
          </table:table-cell>
        </table:table-row>
        <table:table-row table:style-name="ro1">
          <table:table-cell table:formula="of:=[.A303]+0.5" office:value-type="float" office:value="1997.5" calcext:value-type="float">
            <text:p>1997.5</text:p>
          </table:table-cell>
          <table:table-cell office:value-type="float" office:value="62.58" calcext:value-type="float">
            <text:p>62.58</text:p>
          </table:table-cell>
          <table:table-cell table:formula="of:=[.B304]-[.B303]" office:value-type="float" office:value="0.350000000000001" calcext:value-type="float">
            <text:p>0.350000000000001</text:p>
          </table:table-cell>
          <table:table-cell table:formula="of:=[.C304]/([.A304]-[.A303])" office:value-type="float" office:value="0.700000000000003" calcext:value-type="float">
            <text:p>0.70</text:p>
          </table:table-cell>
          <table:table-cell table:formula="of:=[.B304]-[.B$225]" office:value-type="float" office:value="30.55" calcext:value-type="float">
            <text:p>30.55</text:p>
          </table:table-cell>
        </table:table-row>
        <table:table-row table:style-name="ro1">
          <table:table-cell table:formula="of:=[.A304]+0.5" office:value-type="float" office:value="1998" calcext:value-type="float">
            <text:p>1998</text:p>
          </table:table-cell>
          <table:table-cell office:value-type="float" office:value="62.9" calcext:value-type="float">
            <text:p>62.9</text:p>
          </table:table-cell>
          <table:table-cell table:formula="of:=[.B305]-[.B304]" office:value-type="float" office:value="0.32" calcext:value-type="float">
            <text:p>0.32</text:p>
          </table:table-cell>
          <table:table-cell table:formula="of:=[.C305]/([.A305]-[.A304])" office:value-type="float" office:value="0.640000000000001" calcext:value-type="float">
            <text:p>0.64</text:p>
          </table:table-cell>
          <table:table-cell table:formula="of:=[.B305]-[.B$225]" office:value-type="float" office:value="30.87" calcext:value-type="float">
            <text:p>30.87</text:p>
          </table:table-cell>
        </table:table-row>
        <table:table-row table:style-name="ro1">
          <table:table-cell table:formula="of:=[.A305]+0.5" office:value-type="float" office:value="1998.5" calcext:value-type="float">
            <text:p>1998.5</text:p>
          </table:table-cell>
          <table:table-cell office:value-type="float" office:value="63.18" calcext:value-type="float">
            <text:p>63.18</text:p>
          </table:table-cell>
          <table:table-cell table:formula="of:=[.B306]-[.B305]" office:value-type="float" office:value="0.280000000000001" calcext:value-type="float">
            <text:p>0.280000000000001</text:p>
          </table:table-cell>
          <table:table-cell table:formula="of:=[.C306]/([.A306]-[.A305])" office:value-type="float" office:value="0.560000000000002" calcext:value-type="float">
            <text:p>0.56</text:p>
          </table:table-cell>
          <table:table-cell table:formula="of:=[.B306]-[.B$225]" office:value-type="float" office:value="31.15" calcext:value-type="float">
            <text:p>31.15</text:p>
          </table:table-cell>
        </table:table-row>
        <table:table-row table:style-name="ro1">
          <table:table-cell table:formula="of:=[.A306]+0.5" office:value-type="float" office:value="1999" calcext:value-type="float">
            <text:p>1999</text:p>
          </table:table-cell>
          <table:table-cell office:value-type="float" office:value="63.42" calcext:value-type="float">
            <text:p>63.42</text:p>
          </table:table-cell>
          <table:table-cell table:formula="of:=[.B307]-[.B306]" office:value-type="float" office:value="0.240000000000002" calcext:value-type="float">
            <text:p>0.240000000000002</text:p>
          </table:table-cell>
          <table:table-cell table:formula="of:=[.C307]/([.A307]-[.A306])" office:value-type="float" office:value="0.480000000000004" calcext:value-type="float">
            <text:p>0.48</text:p>
          </table:table-cell>
          <table:table-cell table:formula="of:=[.B307]-[.B$225]" office:value-type="float" office:value="31.39" calcext:value-type="float">
            <text:p>31.39</text:p>
          </table:table-cell>
        </table:table-row>
        <table:table-row table:style-name="ro1">
          <table:table-cell table:formula="of:=[.A307]+0.5" office:value-type="float" office:value="1999.5" calcext:value-type="float">
            <text:p>1999.5</text:p>
          </table:table-cell>
          <table:table-cell office:value-type="float" office:value="63.63" calcext:value-type="float">
            <text:p>63.63</text:p>
          </table:table-cell>
          <table:table-cell table:formula="of:=[.B308]-[.B307]" office:value-type="float" office:value="0.210000000000001" calcext:value-type="float">
            <text:p>0.210000000000001</text:p>
          </table:table-cell>
          <table:table-cell table:formula="of:=[.C308]/([.A308]-[.A307])" office:value-type="float" office:value="0.420000000000002" calcext:value-type="float">
            <text:p>0.42</text:p>
          </table:table-cell>
          <table:table-cell table:formula="of:=[.B308]-[.B$225]"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.81" calcext:value-type="float">
            <text:p>63.81</text:p>
          </table:table-cell>
          <table:table-cell table:formula="of:=[.B309]-[.B308]" office:value-type="float" office:value="0.18" calcext:value-type="float">
            <text:p>0.18</text:p>
          </table:table-cell>
          <table:table-cell table:formula="of:=[.C309]/([.A309]-[.A308])" office:value-type="float" office:value="0.359999999999999" calcext:value-type="float">
            <text:p>0.36</text:p>
          </table:table-cell>
          <table:table-cell table:formula="of:=[.B309]-[.B$225]" office:value-type="float" office:value="31.78" calcext:value-type="float">
            <text:p>31.78</text:p>
          </table:table-cell>
        </table:table-row>
        <table:table-row table:style-name="ro1">
          <table:table-cell table:formula="of:=[.A309]+0.5" office:value-type="float" office:value="2000.5" calcext:value-type="float">
            <text:p>2000.5</text:p>
          </table:table-cell>
          <table:table-cell office:value-type="float" office:value="63.96" calcext:value-type="float">
            <text:p>63.96</text:p>
          </table:table-cell>
          <table:table-cell table:formula="of:=[.B310]-[.B309]" office:value-type="float" office:value="0.149999999999999" calcext:value-type="float">
            <text:p>0.149999999999999</text:p>
          </table:table-cell>
          <table:table-cell table:formula="of:=[.C310]/([.A310]-[.A309])" office:value-type="float" office:value="0.299999999999997" calcext:value-type="float">
            <text:p>0.30</text:p>
          </table:table-cell>
          <table:table-cell table:formula="of:=[.B310]-[.B$225]" office:value-type="float" office:value="31.93" calcext:value-type="float">
            <text:p>31.93</text:p>
          </table:table-cell>
        </table:table-row>
        <table:table-row table:style-name="ro1">
          <table:table-cell table:formula="of:=[.A310]+0.5" office:value-type="float" office:value="2001" calcext:value-type="float">
            <text:p>2001</text:p>
          </table:table-cell>
          <table:table-cell office:value-type="float" office:value="64.08" calcext:value-type="float">
            <text:p>64.08</text:p>
          </table:table-cell>
          <table:table-cell table:formula="of:=[.B311]-[.B310]" office:value-type="float" office:value="0.119999999999997" calcext:value-type="float">
            <text:p>0.119999999999997</text:p>
          </table:table-cell>
          <table:table-cell table:formula="of:=[.C311]/([.A311]-[.A310])" office:value-type="float" office:value="0.239999999999995" calcext:value-type="float">
            <text:p>0.24</text:p>
          </table:table-cell>
          <table:table-cell table:formula="of:=[.B311]-[.B$225]" office:value-type="float" office:value="32.05" calcext:value-type="float">
            <text:p>32.05</text:p>
          </table:table-cell>
        </table:table-row>
        <table:table-row table:style-name="ro1">
          <table:table-cell table:formula="of:=[.A311]+0.5" office:value-type="float" office:value="2001.5" calcext:value-type="float">
            <text:p>2001.5</text:p>
          </table:table-cell>
          <table:table-cell office:value-type="float" office:value="64.18" calcext:value-type="float">
            <text:p>64.18</text:p>
          </table:table-cell>
          <table:table-cell table:formula="of:=[.B312]-[.B311]" office:value-type="float" office:value="0.100000000000009" calcext:value-type="float">
            <text:p>0.100000000000009</text:p>
          </table:table-cell>
          <table:table-cell table:formula="of:=[.C312]/([.A312]-[.A311])" office:value-type="float" office:value="0.200000000000017" calcext:value-type="float">
            <text:p>0.20</text:p>
          </table:table-cell>
          <table:table-cell table:formula="of:=[.B312]-[.B$225]" office:value-type="float" office:value="32.15" calcext:value-type="float">
            <text:p>32.15</text:p>
          </table:table-cell>
        </table:table-row>
        <table:table-row table:style-name="ro1">
          <table:table-cell table:formula="of:=[.A312]+0.5" office:value-type="float" office:value="2002" calcext:value-type="float">
            <text:p>2002</text:p>
          </table:table-cell>
          <table:table-cell office:value-type="float" office:value="64.27" calcext:value-type="float">
            <text:p>64.27</text:p>
          </table:table-cell>
          <table:table-cell table:formula="of:=[.B313]-[.B312]" office:value-type="float" office:value="0.0899999999999892" calcext:value-type="float">
            <text:p>0.089999999999989</text:p>
          </table:table-cell>
          <table:table-cell table:formula="of:=[.C313]/([.A313]-[.A312])" office:value-type="float" office:value="0.179999999999978" calcext:value-type="float">
            <text:p>0.18</text:p>
          </table:table-cell>
          <table:table-cell table:formula="of:=[.B313]-[.B$225]" office:value-type="float" office:value="32.24" calcext:value-type="float">
            <text:p>32.24</text:p>
          </table:table-cell>
        </table:table-row>
        <table:table-row table:style-name="ro1">
          <table:table-cell table:formula="of:=[.A313]+0.5" office:value-type="float" office:value="2002.5" calcext:value-type="float">
            <text:p>2002.5</text:p>
          </table:table-cell>
          <table:table-cell office:value-type="float" office:value="64.34" calcext:value-type="float">
            <text:p>64.34</text:p>
          </table:table-cell>
          <table:table-cell table:formula="of:=[.B314]-[.B313]" office:value-type="float" office:value="0.0700000000000074" calcext:value-type="float">
            <text:p>0.070000000000007</text:p>
          </table:table-cell>
          <table:table-cell table:formula="of:=[.C314]/([.A314]-[.A313])" office:value-type="float" office:value="0.140000000000015" calcext:value-type="float">
            <text:p>0.14</text:p>
          </table:table-cell>
          <table:table-cell table:formula="of:=[.B314]-[.B$225]" office:value-type="float" office:value="32.31" calcext:value-type="float">
            <text:p>32.31</text:p>
          </table:table-cell>
        </table:table-row>
        <table:table-row table:style-name="ro1">
          <table:table-cell table:formula="of:=[.A314]+0.5" office:value-type="float" office:value="2003" calcext:value-type="float">
            <text:p>2003</text:p>
          </table:table-cell>
          <table:table-cell office:value-type="float" office:value="64.41" calcext:value-type="float">
            <text:p>64.41</text:p>
          </table:table-cell>
          <table:table-cell table:formula="of:=[.B315]-[.B314]" office:value-type="float" office:value="0.0699999999999932" calcext:value-type="float">
            <text:p>0.069999999999993</text:p>
          </table:table-cell>
          <table:table-cell table:formula="of:=[.C315]/([.A315]-[.A314])" office:value-type="float" office:value="0.139999999999986" calcext:value-type="float">
            <text:p>0.14</text:p>
          </table:table-cell>
          <table:table-cell table:formula="of:=[.B315]-[.B$225]" office:value-type="float" office:value="32.38" calcext:value-type="float">
            <text:p>32.38</text:p>
          </table:table-cell>
        </table:table-row>
        <table:table-row table:style-name="ro1">
          <table:table-cell table:formula="of:=[.A315]+0.5" office:value-type="float" office:value="2003.5" calcext:value-type="float">
            <text:p>2003.5</text:p>
          </table:table-cell>
          <table:table-cell office:value-type="float" office:value="64.48" calcext:value-type="float">
            <text:p>64.48</text:p>
          </table:table-cell>
          <table:table-cell table:formula="of:=[.B316]-[.B315]" office:value-type="float" office:value="0.0700000000000074" calcext:value-type="float">
            <text:p>0.070000000000007</text:p>
          </table:table-cell>
          <table:table-cell table:formula="of:=[.C316]/([.A316]-[.A315])" office:value-type="float" office:value="0.140000000000015" calcext:value-type="float">
            <text:p>0.14</text:p>
          </table:table-cell>
          <table:table-cell table:formula="of:=[.B316]-[.B$225]" office:value-type="float" office:value="32.45" calcext:value-type="float">
            <text:p>32.45</text:p>
          </table:table-cell>
        </table:table-row>
        <table:table-row table:style-name="ro1">
          <table:table-cell table:formula="of:=[.A316]+0.5" office:value-type="float" office:value="2004" calcext:value-type="float">
            <text:p>2004</text:p>
          </table:table-cell>
          <table:table-cell office:value-type="float" office:value="64.55" calcext:value-type="float">
            <text:p>64.55</text:p>
          </table:table-cell>
          <table:table-cell table:formula="of:=[.B317]-[.B316]" office:value-type="float" office:value="0.0699999999999932" calcext:value-type="float">
            <text:p>0.069999999999993</text:p>
          </table:table-cell>
          <table:table-cell table:formula="of:=[.C317]/([.A317]-[.A316])" office:value-type="float" office:value="0.139999999999986" calcext:value-type="float">
            <text:p>0.14</text:p>
          </table:table-cell>
          <table:table-cell table:formula="of:=[.B317]-[.B$225]" office:value-type="float" office:value="32.52" calcext:value-type="float">
            <text:p>32.52</text:p>
          </table:table-cell>
        </table:table-row>
        <table:table-row table:style-name="ro1">
          <table:table-cell table:formula="of:=[.A317]+0.5" office:value-type="float" office:value="2004.5" calcext:value-type="float">
            <text:p>2004.5</text:p>
          </table:table-cell>
          <table:table-cell office:value-type="float" office:value="64.64" calcext:value-type="float">
            <text:p>64.64</text:p>
          </table:table-cell>
          <table:table-cell table:formula="of:=[.B318]-[.B317]" office:value-type="float" office:value="0.0900000000000034" calcext:value-type="float">
            <text:p>0.090000000000003</text:p>
          </table:table-cell>
          <table:table-cell table:formula="of:=[.C318]/([.A318]-[.A317])" office:value-type="float" office:value="0.180000000000007" calcext:value-type="float">
            <text:p>0.18</text:p>
          </table:table-cell>
          <table:table-cell table:formula="of:=[.B318]-[.B$225]" office:value-type="float" office:value="32.61" calcext:value-type="float">
            <text:p>32.61</text:p>
          </table:table-cell>
        </table:table-row>
        <table:table-row table:style-name="ro1">
          <table:table-cell table:formula="of:=[.A318]+0.5" office:value-type="float" office:value="2005" calcext:value-type="float">
            <text:p>2005</text:p>
          </table:table-cell>
          <table:table-cell office:value-type="float" office:value="64.73" calcext:value-type="float">
            <text:p>64.73</text:p>
          </table:table-cell>
          <table:table-cell table:formula="of:=[.B319]-[.B318]" office:value-type="float" office:value="0.0900000000000034" calcext:value-type="float">
            <text:p>0.090000000000003</text:p>
          </table:table-cell>
          <table:table-cell table:formula="of:=[.C319]/([.A319]-[.A318])" office:value-type="float" office:value="0.180000000000007" calcext:value-type="float">
            <text:p>0.18</text:p>
          </table:table-cell>
          <table:table-cell table:formula="of:=[.B319]-[.B$225]" office:value-type="float" office:value="32.7" calcext:value-type="float">
            <text:p>32.7</text:p>
          </table:table-cell>
        </table:table-row>
        <table:table-row table:style-name="ro1">
          <table:table-cell table:formula="of:=[.A319]+0.5" office:value-type="float" office:value="2005.5" calcext:value-type="float">
            <text:p>2005.5</text:p>
          </table:table-cell>
          <table:table-cell office:value-type="float" office:value="64.83" calcext:value-type="float">
            <text:p>64.83</text:p>
          </table:table-cell>
          <table:table-cell table:formula="of:=[.B320]-[.B319]" office:value-type="float" office:value="0.0999999999999943" calcext:value-type="float">
            <text:p>0.099999999999994</text:p>
          </table:table-cell>
          <table:table-cell table:formula="of:=[.C320]/([.A320]-[.A319])" office:value-type="float" office:value="0.199999999999989" calcext:value-type="float">
            <text:p>0.20</text:p>
          </table:table-cell>
          <table:table-cell table:formula="of:=[.B320]-[.B$225]" office:value-type="float" office:value="32.8" calcext:value-type="float">
            <text:p>32.8</text:p>
          </table:table-cell>
        </table:table-row>
        <table:table-row table:style-name="ro1">
          <table:table-cell table:formula="of:=[.A320]+0.5" office:value-type="float" office:value="2006" calcext:value-type="float">
            <text:p>2006</text:p>
          </table:table-cell>
          <table:table-cell office:value-type="float" office:value="64.95" calcext:value-type="float">
            <text:p>64.95</text:p>
          </table:table-cell>
          <table:table-cell table:formula="of:=[.B321]-[.B320]" office:value-type="float" office:value="0.120000000000005" calcext:value-type="float">
            <text:p>0.120000000000005</text:p>
          </table:table-cell>
          <table:table-cell table:formula="of:=[.C321]/([.A321]-[.A320])" office:value-type="float" office:value="0.240000000000009" calcext:value-type="float">
            <text:p>0.24</text:p>
          </table:table-cell>
          <table:table-cell table:formula="of:=[.B321]-[.B$225]" office:value-type="float" office:value="32.92" calcext:value-type="float">
            <text:p>32.92</text:p>
          </table:table-cell>
        </table:table-row>
        <table:table-row table:style-name="ro1">
          <table:table-cell table:formula="of:=[.A321]+0.5" office:value-type="float" office:value="2006.5" calcext:value-type="float">
            <text:p>2006.5</text:p>
          </table:table-cell>
          <table:table-cell office:value-type="float" office:value="65.07" calcext:value-type="float">
            <text:p>65.07</text:p>
          </table:table-cell>
          <table:table-cell table:formula="of:=[.B322]-[.B321]" office:value-type="float" office:value="0.11999999999999" calcext:value-type="float">
            <text:p>0.11999999999999</text:p>
          </table:table-cell>
          <table:table-cell table:formula="of:=[.C322]/([.A322]-[.A321])" office:value-type="float" office:value="0.239999999999981" calcext:value-type="float">
            <text:p>0.24</text:p>
          </table:table-cell>
          <table:table-cell table:formula="of:=[.B322]-[.B$225]" office:value-type="float" office:value="33.04" calcext:value-type="float">
            <text:p>33.04</text:p>
          </table:table-cell>
        </table:table-row>
        <table:table-row table:style-name="ro1">
          <table:table-cell table:formula="of:=[.A322]+0.5" office:value-type="float" office:value="2007" calcext:value-type="float">
            <text:p>2007</text:p>
          </table:table-cell>
          <table:table-cell office:value-type="float" office:value="65.2" calcext:value-type="float">
            <text:p>65.2</text:p>
          </table:table-cell>
          <table:table-cell table:formula="of:=[.B323]-[.B322]" office:value-type="float" office:value="0.13000000000001" calcext:value-type="float">
            <text:p>0.13000000000001</text:p>
          </table:table-cell>
          <table:table-cell table:formula="of:=[.C323]/([.A323]-[.A322])" office:value-type="float" office:value="0.260000000000019" calcext:value-type="float">
            <text:p>0.26</text:p>
          </table:table-cell>
          <table:table-cell table:formula="of:=[.B323]-[.B$225]" office:value-type="float" office:value="33.17" calcext:value-type="float">
            <text:p>33.17</text:p>
          </table:table-cell>
        </table:table-row>
        <table:table-row table:style-name="ro1">
          <table:table-cell table:formula="of:=[.A323]+0.5" office:value-type="float" office:value="2007.5" calcext:value-type="float">
            <text:p>2007.5</text:p>
          </table:table-cell>
          <table:table-cell office:value-type="float" office:value="65.33" calcext:value-type="float">
            <text:p>65.33</text:p>
          </table:table-cell>
          <table:table-cell table:formula="of:=[.B324]-[.B323]" office:value-type="float" office:value="0.129999999999995" calcext:value-type="float">
            <text:p>0.129999999999995</text:p>
          </table:table-cell>
          <table:table-cell table:formula="of:=[.C324]/([.A324]-[.A323])" office:value-type="float" office:value="0.259999999999991" calcext:value-type="float">
            <text:p>0.26</text:p>
          </table:table-cell>
          <table:table-cell table:formula="of:=[.B324]-[.B$225]" office:value-type="float" office:value="33.3" calcext:value-type="float">
            <text:p>33.3</text:p>
          </table:table-cell>
        </table:table-row>
        <table:table-row table:style-name="ro1">
          <table:table-cell table:formula="of:=[.A324]+0.5" office:value-type="float" office:value="2008" calcext:value-type="float">
            <text:p>2008</text:p>
          </table:table-cell>
          <table:table-cell office:value-type="float" office:value="65.48" calcext:value-type="float">
            <text:p>65.48</text:p>
          </table:table-cell>
          <table:table-cell table:formula="of:=[.B325]-[.B324]" office:value-type="float" office:value="0.150000000000006" calcext:value-type="float">
            <text:p>0.150000000000006</text:p>
          </table:table-cell>
          <table:table-cell table:formula="of:=[.C325]/([.A325]-[.A324])" office:value-type="float" office:value="0.300000000000011" calcext:value-type="float">
            <text:p>0.30</text:p>
          </table:table-cell>
          <table:table-cell table:formula="of:=[.B325]-[.B$225]" office:value-type="float" office:value="33.45" calcext:value-type="float">
            <text:p>33.45</text:p>
          </table:table-cell>
        </table:table-row>
        <table:table-row table:style-name="ro1">
          <table:table-cell table:formula="of:=[.A325]+0.5" office:value-type="float" office:value="2008.5" calcext:value-type="float">
            <text:p>2008.5</text:p>
          </table:table-cell>
          <table:table-cell office:value-type="float" office:value="65.62" calcext:value-type="float">
            <text:p>65.62</text:p>
          </table:table-cell>
          <table:table-cell table:formula="of:=[.B326]-[.B325]" office:value-type="float" office:value="0.140000000000001" calcext:value-type="float">
            <text:p>0.140000000000001</text:p>
          </table:table-cell>
          <table:table-cell table:formula="of:=[.C326]/([.A326]-[.A325])" office:value-type="float" office:value="0.280000000000001" calcext:value-type="float">
            <text:p>0.28</text:p>
          </table:table-cell>
          <table:table-cell table:formula="of:=[.B326]-[.B$225]" office:value-type="float" office:value="33.59" calcext:value-type="float">
            <text:p>33.59</text:p>
          </table:table-cell>
        </table:table-row>
        <table:table-row table:style-name="ro1">
          <table:table-cell table:formula="of:=[.A326]+0.5" office:value-type="float" office:value="2009" calcext:value-type="float">
            <text:p>2009</text:p>
          </table:table-cell>
          <table:table-cell office:value-type="float" office:value="65.77" calcext:value-type="float">
            <text:p>65.77</text:p>
          </table:table-cell>
          <table:table-cell table:formula="of:=[.B327]-[.B326]" office:value-type="float" office:value="0.149999999999991" calcext:value-type="float">
            <text:p>0.149999999999991</text:p>
          </table:table-cell>
          <table:table-cell table:formula="of:=[.C327]/([.A327]-[.A326])" office:value-type="float" office:value="0.299999999999983" calcext:value-type="float">
            <text:p>0.30</text:p>
          </table:table-cell>
          <table:table-cell table:formula="of:=[.B327]-[.B$225]" office:value-type="float" office:value="33.74" calcext:value-type="float">
            <text:p>33.74</text:p>
          </table:table-cell>
        </table:table-row>
        <table:table-row table:style-name="ro1">
          <table:table-cell table:formula="of:=[.A327]+0.5" office:value-type="float" office:value="2009.5" calcext:value-type="float">
            <text:p>2009.5</text:p>
          </table:table-cell>
          <table:table-cell office:value-type="float" office:value="65.92" calcext:value-type="float">
            <text:p>65.92</text:p>
          </table:table-cell>
          <table:table-cell table:formula="of:=[.B328]-[.B327]" office:value-type="float" office:value="0.150000000000006" calcext:value-type="float">
            <text:p>0.150000000000006</text:p>
          </table:table-cell>
          <table:table-cell table:formula="of:=[.C328]/([.A328]-[.A327])" office:value-type="float" office:value="0.300000000000011" calcext:value-type="float">
            <text:p>0.30</text:p>
          </table:table-cell>
          <table:table-cell table:formula="of:=[.B328]-[.B$225]" office:value-type="float" office:value="33.89" calcext:value-type="float">
            <text:p>33.8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6.06" calcext:value-type="float">
            <text:p>66.06</text:p>
          </table:table-cell>
          <table:table-cell table:formula="of:=[.B329]-[.B328]" office:value-type="float" office:value="0.140000000000001" calcext:value-type="float">
            <text:p>0.140000000000001</text:p>
          </table:table-cell>
          <table:table-cell table:formula="of:=[.C329]/([.A329]-[.A328])" office:value-type="float" office:value="0.280000000000001" calcext:value-type="float">
            <text:p>0.28</text:p>
          </table:table-cell>
          <table:table-cell table:formula="of:=[.B329]-[.B$225]" office:value-type="float" office:value="34.03" calcext:value-type="float">
            <text:p>34.03</text:p>
          </table:table-cell>
        </table:table-row>
        <table:table-row table:style-name="ro1">
          <table:table-cell table:formula="of:=[.A329]+0.5" office:value-type="float" office:value="2010.5" calcext:value-type="float">
            <text:p>2010.5</text:p>
          </table:table-cell>
          <table:table-cell office:value-type="float" office:value="66.2" calcext:value-type="float">
            <text:p>66.2</text:p>
          </table:table-cell>
          <table:table-cell table:formula="of:=[.B330]-[.B329]" office:value-type="float" office:value="0.140000000000001" calcext:value-type="float">
            <text:p>0.140000000000001</text:p>
          </table:table-cell>
          <table:table-cell table:formula="of:=[.C330]/([.A330]-[.A329])" office:value-type="float" office:value="0.280000000000001" calcext:value-type="float">
            <text:p>0.28</text:p>
          </table:table-cell>
          <table:table-cell table:formula="of:=[.B330]-[.B$225]" office:value-type="float" office:value="34.17" calcext:value-type="float">
            <text:p>34.17</text:p>
          </table:table-cell>
        </table:table-row>
        <table:table-row table:style-name="ro1">
          <table:table-cell table:formula="of:=[.A330]+0.5" office:value-type="float" office:value="2011" calcext:value-type="float">
            <text:p>2011</text:p>
          </table:table-cell>
          <table:table-cell office:value-type="float" office:value="66.33" calcext:value-type="float">
            <text:p>66.33</text:p>
          </table:table-cell>
          <table:table-cell table:formula="of:=[.B331]-[.B330]" office:value-type="float" office:value="0.129999999999995" calcext:value-type="float">
            <text:p>0.129999999999995</text:p>
          </table:table-cell>
          <table:table-cell table:formula="of:=[.C331]/([.A331]-[.A330])" office:value-type="float" office:value="0.259999999999991" calcext:value-type="float">
            <text:p>0.26</text:p>
          </table:table-cell>
          <table:table-cell table:formula="of:=[.B331]-[.B$225]" office:value-type="float" office:value="34.3" calcext:value-type="float">
            <text:p>34.3</text:p>
          </table:table-cell>
        </table:table-row>
        <table:table-row table:style-name="ro1">
          <table:table-cell table:formula="of:=[.A331]+0.5" office:value-type="float" office:value="2011.5" calcext:value-type="float">
            <text:p>2011.5</text:p>
          </table:table-cell>
          <table:table-cell office:value-type="float" office:value="66.47" calcext:value-type="float">
            <text:p>66.47</text:p>
          </table:table-cell>
          <table:table-cell table:formula="of:=[.B332]-[.B331]" office:value-type="float" office:value="0.140000000000001" calcext:value-type="float">
            <text:p>0.140000000000001</text:p>
          </table:table-cell>
          <table:table-cell table:formula="of:=[.C332]/([.A332]-[.A331])" office:value-type="float" office:value="0.280000000000001" calcext:value-type="float">
            <text:p>0.28</text:p>
          </table:table-cell>
          <table:table-cell table:formula="of:=[.B332]-[.B$225]" office:value-type="float" office:value="34.44" calcext:value-type="float">
            <text:p>34.44</text:p>
          </table:table-cell>
        </table:table-row>
        <table:table-row table:style-name="ro1">
          <table:table-cell table:formula="of:=[.A332]+0.5" office:value-type="float" office:value="2012" calcext:value-type="float">
            <text:p>2012</text:p>
          </table:table-cell>
          <table:table-cell office:value-type="float" office:value="66.61" calcext:value-type="float">
            <text:p>66.61</text:p>
          </table:table-cell>
          <table:table-cell table:formula="of:=[.B333]-[.B332]" office:value-type="float" office:value="0.140000000000001" calcext:value-type="float">
            <text:p>0.140000000000001</text:p>
          </table:table-cell>
          <table:table-cell table:formula="of:=[.C333]/([.A333]-[.A332])" office:value-type="float" office:value="0.280000000000001" calcext:value-type="float">
            <text:p>0.28</text:p>
          </table:table-cell>
          <table:table-cell table:formula="of:=[.B333]-[.B$225]" office:value-type="float" office:value="34.58" calcext:value-type="float">
            <text:p>34.58</text:p>
          </table:table-cell>
        </table:table-row>
        <table:table-row table:style-name="ro1">
          <table:table-cell table:formula="of:=[.A333]+0.5" office:value-type="float" office:value="2012.5" calcext:value-type="float">
            <text:p>2012.5</text:p>
          </table:table-cell>
          <table:table-cell office:value-type="float" office:value="66.76" calcext:value-type="float">
            <text:p>66.76</text:p>
          </table:table-cell>
          <table:table-cell table:formula="of:=[.B334]-[.B333]" office:value-type="float" office:value="0.150000000000006" calcext:value-type="float">
            <text:p>0.150000000000006</text:p>
          </table:table-cell>
          <table:table-cell table:formula="of:=[.C334]/([.A334]-[.A333])" office:value-type="float" office:value="0.300000000000011" calcext:value-type="float">
            <text:p>0.30</text:p>
          </table:table-cell>
          <table:table-cell table:formula="of:=[.B334]-[.B$225]" office:value-type="float" office:value="34.73" calcext:value-type="float">
            <text:p>34.73</text:p>
          </table:table-cell>
        </table:table-row>
        <table:table-row table:style-name="ro1">
          <table:table-cell table:formula="of:=[.A334]+0.5" office:value-type="float" office:value="2013" calcext:value-type="float">
            <text:p>2013</text:p>
          </table:table-cell>
          <table:table-cell office:value-type="float" office:value="66.92" calcext:value-type="float">
            <text:p>66.92</text:p>
          </table:table-cell>
          <table:table-cell table:formula="of:=[.B335]-[.B334]" office:value-type="float" office:value="0.159999999999997" calcext:value-type="float">
            <text:p>0.159999999999997</text:p>
          </table:table-cell>
          <table:table-cell table:formula="of:=[.C335]/([.A335]-[.A334])" office:value-type="float" office:value="0.319999999999993" calcext:value-type="float">
            <text:p>0.32</text:p>
          </table:table-cell>
          <table:table-cell table:formula="of:=[.B335]-[.B$225]" office:value-type="float" office:value="34.89" calcext:value-type="float">
            <text:p>34.89</text:p>
          </table:table-cell>
        </table:table-row>
        <table:table-row table:style-name="ro1">
          <table:table-cell table:formula="of:=[.A335]+0.5" office:value-type="float" office:value="2013.5" calcext:value-type="float">
            <text:p>2013.5</text:p>
          </table:table-cell>
          <table:table-cell office:value-type="float" office:value="67.09" calcext:value-type="float">
            <text:p>67.09</text:p>
          </table:table-cell>
          <table:table-cell table:formula="of:=[.B336]-[.B335]" office:value-type="float" office:value="0.170000000000002" calcext:value-type="float">
            <text:p>0.170000000000002</text:p>
          </table:table-cell>
          <table:table-cell table:formula="of:=[.C336]/([.A336]-[.A335])" office:value-type="float" office:value="0.340000000000003" calcext:value-type="float">
            <text:p>0.34</text:p>
          </table:table-cell>
          <table:table-cell table:formula="of:=[.B336]-[.B$225]" office:value-type="float" office:value="35.06" calcext:value-type="float">
            <text:p>35.06</text:p>
          </table:table-cell>
        </table:table-row>
        <table:table-row table:style-name="ro1">
          <table:table-cell table:formula="of:=[.A336]+0.5" office:value-type="float" office:value="2014" calcext:value-type="float">
            <text:p>2014</text:p>
          </table:table-cell>
          <table:table-cell office:value-type="float" office:value="67.28" calcext:value-type="float">
            <text:p>67.28</text:p>
          </table:table-cell>
          <table:table-cell table:formula="of:=[.B337]-[.B336]" office:value-type="float" office:value="0.189999999999998" calcext:value-type="float">
            <text:p>0.189999999999998</text:p>
          </table:table-cell>
          <table:table-cell table:formula="of:=[.C337]/([.A337]-[.A336])" office:value-type="float" office:value="0.379999999999995" calcext:value-type="float">
            <text:p>0.38</text:p>
          </table:table-cell>
          <table:table-cell table:formula="of:=[.B337]-[.B$225]" office:value-type="float" office:value="35.25" calcext:value-type="float">
            <text:p>35.25</text:p>
          </table:table-cell>
        </table:table-row>
        <table:table-row table:style-name="ro1">
          <table:table-cell table:formula="of:=[.A337]+0.5" office:value-type="float" office:value="2014.5" calcext:value-type="float">
            <text:p>2014.5</text:p>
          </table:table-cell>
          <table:table-cell office:value-type="float" office:value="67.48" calcext:value-type="float">
            <text:p>67.48</text:p>
          </table:table-cell>
          <table:table-cell table:formula="of:=[.B338]-[.B337]" office:value-type="float" office:value="0.200000000000003" calcext:value-type="float">
            <text:p>0.200000000000003</text:p>
          </table:table-cell>
          <table:table-cell table:formula="of:=[.C338]/([.A338]-[.A337])" office:value-type="float" office:value="0.400000000000006" calcext:value-type="float">
            <text:p>0.40</text:p>
          </table:table-cell>
          <table:table-cell table:formula="of:=[.B338]-[.B$225]" office:value-type="float" office:value="35.45" calcext:value-type="float">
            <text:p>35.45</text:p>
          </table:table-cell>
        </table:table-row>
        <table:table-row table:style-name="ro1">
          <table:table-cell table:formula="of:=[.A338]+0.5" office:value-type="float" office:value="2015" calcext:value-type="float">
            <text:p>2015</text:p>
          </table:table-cell>
          <table:table-cell office:value-type="float" office:value="67.69" calcext:value-type="float">
            <text:p>67.69</text:p>
          </table:table-cell>
          <table:table-cell table:formula="of:=[.B339]-[.B338]" office:value-type="float" office:value="0.209999999999994" calcext:value-type="float">
            <text:p>0.209999999999994</text:p>
          </table:table-cell>
          <table:table-cell table:formula="of:=[.C339]/([.A339]-[.A338])" office:value-type="float" office:value="0.419999999999988" calcext:value-type="float">
            <text:p>0.42</text:p>
          </table:table-cell>
          <table:table-cell table:formula="of:=[.B339]-[.B$225]" office:value-type="float" office:value="35.66" calcext:value-type="float">
            <text:p>35.66</text:p>
          </table:table-cell>
        </table:table-row>
        <table:table-row table:style-name="ro1">
          <table:table-cell table:formula="of:=[.A339]+0.5" office:value-type="float" office:value="2015.5" calcext:value-type="float">
            <text:p>2015.5</text:p>
          </table:table-cell>
          <table:table-cell office:value-type="float" office:value="67.9" calcext:value-type="float">
            <text:p>67.9</text:p>
          </table:table-cell>
          <table:table-cell table:formula="of:=[.B340]-[.B339]" office:value-type="float" office:value="0.210000000000008" calcext:value-type="float">
            <text:p>0.210000000000008</text:p>
          </table:table-cell>
          <table:table-cell table:formula="of:=[.C340]/([.A340]-[.A339])" office:value-type="float" office:value="0.420000000000016" calcext:value-type="float">
            <text:p>0.42</text:p>
          </table:table-cell>
          <table:table-cell table:formula="of:=[.B340]-[.B$225]" office:value-type="float" office:value="35.87" calcext:value-type="float">
            <text:p>35.87</text:p>
          </table:table-cell>
        </table:table-row>
        <table:table-row table:style-name="ro1">
          <table:table-cell table:formula="of:=[.A340]+0.5" office:value-type="float" office:value="2016" calcext:value-type="float">
            <text:p>2016</text:p>
          </table:table-cell>
          <table:table-cell office:value-type="float" office:value="68.11" calcext:value-type="float">
            <text:p>68.11</text:p>
          </table:table-cell>
          <table:table-cell table:formula="of:=[.B341]-[.B340]" office:value-type="float" office:value="0.209999999999994" calcext:value-type="float">
            <text:p>0.209999999999994</text:p>
          </table:table-cell>
          <table:table-cell table:formula="of:=[.C341]/([.A341]-[.A340])" office:value-type="float" office:value="0.419999999999988" calcext:value-type="float">
            <text:p>0.42</text:p>
          </table:table-cell>
          <table:table-cell table:formula="of:=[.B341]-[.B$225]" office:value-type="float" office:value="36.08" calcext:value-type="float">
            <text:p>36.08</text:p>
          </table:table-cell>
        </table:table-row>
        <table:table-row table:style-name="ro1">
          <table:table-cell office:value-type="float" office:value="2016.5" calcext:value-type="float">
            <text:p>2016.5</text:p>
          </table:table-cell>
          <table:table-cell office:value-type="float" office:value="68.32" calcext:value-type="float">
            <text:p>68.32</text:p>
          </table:table-cell>
          <table:table-cell table:formula="of:=[.B342]-[.B341]" office:value-type="float" office:value="0.209999999999994" calcext:value-type="float">
            <text:p>0.209999999999994</text:p>
          </table:table-cell>
          <table:table-cell table:formula="of:=[.C342]/([.A342]-[.A341])" office:value-type="float" office:value="0.419999999999988" calcext:value-type="float">
            <text:p>0.42</text:p>
          </table:table-cell>
          <table:table-cell table:formula="of:=[.B342]-[.B$225]" office:value-type="float" office:value="36.29" calcext:value-type="float">
            <text:p>36.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.53" calcext:value-type="float">
            <text:p>68.53</text:p>
          </table:table-cell>
          <table:table-cell table:formula="of:=[.B343]-[.B342]" office:value-type="float" office:value="0.210000000000008" calcext:value-type="float">
            <text:p>0.210000000000008</text:p>
          </table:table-cell>
          <table:table-cell table:formula="of:=[.C343]/([.A343]-[.A342])" office:value-type="float" office:value="0.420000000000016" calcext:value-type="float">
            <text:p>0.42</text:p>
          </table:table-cell>
          <table:table-cell table:formula="of:=[.B343]-[.B$225]"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2017.5" calcext:value-type="float">
            <text:p>2017.5</text:p>
          </table:table-cell>
          <table:table-cell office:value-type="float" office:value="68.73" calcext:value-type="float">
            <text:p>68.73</text:p>
          </table:table-cell>
          <table:table-cell table:formula="of:=[.B344]-[.B343]" office:value-type="float" office:value="0.200000000000003" calcext:value-type="float">
            <text:p>0.200000000000003</text:p>
          </table:table-cell>
          <table:table-cell table:formula="of:=[.C344]/([.A344]-[.A343])" office:value-type="float" office:value="0.400000000000006" calcext:value-type="float">
            <text:p>0.40</text:p>
          </table:table-cell>
          <table:table-cell table:formula="of:=[.B344]-[.B$225]"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8.92" calcext:value-type="float">
            <text:p>68.92</text:p>
          </table:table-cell>
          <table:table-cell table:formula="of:=[.B345]-[.B344]" office:value-type="float" office:value="0.189999999999998" calcext:value-type="float">
            <text:p>0.189999999999998</text:p>
          </table:table-cell>
          <table:table-cell table:formula="of:=[.C345]/([.A345]-[.A344])" office:value-type="float" office:value="0.379999999999995" calcext:value-type="float">
            <text:p>0.38</text:p>
          </table:table-cell>
          <table:table-cell table:formula="of:=[.B345]-[.B$225]" office:value-type="float" office:value="36.89" calcext:value-type="float">
            <text:p>36.89</text:p>
          </table:table-cell>
        </table:table-row>
        <table:table-row table:style-name="ro1">
          <table:table-cell office:value-type="float" office:value="2018.5" calcext:value-type="float">
            <text:p>2018.5</text:p>
          </table:table-cell>
          <table:table-cell office:value-type="float" office:value="69.09" calcext:value-type="float">
            <text:p>69.09</text:p>
          </table:table-cell>
          <table:table-cell table:formula="of:=[.B346]-[.B345]" office:value-type="float" office:value="0.170000000000002" calcext:value-type="float">
            <text:p>0.170000000000002</text:p>
          </table:table-cell>
          <table:table-cell table:formula="of:=[.C346]/([.A346]-[.A345])" office:value-type="float" office:value="0.340000000000003" calcext:value-type="float">
            <text:p>0.34</text:p>
          </table:table-cell>
          <table:table-cell table:formula="of:=[.B346]-[.B$225]" office:value-type="float" office:value="37.06" calcext:value-type="float">
            <text:p>37.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9.24" calcext:value-type="float">
            <text:p>69.24</text:p>
          </table:table-cell>
          <table:table-cell table:formula="of:=[.B347]-[.B346]" office:value-type="float" office:value="0.149999999999991" calcext:value-type="float">
            <text:p>0.149999999999991</text:p>
          </table:table-cell>
          <table:table-cell table:formula="of:=[.C347]/([.A347]-[.A346])" office:value-type="float" office:value="0.299999999999983" calcext:value-type="float">
            <text:p>0.30</text:p>
          </table:table-cell>
          <table:table-cell table:formula="of:=[.B347]-[.B$225]" office:value-type="float" office:value="37.21" calcext:value-type="float">
            <text:p>37.21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7" calcext:value-type="float">
            <text:p>67</text:p>
          </table:table-cell>
          <table:table-cell table:formula="of:=[.B348]-[.B347]" office:value-type="float" office:value="-2.23999999999999" calcext:value-type="float">
            <text:p>-2.23999999999999</text:p>
          </table:table-cell>
          <table:table-cell table:formula="of:=[.C348]/([.A348]-[.A347])" office:value-type="float" office:value="-0.203636363636363" calcext:value-type="float">
            <text:p>-0.20</text:p>
          </table:table-cell>
          <table:table-cell table:formula="of:=[.B348]-[.B$225]"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8" calcext:value-type="float">
            <text:p>68</text:p>
          </table:table-cell>
          <table:table-cell table:formula="of:=[.B349]-[.B348]" office:value-type="float" office:value="1" calcext:value-type="float">
            <text:p>1</text:p>
          </table:table-cell>
          <table:table-cell table:formula="of:=[.C349]/([.A349]-[.A348])" office:value-type="float" office:value="0.1" calcext:value-type="float">
            <text:p>0.10</text:p>
          </table:table-cell>
          <table:table-cell table:formula="of:=[.B349]-[.B$225]" office:value-type="float" office:value="35.97" calcext:value-type="float">
            <text:p>35.9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0" calcext:value-type="float">
            <text:p>70</text:p>
          </table:table-cell>
          <table:table-cell table:formula="of:=[.B350]-[.B349]" office:value-type="float" office:value="2" calcext:value-type="float">
            <text:p>2</text:p>
          </table:table-cell>
          <table:table-cell table:formula="of:=[.C350]/([.A350]-[.A349])" office:value-type="float" office:value="0.2" calcext:value-type="float">
            <text:p>0.20</text:p>
          </table:table-cell>
          <table:table-cell table:formula="of:=[.B350]-[.B$225]" office:value-type="float" office:value="37.97" calcext:value-type="float">
            <text:p>37.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" calcext:value-type="float">
            <text:p>80</text:p>
          </table:table-cell>
          <table:table-cell table:formula="of:=[.B351]-[.B350]" office:value-type="float" office:value="10" calcext:value-type="float">
            <text:p>10</text:p>
          </table:table-cell>
          <table:table-cell table:formula="of:=[.C351]/([.A351]-[.A350])" office:value-type="float" office:value="0.2" calcext:value-type="float">
            <text:p>0.20</text:p>
          </table:table-cell>
          <table:table-cell table:formula="of:=[.B351]-[.B$225]" office:value-type="float" office:value="47.97" calcext:value-type="float">
            <text:p>47.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" calcext:value-type="float">
            <text:p>160</text:p>
          </table:table-cell>
          <table:table-cell table:formula="of:=[.B352]-[.B351]" office:value-type="float" office:value="80" calcext:value-type="float">
            <text:p>80</text:p>
          </table:table-cell>
          <table:table-cell table:formula="of:=[.C352]/([.A352]-[.A351])" office:value-type="float" office:value="0.8" calcext:value-type="float">
            <text:p>0.80</text:p>
          </table:table-cell>
          <table:table-cell table:formula="of:=[.B352]-[.B$225]" office:value-type="float" office:value="127.97" calcext:value-type="float">
            <text:p>127.9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30" calcext:value-type="float">
            <text:p>330</text:p>
          </table:table-cell>
          <table:table-cell table:formula="of:=[.B353]-[.B352]" office:value-type="float" office:value="170" calcext:value-type="float">
            <text:p>170</text:p>
          </table:table-cell>
          <table:table-cell table:formula="of:=[.C353]/([.A353]-[.A352])" office:value-type="float" office:value="1.7" calcext:value-type="float">
            <text:p>1.70</text:p>
          </table:table-cell>
          <table:table-cell table:formula="of:=[.B353]-[.B$225]" office:value-type="float" office:value="297.97" calcext:value-type="float">
            <text:p>297.9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10" calcext:value-type="float">
            <text:p>610</text:p>
          </table:table-cell>
          <table:table-cell table:formula="of:=[.B354]-[.B353]" office:value-type="float" office:value="280" calcext:value-type="float">
            <text:p>280</text:p>
          </table:table-cell>
          <table:table-cell table:formula="of:=[.C354]/([.A354]-[.A353])" office:value-type="float" office:value="2.8" calcext:value-type="float">
            <text:p>2.80</text:p>
          </table:table-cell>
          <table:table-cell table:formula="of:=[.B354]-[.B$225]" office:value-type="float" office:value="577.97" calcext:value-type="float">
            <text:p>577.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[.B355]-[.B354]" office:value-type="float" office:value="390" calcext:value-type="float">
            <text:p>390</text:p>
          </table:table-cell>
          <table:table-cell table:formula="of:=[.C355]/([.A355]-[.A354])" office:value-type="float" office:value="3.9" calcext:value-type="float">
            <text:p>3.90</text:p>
          </table:table-cell>
          <table:table-cell table:formula="of:=[.B355]-[.B$225]" office:value-type="float" office:value="967.97" calcext:value-type="float">
            <text:p>967.97</text:p>
          </table:table-cell>
        </table:table-row>
        <table:table-row table:style-name="ro1" table:number-rows-repeated="10482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4:17:44.179287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Sauter</meta:initial-creator>
    <meta:creation-date>2016-03-08T13:43:19.009982889</meta:creation-date>
    <dc:date>2021-03-02T14:21:27.160118103</dc:date>
    <meta:editing-duration>PT4H13M30S</meta:editing-duration>
    <meta:editing-cycles>36</meta:editing-cycles>
    <meta:generator>LibreOffice/7.0.4.2$Linux_X86_64 LibreOffice_project/00$Build-2</meta:generator>
    <meta:document-statistic meta:table-count="1" meta:cell-count="1773" meta:object-count="0"/>
  </office:meta>
</office:document-meta>
</file>